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0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498cm"/>
    </style:style>
    <style:style style:name="co4" style:family="table-column">
      <style:table-column-properties fo:break-before="auto" style:column-width="0.898cm"/>
    </style:style>
    <style:style style:name="co5" style:family="table-column">
      <style:table-column-properties fo:break-before="auto" style:column-width="2.459cm"/>
    </style:style>
    <style:style style:name="co6" style:family="table-column">
      <style:table-column-properties fo:break-before="auto" style:column-width="2.104cm"/>
    </style:style>
    <style:style style:name="co7" style:family="table-column">
      <style:table-column-properties fo:break-before="auto" style:column-width="2.214cm"/>
    </style:style>
    <style:style style:name="co8" style:family="table-column">
      <style:table-column-properties fo:break-before="auto" style:column-width="0.817cm"/>
    </style:style>
    <style:style style:name="co9" style:family="table-column">
      <style:table-column-properties fo:break-before="auto" style:column-width="1.2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03">
      <number:scientific-number number:decimal-places="2" loext:min-decimal-places="2" number:min-integer-digits="1" number:min-exponent-digits="2" loext:exponent-interval="3" loext:forced-exponent-sign="true"/>
    </number:number-style>
    <style:style style:name="ce1" style:family="table-cell" style:parent-style-name="Default" style:data-style-name="N104"/>
    <style:style style:name="ce2" style:family="table-cell" style:parent-style-name="Default" style:data-style-name="N2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61"/>
    <style:style style:name="ce5" style:family="table-cell" style:parent-style-name="Default" style:data-style-name="N103"/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ext-properties style:font-name="Liberation Sans1"/>
    </style:style>
    <style:style style:name="ce17" style:family="table-cell" style:parent-style-name="Default" style:data-style-name="N104"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 style:data-style-name="N1"/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 style:data-style-name="N106"/>
    <style:style style:name="gr1" style:family="graphic">
      <style:graphic-properties draw:fill-color="#f6f9d4" draw:textarea-horizontal-align="justify" draw:textarea-vertical-align="middle" draw:auto-grow-height="false" fo:min-height="2.816cm" fo:min-width="12.363cm"/>
      <style:paragraph-properties style:writing-mode="lr-tb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 style:text-autospace="none" style:line-break="normal" style:writing-mode="page"/>
      <style:text-properties fo:hyphenate="false"/>
    </style:style>
    <style:style style:name="P2" style:family="paragraph">
      <style:paragraph-properties fo:text-align="start" style:text-autospace="none" style:line-break="normal" style:writing-mode="page"/>
      <style:text-properties fo:hyphenate="false"/>
    </style:style>
    <style:style style:name="P3" style:family="paragraph">
      <loext:graphic-properties draw:fill-color="#f6f9d4"/>
      <style:paragraph-properties fo:text-align="center" style:text-autospace="none" style:line-break="normal" style:writing-mode="page"/>
      <style:text-properties fo:hyphenate="false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" fo:font-size="13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3pt" style:language-asian="zh" style:country-asian="CN" style:font-style-asian="normal" style:font-weight-asian="bold" style:font-name-complex="Lohit Devanagari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number-columns-repeated="3" table:default-cell-style-name="ce1"/>
        <table:table-column table:style-name="co2" table:default-cell-style-name="ce2"/>
        <table:table-row table:style-name="ro1">
          <table:table-cell table:number-columns-repeated="3"/>
          <table:table-cell office:value-type="string" calcext:value-type="string">
            <text:p>delta (V)</text:p>
          </table:table-cell>
          <table:table-cell table:style-name="Default" office:value-type="string" calcext:value-type="string">
            <text:p>min (V)</text:p>
          </table:table-cell>
          <table:table-cell table:style-name="Default" office:value-type="string" calcext:value-type="string">
            <text:p>max(V)</text:p>
          </table:table-cell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8" calcext:value-type="float">
            <text:p>428</text:p>
          </table:table-cell>
          <table:table-cell office:value-type="float" office:value="429" calcext:value-type="float">
            <text:p>429</text:p>
          </table:table-cell>
          <table:table-cell table:formula="of:=([.C2]-[.B2])/1023*5" office:value-type="float" office:value="0.00488758553274682" calcext:value-type="float">
            <text:p>0,005</text:p>
          </table:table-cell>
          <table:table-cell table:formula="of:=[.B2]*5/1023" office:value-type="float" office:value="2.09188660801564" calcext:value-type="float">
            <text:p>2,092</text:p>
          </table:table-cell>
          <table:table-cell table:formula="of:=[.C2]*5/1023" office:value-type="float" office:value="2.09677419354839" calcext:value-type="float">
            <text:p>2,09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8" calcext:value-type="float">
            <text:p>428</text:p>
          </table:table-cell>
          <table:table-cell office:value-type="float" office:value="430" calcext:value-type="float">
            <text:p>430</text:p>
          </table:table-cell>
          <table:table-cell table:formula="of:=([.C3]-[.B3])/1023*5" office:value-type="float" office:value="0.00977517106549365" calcext:value-type="float">
            <text:p>0,010</text:p>
          </table:table-cell>
          <table:table-cell table:formula="of:=[.B3]*5/1023" office:value-type="float" office:value="2.09188660801564" calcext:value-type="float">
            <text:p>2,092</text:p>
          </table:table-cell>
          <table:table-cell table:formula="of:=[.C3]*5/1023" office:value-type="float" office:value="2.10166177908113" calcext:value-type="float">
            <text:p>2,102</text:p>
          </table:table-cell>
          <table:table-cell table:formula="of:=[.D3]/[.D2]" office:value-type="float" office:value="2" calcext:value-type="float">
            <text:p>2,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8" calcext:value-type="float">
            <text:p>428</text:p>
          </table:table-cell>
          <table:table-cell office:value-type="float" office:value="431" calcext:value-type="float">
            <text:p>431</text:p>
          </table:table-cell>
          <table:table-cell table:formula="of:=([.C4]-[.B4])/1023*5" office:value-type="float" office:value="0.0146627565982405" calcext:value-type="float">
            <text:p>0,015</text:p>
          </table:table-cell>
          <table:table-cell table:formula="of:=[.B4]*5/1023" office:value-type="float" office:value="2.09188660801564" calcext:value-type="float">
            <text:p>2,092</text:p>
          </table:table-cell>
          <table:table-cell table:formula="of:=[.C4]*5/1023" office:value-type="float" office:value="2.10654936461388" calcext:value-type="float">
            <text:p>2,107</text:p>
          </table:table-cell>
          <table:table-cell table:formula="of:=[.D4]/[.D3]" office:value-type="float" office:value="1.5" calcext:value-type="float">
            <text:p>1,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7" calcext:value-type="float">
            <text:p>427</text:p>
          </table:table-cell>
          <table:table-cell office:value-type="float" office:value="432" calcext:value-type="float">
            <text:p>432</text:p>
          </table:table-cell>
          <table:table-cell table:formula="of:=([.C5]-[.B5])/1023*5" office:value-type="float" office:value="0.0244379276637341" calcext:value-type="float">
            <text:p>0,024</text:p>
          </table:table-cell>
          <table:table-cell table:formula="of:=[.B5]*5/1023" office:value-type="float" office:value="2.08699902248289" calcext:value-type="float">
            <text:p>2,087</text:p>
          </table:table-cell>
          <table:table-cell table:formula="of:=[.C5]*5/1023" office:value-type="float" office:value="2.11143695014663" calcext:value-type="float">
            <text:p>2,111</text:p>
          </table:table-cell>
          <table:table-cell table:formula="of:=[.D5]/[.D4]" office:value-type="float" office:value="1.66666666666667" calcext:value-type="float">
            <text:p>1,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8" calcext:value-type="float">
            <text:p>428</text:p>
          </table:table-cell>
          <table:table-cell office:value-type="float" office:value="435" calcext:value-type="float">
            <text:p>435</text:p>
          </table:table-cell>
          <table:table-cell table:formula="of:=([.C6]-[.B6])/1023*5" office:value-type="float" office:value="0.0342130987292278" calcext:value-type="float">
            <text:p>0,034</text:p>
          </table:table-cell>
          <table:table-cell table:formula="of:=[.B6]*5/1023" office:value-type="float" office:value="2.09188660801564" calcext:value-type="float">
            <text:p>2,092</text:p>
          </table:table-cell>
          <table:table-cell table:formula="of:=[.C6]*5/1023" office:value-type="float" office:value="2.12609970674487" calcext:value-type="float">
            <text:p>2,126</text:p>
          </table:table-cell>
          <table:table-cell table:formula="of:=[.D6]/[.D5]" office:value-type="float" office:value="1.4" calcext:value-type="float">
            <text:p>1,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28" calcext:value-type="float">
            <text:p>428</text:p>
          </table:table-cell>
          <table:table-cell office:value-type="float" office:value="438" calcext:value-type="float">
            <text:p>438</text:p>
          </table:table-cell>
          <table:table-cell table:formula="of:=([.C7]-[.B7])/1023*5" office:value-type="float" office:value="0.0488758553274682" calcext:value-type="float">
            <text:p>0,049</text:p>
          </table:table-cell>
          <table:table-cell table:formula="of:=[.B7]*5/1023" office:value-type="float" office:value="2.09188660801564" calcext:value-type="float">
            <text:p>2,092</text:p>
          </table:table-cell>
          <table:table-cell table:formula="of:=[.C7]*5/1023" office:value-type="float" office:value="2.14076246334311" calcext:value-type="float">
            <text:p>2,141</text:p>
          </table:table-cell>
          <table:table-cell table:formula="of:=[.D7]/[.D6]" office:value-type="float" office:value="1.42857142857143" calcext:value-type="float">
            <text:p>1,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8" calcext:value-type="float">
            <text:p>428</text:p>
          </table:table-cell>
          <table:table-cell office:value-type="float" office:value="442" calcext:value-type="float">
            <text:p>442</text:p>
          </table:table-cell>
          <table:table-cell table:formula="of:=([.C8]-[.B8])/1023*5" office:value-type="float" office:value="0.0684261974584555" calcext:value-type="float">
            <text:p>0,068</text:p>
          </table:table-cell>
          <table:table-cell table:formula="of:=[.B8]*5/1023" office:value-type="float" office:value="2.09188660801564" calcext:value-type="float">
            <text:p>2,092</text:p>
          </table:table-cell>
          <table:table-cell table:formula="of:=[.C8]*5/1023" office:value-type="float" office:value="2.1603128054741" calcext:value-type="float">
            <text:p>2,160</text:p>
          </table:table-cell>
          <table:table-cell table:formula="of:=[.D8]/[.D7]" office:value-type="float" office:value="1.4" calcext:value-type="float">
            <text:p>1,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27" calcext:value-type="float">
            <text:p>427</text:p>
          </table:table-cell>
          <table:table-cell office:value-type="float" office:value="447" calcext:value-type="float">
            <text:p>447</text:p>
          </table:table-cell>
          <table:table-cell table:formula="of:=([.C9]-[.B9])/1023*5" office:value-type="float" office:value="0.0977517106549365" calcext:value-type="float">
            <text:p>0,098</text:p>
          </table:table-cell>
          <table:table-cell table:formula="of:=[.B9]*5/1023" office:value-type="float" office:value="2.08699902248289" calcext:value-type="float">
            <text:p>2,087</text:p>
          </table:table-cell>
          <table:table-cell table:formula="of:=[.C9]*5/1023" office:value-type="float" office:value="2.18475073313783" calcext:value-type="float">
            <text:p>2,185</text:p>
          </table:table-cell>
          <table:table-cell table:formula="of:=[.D9]/[.D8]" office:value-type="float" office:value="1.42857142857143" calcext:value-type="float">
            <text:p>1,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28" calcext:value-type="float">
            <text:p>428</text:p>
          </table:table-cell>
          <table:table-cell office:value-type="float" office:value="456" calcext:value-type="float">
            <text:p>456</text:p>
          </table:table-cell>
          <table:table-cell table:formula="of:=([.C10]-[.B10])/1023*5" office:value-type="float" office:value="0.136852394916911" calcext:value-type="float">
            <text:p>0,137</text:p>
          </table:table-cell>
          <table:table-cell table:formula="of:=[.B10]*5/1023" office:value-type="float" office:value="2.09188660801564" calcext:value-type="float">
            <text:p>2,092</text:p>
          </table:table-cell>
          <table:table-cell table:formula="of:=[.C10]*5/1023" office:value-type="float" office:value="2.22873900293255" calcext:value-type="float">
            <text:p>2,229</text:p>
          </table:table-cell>
          <table:table-cell table:formula="of:=[.D10]/[.D9]" office:value-type="float" office:value="1.4" calcext:value-type="float">
            <text:p>1,4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27" calcext:value-type="float">
            <text:p>427</text:p>
          </table:table-cell>
          <table:table-cell office:value-type="float" office:value="464" calcext:value-type="float">
            <text:p>464</text:p>
          </table:table-cell>
          <table:table-cell table:formula="of:=([.C11]-[.B11])/1023*5" office:value-type="float" office:value="0.180840664711632" calcext:value-type="float">
            <text:p>0,181</text:p>
          </table:table-cell>
          <table:table-cell table:formula="of:=[.B11]*5/1023" office:value-type="float" office:value="2.08699902248289" calcext:value-type="float">
            <text:p>2,087</text:p>
          </table:table-cell>
          <table:table-cell table:formula="of:=[.C11]*5/1023" office:value-type="float" office:value="2.26783968719453" calcext:value-type="float">
            <text:p>2,268</text:p>
          </table:table-cell>
          <table:table-cell table:formula="of:=[.D11]/[.D10]" office:value-type="float" office:value="1.32142857142857" calcext:value-type="float">
            <text:p>1,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8" calcext:value-type="float">
            <text:p>428</text:p>
          </table:table-cell>
          <table:table-cell office:value-type="float" office:value="480" calcext:value-type="float">
            <text:p>480</text:p>
          </table:table-cell>
          <table:table-cell table:formula="of:=([.C12]-[.B12])/1023*5" office:value-type="float" office:value="0.254154447702835" calcext:value-type="float">
            <text:p>0,254</text:p>
          </table:table-cell>
          <table:table-cell table:formula="of:=[.B12]*5/1023" office:value-type="float" office:value="2.09188660801564" calcext:value-type="float">
            <text:p>2,092</text:p>
          </table:table-cell>
          <table:table-cell table:formula="of:=[.C12]*5/1023" office:value-type="float" office:value="2.34604105571848" calcext:value-type="float">
            <text:p>2,346</text:p>
          </table:table-cell>
          <table:table-cell table:formula="of:=[.D12]/[.D11]" office:value-type="float" office:value="1.40540540540541" calcext:value-type="float">
            <text:p>1,4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27" calcext:value-type="float">
            <text:p>427</text:p>
          </table:table-cell>
          <table:table-cell office:value-type="float" office:value="498" calcext:value-type="float">
            <text:p>498</text:p>
          </table:table-cell>
          <table:table-cell table:formula="of:=([.C13]-[.B13])/1023*5" office:value-type="float" office:value="0.347018572825024" calcext:value-type="float">
            <text:p>0,347</text:p>
          </table:table-cell>
          <table:table-cell table:formula="of:=[.B13]*5/1023" office:value-type="float" office:value="2.08699902248289" calcext:value-type="float">
            <text:p>2,087</text:p>
          </table:table-cell>
          <table:table-cell table:formula="of:=[.C13]*5/1023" office:value-type="float" office:value="2.43401759530792" calcext:value-type="float">
            <text:p>2,434</text:p>
          </table:table-cell>
          <table:table-cell table:formula="of:=[.D13]/[.D12]" office:value-type="float" office:value="1.36538461538462" calcext:value-type="float">
            <text:p>1,3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28" calcext:value-type="float">
            <text:p>428</text:p>
          </table:table-cell>
          <table:table-cell office:value-type="float" office:value="528" calcext:value-type="float">
            <text:p>528</text:p>
          </table:table-cell>
          <table:table-cell table:formula="of:=([.C14]-[.B14])/1023*5" office:value-type="float" office:value="0.488758553274682" calcext:value-type="float">
            <text:p>0,489</text:p>
          </table:table-cell>
          <table:table-cell table:formula="of:=[.B14]*5/1023" office:value-type="float" office:value="2.09188660801564" calcext:value-type="float">
            <text:p>2,092</text:p>
          </table:table-cell>
          <table:table-cell table:formula="of:=[.C14]*5/1023" office:value-type="float" office:value="2.58064516129032" calcext:value-type="float">
            <text:p>2,581</text:p>
          </table:table-cell>
          <table:table-cell table:formula="of:=[.D14]/[.D13]" office:value-type="float" office:value="1.40845070422535" calcext:value-type="float">
            <text:p>1,4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28" calcext:value-type="float">
            <text:p>428</text:p>
          </table:table-cell>
          <table:table-cell office:value-type="float" office:value="561" calcext:value-type="float">
            <text:p>561</text:p>
          </table:table-cell>
          <table:table-cell table:formula="of:=([.C15]-[.B15])/1023*5" office:value-type="float" office:value="0.650048875855327" calcext:value-type="float">
            <text:p>0,650</text:p>
          </table:table-cell>
          <table:table-cell table:formula="of:=[.B15]*5/1023" office:value-type="float" office:value="2.09188660801564" calcext:value-type="float">
            <text:p>2,092</text:p>
          </table:table-cell>
          <table:table-cell table:formula="of:=[.C15]*5/1023" office:value-type="float" office:value="2.74193548387097" calcext:value-type="float">
            <text:p>2,742</text:p>
          </table:table-cell>
          <table:table-cell table:formula="of:=[.D15]/[.D14]" office:value-type="float" office:value="1.33" calcext:value-type="float">
            <text:p>1,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28" calcext:value-type="float">
            <text:p>428</text:p>
          </table:table-cell>
          <table:table-cell office:value-type="float" office:value="618" calcext:value-type="float">
            <text:p>618</text:p>
          </table:table-cell>
          <table:table-cell table:formula="of:=([.C16]-[.B16])/1023*5" office:value-type="float" office:value="0.928641251221896" calcext:value-type="float">
            <text:p>0,929</text:p>
          </table:table-cell>
          <table:table-cell table:formula="of:=[.B16]*5/1023" office:value-type="float" office:value="2.09188660801564" calcext:value-type="float">
            <text:p>2,092</text:p>
          </table:table-cell>
          <table:table-cell table:formula="of:=[.C16]*5/1023" office:value-type="float" office:value="3.02052785923754" calcext:value-type="float">
            <text:p>3,021</text:p>
          </table:table-cell>
          <table:table-cell table:formula="of:=[.D16]/[.D15]" office:value-type="float" office:value="1.42857142857143" calcext:value-type="float">
            <text:p>1,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7" calcext:value-type="float">
            <text:p>427</text:p>
          </table:table-cell>
          <table:table-cell office:value-type="float" office:value="680" calcext:value-type="float">
            <text:p>680</text:p>
          </table:table-cell>
          <table:table-cell table:formula="of:=([.C17]-[.B17])/1023*5" office:value-type="float" office:value="1.23655913978495" calcext:value-type="float">
            <text:p>1,237</text:p>
          </table:table-cell>
          <table:table-cell table:formula="of:=[.B17]*5/1023" office:value-type="float" office:value="2.08699902248289" calcext:value-type="float">
            <text:p>2,087</text:p>
          </table:table-cell>
          <table:table-cell table:formula="of:=[.C17]*5/1023" office:value-type="float" office:value="3.32355816226784" calcext:value-type="float">
            <text:p>3,324</text:p>
          </table:table-cell>
          <table:table-cell table:formula="of:=[.D17]/[.D16]" office:value-type="float" office:value="1.33157894736842" calcext:value-type="float">
            <text:p>1,33</text:p>
          </table:table-cell>
        </table:table-row>
        <table:table-row table:style-name="ro1" table:number-rows-repeated="6">
          <table:table-cell table:number-columns-repeated="3"/>
          <table:table-cell table:style-name="Default" table:number-columns-repeated="4"/>
        </table:table-row>
        <table:table-row table:style-name="ro1">
          <table:table-cell office:value-type="float" office:value="7.6" calcext:value-type="float">
            <text:p>7,6</text:p>
          </table:table-cell>
          <table:table-cell table:formula="of:=[.A24]/[.A25]" office:value-type="float" office:value="1.43396226415094" calcext:value-type="float">
            <text:p>1,43396226415094</text:p>
          </table:table-cell>
          <table:table-cell/>
          <table:table-cell table:style-name="Default" table:number-columns-repeated="4"/>
        </table:table-row>
        <table:table-row table:style-name="ro1">
          <table:table-cell office:value-type="float" office:value="5.3" calcext:value-type="float">
            <text:p>5,3</text:p>
          </table:table-cell>
          <table:table-cell table:formula="of:=[.A25]/[.A26]" office:value-type="float" office:value="1.41333333333333" calcext:value-type="float">
            <text:p>1,41333333333333</text:p>
          </table:table-cell>
          <table:table-cell/>
          <table:table-cell table:style-name="Default" table:number-columns-repeated="4"/>
        </table:table-row>
        <table:table-row table:style-name="ro1">
          <table:table-cell office:value-type="float" office:value="3.75" calcext:value-type="float">
            <text:p>3,75</text:p>
          </table:table-cell>
          <table:table-cell table:formula="of:=[.A26]/[.A27]" office:value-type="float" office:value="1.41509433962264" calcext:value-type="float">
            <text:p>1,41509433962264</text:p>
          </table:table-cell>
          <table:table-cell/>
          <table:table-cell table:style-name="Default" table:number-columns-repeated="4"/>
        </table:table-row>
        <table:table-row table:style-name="ro1">
          <table:table-cell office:value-type="float" office:value="2.65" calcext:value-type="float">
            <text:p>2,65</text:p>
          </table:table-cell>
          <table:table-cell table:formula="of:=[.A27]/[.A28]" office:value-type="float" office:value="1.39473684210526" calcext:value-type="float">
            <text:p>1,39473684210526</text:p>
          </table:table-cell>
          <table:table-cell/>
          <table:table-cell table:style-name="Default" table:number-columns-repeated="4"/>
        </table:table-row>
        <table:table-row table:style-name="ro1">
          <table:table-cell office:value-type="float" office:value="1.9" calcext:value-type="float">
            <text:p>1,9</text:p>
          </table:table-cell>
          <table:table-cell table:formula="of:=[.A28]/[.A29]" office:value-type="string" office:string-value="" calcext:value-type="error">
            <text:p>#DIV/0!</text:p>
          </table:table-cell>
          <table:table-cell/>
          <table:table-cell table:style-name="Default" table:number-columns-repeated="4"/>
        </table:table-row>
      </table:table>
      <table:table table:name="Hoja2" table:style-name="ta1">
        <table:table-column table:style-name="co2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6" calcext:value-type="float">
            <text:p>496</text:p>
          </table:table-cell>
          <table:table-cell office:value-type="float" office:value="508" calcext:value-type="float">
            <text:p>50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5" calcext:value-type="float">
            <text:p>495</text:p>
          </table:table-cell>
          <table:table-cell office:value-type="float" office:value="507" calcext:value-type="float">
            <text:p>50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96" calcext:value-type="float">
            <text:p>496</text:p>
          </table:table-cell>
          <table:table-cell office:value-type="float" office:value="508" calcext:value-type="float">
            <text:p>50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95" calcext:value-type="float">
            <text:p>495</text:p>
          </table:table-cell>
          <table:table-cell office:value-type="float" office:value="508" calcext:value-type="float">
            <text:p>50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96" calcext:value-type="float">
            <text:p>496</text:p>
          </table:table-cell>
          <table:table-cell office:value-type="float" office:value="509" calcext:value-type="float">
            <text:p>50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96" calcext:value-type="float">
            <text:p>496</text:p>
          </table:table-cell>
          <table:table-cell office:value-type="float" office:value="510" calcext:value-type="float">
            <text:p>5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97" calcext:value-type="float">
            <text:p>497</text:p>
          </table:table-cell>
          <table:table-cell office:value-type="float" office:value="512" calcext:value-type="float">
            <text:p>5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96" calcext:value-type="float">
            <text:p>496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98" calcext:value-type="float">
            <text:p>498</text:p>
          </table:table-cell>
          <table:table-cell office:value-type="float" office:value="517" calcext:value-type="float">
            <text:p>5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96" calcext:value-type="float">
            <text:p>496</text:p>
          </table:table-cell>
          <table:table-cell office:value-type="float" office:value="518" calcext:value-type="float">
            <text:p>5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98" calcext:value-type="float">
            <text:p>498</text:p>
          </table:table-cell>
          <table:table-cell office:value-type="float" office:value="527" calcext:value-type="float">
            <text:p>52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97" calcext:value-type="float">
            <text:p>497</text:p>
          </table:table-cell>
          <table:table-cell office:value-type="float" office:value="534" calcext:value-type="float">
            <text:p>53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97" calcext:value-type="float">
            <text:p>497</text:p>
          </table:table-cell>
          <table:table-cell office:value-type="float" office:value="552" calcext:value-type="float">
            <text:p>55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96" calcext:value-type="float">
            <text:p>496</text:p>
          </table:table-cell>
          <table:table-cell office:value-type="float" office:value="572" calcext:value-type="float">
            <text:p>57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98" calcext:value-type="float">
            <text:p>498</text:p>
          </table:table-cell>
          <table:table-cell office:value-type="float" office:value="619" calcext:value-type="float">
            <text:p>619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98" calcext:value-type="float">
            <text:p>498</text:p>
          </table:table-cell>
          <table:table-cell office:value-type="float" office:value="681" calcext:value-type="float">
            <text:p>681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98" calcext:value-type="float">
            <text:p>498</text:p>
          </table:table-cell>
          <table:table-cell office:value-type="float" office:value="682" calcext:value-type="float">
            <text:p>682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96" calcext:value-type="float">
            <text:p>496</text:p>
          </table:table-cell>
          <table:table-cell office:value-type="float" office:value="681" calcext:value-type="float">
            <text:p>681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97" calcext:value-type="float">
            <text:p>497</text:p>
          </table:table-cell>
          <table:table-cell office:value-type="float" office:value="682" calcext:value-type="float">
            <text:p>682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97" calcext:value-type="float">
            <text:p>497</text:p>
          </table:table-cell>
          <table:table-cell office:value-type="float" office:value="681" calcext:value-type="float">
            <text:p>681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97" calcext:value-type="float">
            <text:p>497</text:p>
          </table:table-cell>
          <table:table-cell office:value-type="float" office:value="682" calcext:value-type="float">
            <text:p>682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96" calcext:value-type="float">
            <text:p>496</text:p>
          </table:table-cell>
          <table:table-cell office:value-type="float" office:value="681" calcext:value-type="float">
            <text:p>681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99" calcext:value-type="float">
            <text:p>499</text:p>
          </table:table-cell>
          <table:table-cell office:value-type="float" office:value="682" calcext:value-type="float">
            <text:p>682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98" calcext:value-type="float">
            <text:p>498</text:p>
          </table:table-cell>
          <table:table-cell office:value-type="float" office:value="681" calcext:value-type="float">
            <text:p>681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97" calcext:value-type="float">
            <text:p>497</text:p>
          </table:table-cell>
          <table:table-cell office:value-type="float" office:value="682" calcext:value-type="float">
            <text:p>682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99" calcext:value-type="float">
            <text:p>499</text:p>
          </table:table-cell>
          <table:table-cell office:value-type="float" office:value="681" calcext:value-type="float">
            <text:p>681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99" calcext:value-type="float">
            <text:p>499</text:p>
          </table:table-cell>
          <table:table-cell office:value-type="float" office:value="682" calcext:value-type="float">
            <text:p>682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1" calcext:value-type="float">
            <text:p>501</text:p>
          </table:table-cell>
          <table:table-cell office:value-type="float" office:value="681" calcext:value-type="float">
            <text:p>681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01" calcext:value-type="float">
            <text:p>501</text:p>
          </table:table-cell>
          <table:table-cell office:value-type="float" office:value="685" calcext:value-type="float">
            <text:p>685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09" calcext:value-type="float">
            <text:p>509</text:p>
          </table:table-cell>
          <table:table-cell office:value-type="float" office:value="692" calcext:value-type="float">
            <text:p>692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96" calcext:value-type="float">
            <text:p>496</text:p>
          </table:table-cell>
          <table:table-cell office:value-type="float" office:value="702" calcext:value-type="float">
            <text:p>702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96" calcext:value-type="float">
            <text:p>496</text:p>
          </table:table-cell>
          <table:table-cell office:value-type="float" office:value="729" calcext:value-type="float">
            <text:p>729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95" calcext:value-type="float">
            <text:p>495</text:p>
          </table:table-cell>
          <table:table-cell office:value-type="float" office:value="725" calcext:value-type="float">
            <text:p>725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95" calcext:value-type="float">
            <text:p>495</text:p>
          </table:table-cell>
          <table:table-cell office:value-type="float" office:value="725" calcext:value-type="float">
            <text:p>725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96" calcext:value-type="float">
            <text:p>496</text:p>
          </table:table-cell>
          <table:table-cell office:value-type="float" office:value="730" calcext:value-type="float">
            <text:p>730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95" calcext:value-type="float">
            <text:p>495</text:p>
          </table:table-cell>
          <table:table-cell office:value-type="float" office:value="730" calcext:value-type="float">
            <text:p>730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96" calcext:value-type="float">
            <text:p>496</text:p>
          </table:table-cell>
          <table:table-cell office:value-type="float" office:value="736" calcext:value-type="float">
            <text:p>73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95" calcext:value-type="float">
            <text:p>495</text:p>
          </table:table-cell>
          <table:table-cell office:value-type="float" office:value="727" calcext:value-type="float">
            <text:p>727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96" calcext:value-type="float">
            <text:p>496</text:p>
          </table:table-cell>
          <table:table-cell office:value-type="float" office:value="727" calcext:value-type="float">
            <text:p>72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96" calcext:value-type="float">
            <text:p>496</text:p>
          </table:table-cell>
          <table:table-cell office:value-type="float" office:value="727" calcext:value-type="float">
            <text:p>72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98" calcext:value-type="float">
            <text:p>498</text:p>
          </table:table-cell>
          <table:table-cell office:value-type="float" office:value="732" calcext:value-type="float">
            <text:p>732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97" calcext:value-type="float">
            <text:p>497</text:p>
          </table:table-cell>
          <table:table-cell office:value-type="float" office:value="733" calcext:value-type="float">
            <text:p>733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97" calcext:value-type="float">
            <text:p>497</text:p>
          </table:table-cell>
          <table:table-cell office:value-type="float" office:value="735" calcext:value-type="float">
            <text:p>735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96" calcext:value-type="float">
            <text:p>496</text:p>
          </table:table-cell>
          <table:table-cell office:value-type="float" office:value="725" calcext:value-type="float">
            <text:p>725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00" calcext:value-type="float">
            <text:p>500</text:p>
          </table:table-cell>
          <table:table-cell office:value-type="float" office:value="737" calcext:value-type="float">
            <text:p>737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05" calcext:value-type="float">
            <text:p>505</text:p>
          </table:table-cell>
          <table:table-cell office:value-type="float" office:value="727" calcext:value-type="float">
            <text:p>727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16" calcext:value-type="float">
            <text:p>516</text:p>
          </table:table-cell>
          <table:table-cell office:value-type="float" office:value="738" calcext:value-type="float">
            <text:p>738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95" calcext:value-type="float">
            <text:p>495</text:p>
          </table:table-cell>
          <table:table-cell office:value-type="float" office:value="754" calcext:value-type="float">
            <text:p>754</text:p>
          </table:table-cell>
          <table:table-cell office:value-type="float" office:value="259" calcext:value-type="float">
            <text:p>259</text:p>
          </table:table-cell>
        </table:table-row>
      </table:table>
      <table:table table:name="Hoja3" table:style-name="ta1">
        <table:table-column table:style-name="co3" table:number-columns-repeated="64" table:default-cell-style-name="Default"/>
        <table:table-row table:style-name="ro1">
          <table:table-cell/>
          <table:table-cell office:value-type="string" calcext:value-type="string">
            <text:p>1,96 kHz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993 Ohm</text:p>
          </table:table-cell>
          <table:table-cell office:value-type="string" calcext:value-type="string">
            <text:p>9890 Ohm</text:p>
          </table:table-cell>
          <table:table-cell/>
          <table:table-cell office:value-type="string" calcext:value-type="string">
            <text:p>resistor per channel</text:p>
          </table:table-cell>
          <table:table-cell table:number-columns-repeated="5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44" calcext:value-type="float">
            <text:p>1244</text:p>
          </table:table-cell>
          <table:table-cell office:value-type="float" office:value="1460" calcext:value-type="float">
            <text:p>1460</text:p>
          </table:table-cell>
          <table:table-cell table:number-columns-repeated="6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36" calcext:value-type="float">
            <text:p>936</text:p>
          </table:table-cell>
          <table:table-cell office:value-type="float" office:value="1080" calcext:value-type="float">
            <text:p>1080</text:p>
          </table:table-cell>
          <table:table-cell table:number-columns-repeated="6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56" calcext:value-type="float">
            <text:p>656</text:p>
          </table:table-cell>
          <table:table-cell office:value-type="float" office:value="768" calcext:value-type="float">
            <text:p>768</text:p>
          </table:table-cell>
          <table:table-cell table:number-columns-repeated="6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92" calcext:value-type="float">
            <text:p>492</text:p>
          </table:table-cell>
          <table:table-cell office:value-type="float" office:value="572" calcext:value-type="float">
            <text:p>572</text:p>
          </table:table-cell>
          <table:table-cell table:number-columns-repeated="6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44" calcext:value-type="float">
            <text:p>344</text:p>
          </table:table-cell>
          <table:table-cell office:value-type="float" office:value="400" calcext:value-type="float">
            <text:p>400</text:p>
          </table:table-cell>
          <table:table-cell table:number-columns-repeated="6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4" calcext:value-type="float">
            <text:p>264</text:p>
          </table:table-cell>
          <table:table-cell office:value-type="float" office:value="304" calcext:value-type="float">
            <text:p>304</text:p>
          </table:table-cell>
          <table:table-cell table:number-columns-repeated="6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4" calcext:value-type="float">
            <text:p>184</text:p>
          </table:table-cell>
          <table:table-cell office:value-type="float" office:value="214" calcext:value-type="float">
            <text:p>214</text:p>
          </table:table-cell>
          <table:table-cell table:number-columns-repeated="6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5" calcext:value-type="float">
            <text:p>135</text:p>
          </table:table-cell>
          <table:table-cell office:value-type="float" office:value="160" calcext:value-type="float">
            <text:p>160</text:p>
          </table:table-cell>
          <table:table-cell table:number-columns-repeated="61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993 Ohm</text:p>
          </table:table-cell>
          <table:table-cell table:number-columns-repeated="2"/>
          <table:table-cell office:value-type="string" calcext:value-type="string">
            <text:p>all channels joined in a single 1kOhm resistor</text:p>
          </table:table-cell>
          <table:table-cell table:number-columns-repeated="5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20" calcext:value-type="float">
            <text:p>920</text:p>
          </table:table-cell>
          <table:table-cell table:number-columns-repeated="6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08" calcext:value-type="float">
            <text:p>608</text:p>
          </table:table-cell>
          <table:table-cell table:formula="of:=[.B15]/[.B16]" office:value-type="float" office:value="1.51315789473684" calcext:value-type="float">
            <text:p>1,51315789473684</text:p>
          </table:table-cell>
          <table:table-cell table:number-columns-repeated="6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68" calcext:value-type="float">
            <text:p>368</text:p>
          </table:table-cell>
          <table:table-cell table:formula="of:=[.B16]/[.B17]" office:value-type="float" office:value="1.65217391304348" calcext:value-type="float">
            <text:p>1,65217391304348</text:p>
          </table:table-cell>
          <table:table-cell table:number-columns-repeated="6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8" calcext:value-type="float">
            <text:p>248</text:p>
          </table:table-cell>
          <table:table-cell table:formula="of:=[.B17]/[.B18]" office:value-type="float" office:value="1.48387096774194" calcext:value-type="float">
            <text:p>1,48387096774194</text:p>
          </table:table-cell>
          <table:table-cell table:number-columns-repeated="6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0" calcext:value-type="float">
            <text:p>160</text:p>
          </table:table-cell>
          <table:table-cell table:formula="of:=[.B18]/[.B19]" office:value-type="float" office:value="1.55" calcext:value-type="float">
            <text:p>1,55</text:p>
          </table:table-cell>
          <table:table-cell table:number-columns-repeated="6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4" calcext:value-type="float">
            <text:p>114</text:p>
          </table:table-cell>
          <table:table-cell table:formula="of:=[.B19]/[.B20]" office:value-type="float" office:value="1.40350877192982" calcext:value-type="float">
            <text:p>1,40350877192982</text:p>
          </table:table-cell>
          <table:table-cell table:number-columns-repeated="6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 table:number-columns-spanned="2" table:number-rows-spanned="1">
            <text:p>15 fixed +</text:p>
          </table:table-cell>
          <table:covered-table-cell/>
          <table:table-cell table:style-name="ce3" office:value-type="string" calcext:value-type="string" table:number-columns-spanned="2" table:number-rows-spanned="1">
            <text:p>14 fixed +</text:p>
          </table:table-cell>
          <table:covered-table-cell/>
          <table:table-cell table:style-name="ce3" office:value-type="string" calcext:value-type="string" table:number-columns-spanned="2" table:number-rows-spanned="1">
            <text:p>13 fixed +</text:p>
          </table:table-cell>
          <table:covered-table-cell/>
          <table:table-cell table:style-name="ce3" office:value-type="string" calcext:value-type="string" table:number-columns-spanned="2" table:number-rows-spanned="1">
            <text:p>12 fixed +</text:p>
          </table:table-cell>
          <table:covered-table-cell/>
          <table:table-cell table:style-name="ce3" office:value-type="string" calcext:value-type="string" table:number-columns-spanned="2" table:number-rows-spanned="1">
            <text:p>11 fixed +</text:p>
          </table:table-cell>
          <table:covered-table-cell/>
          <table:table-cell table:number-columns-repeated="5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40" calcext:value-type="float">
            <text:p>1240</text:p>
          </table:table-cell>
          <table:table-cell table:number-columns-repeated="6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92" calcext:value-type="float">
            <text:p>1092</text:p>
          </table:table-cell>
          <table:table-cell office:value-type="float" office:value="14" calcext:value-type="float">
            <text:p>14</text:p>
          </table:table-cell>
          <table:table-cell office:value-type="float" office:value="908" calcext:value-type="float">
            <text:p>908</text:p>
          </table:table-cell>
          <table:table-cell table:number-columns-repeated="6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72" calcext:value-type="float">
            <text:p>972</text:p>
          </table:table-cell>
          <table:table-cell office:value-type="float" office:value="13" calcext:value-type="float">
            <text:p>13</text:p>
          </table:table-cell>
          <table:table-cell office:value-type="float" office:value="764" calcext:value-type="float">
            <text:p>764</text:p>
          </table:table-cell>
          <table:table-cell office:value-type="float" office:value="13" calcext:value-type="float">
            <text:p>13</text:p>
          </table:table-cell>
          <table:table-cell office:value-type="float" office:value="604" calcext:value-type="float">
            <text:p>604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44" calcext:value-type="float">
            <text:p>944</text:p>
          </table:table-cell>
          <table:table-cell office:value-type="float" office:value="12" calcext:value-type="float">
            <text:p>12</text:p>
          </table:table-cell>
          <table:table-cell office:value-type="float" office:value="700" calcext:value-type="float">
            <text:p>700</text:p>
          </table:table-cell>
          <table:table-cell office:value-type="float" office:value="12" calcext:value-type="float">
            <text:p>12</text:p>
          </table:table-cell>
          <table:table-cell office:value-type="float" office:value="520" calcext:value-type="float">
            <text:p>520</text:p>
          </table:table-cell>
          <table:table-cell office:value-type="float" office:value="12" calcext:value-type="float">
            <text:p>12</text:p>
          </table:table-cell>
          <table:table-cell office:value-type="float" office:value="424" calcext:value-type="float">
            <text:p>424</text:p>
          </table:table-cell>
          <table:table-cell table:number-columns-repeated="5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20" calcext:value-type="float">
            <text:p>920</text:p>
          </table:table-cell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office:value-type="float" office:value="11" calcext:value-type="float">
            <text:p>11</text:p>
          </table:table-cell>
          <table:table-cell office:value-type="float" office:value="454" calcext:value-type="float">
            <text:p>454</text:p>
          </table:table-cell>
          <table:table-cell office:value-type="float" office:value="11" calcext:value-type="float">
            <text:p>11</text:p>
          </table:table-cell>
          <table:table-cell office:value-type="float" office:value="368" calcext:value-type="float">
            <text:p>368</text:p>
          </table:table-cell>
          <table:table-cell office:value-type="float" office:value="11" calcext:value-type="float">
            <text:p>11</text:p>
          </table:table-cell>
          <table:table-cell office:value-type="float" office:value="289" calcext:value-type="float">
            <text:p>289</text:p>
          </table:table-cell>
          <table:table-cell table:number-columns-repeated="5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20" calcext:value-type="float">
            <text:p>920</text:p>
          </table:table-cell>
          <table:table-cell office:value-type="float" office:value="10" calcext:value-type="float">
            <text:p>10</text:p>
          </table:table-cell>
          <table:table-cell office:value-type="float" office:value="628" calcext:value-type="float">
            <text:p>628</text:p>
          </table:table-cell>
          <table:table-cell office:value-type="float" office:value="10" calcext:value-type="float">
            <text:p>10</text:p>
          </table:table-cell>
          <table:table-cell office:value-type="float" office:value="424" calcext:value-type="float">
            <text:p>424</text:p>
          </table:table-cell>
          <table:table-cell office:value-type="float" office:value="10" calcext:value-type="float">
            <text:p>10</text:p>
          </table:table-cell>
          <table:table-cell office:value-type="float" office:value="328" calcext:value-type="float">
            <text:p>328</text:p>
          </table:table-cell>
          <table:table-cell office:value-type="float" office:value="10" calcext:value-type="float">
            <text:p>10</text:p>
          </table:table-cell>
          <table:table-cell office:value-type="float" office:value="253" calcext:value-type="float">
            <text:p>253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12" calcext:value-type="float">
            <text:p>612</text:p>
          </table:table-cell>
          <table:table-cell office:value-type="float" office:value="9" calcext:value-type="float">
            <text:p>9</text:p>
          </table:table-cell>
          <table:table-cell office:value-type="float" office:value="406" calcext:value-type="float">
            <text:p>406</text:p>
          </table:table-cell>
          <table:table-cell office:value-type="float" office:value="9" calcext:value-type="float">
            <text:p>9</text:p>
          </table:table-cell>
          <table:table-cell office:value-type="float" office:value="302" calcext:value-type="float">
            <text:p>302</text:p>
          </table:table-cell>
          <table:table-cell office:value-type="float" office:value="9" calcext:value-type="float">
            <text:p>9</text:p>
          </table:table-cell>
          <table:table-cell office:value-type="float" office:value="221" calcext:value-type="float">
            <text:p>221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12" calcext:value-type="float">
            <text:p>612</text:p>
          </table:table-cell>
          <table:table-cell office:value-type="float" office:value="8" calcext:value-type="float">
            <text:p>8</text:p>
          </table:table-cell>
          <table:table-cell office:value-type="float" office:value="390" calcext:value-type="float">
            <text:p>390</text:p>
          </table:table-cell>
          <table:table-cell office:value-type="float" office:value="8" calcext:value-type="float">
            <text:p>8</text:p>
          </table:table-cell>
          <table:table-cell office:value-type="float" office:value="288" calcext:value-type="float">
            <text:p>288</text:p>
          </table:table-cell>
          <table:table-cell office:value-type="float" office:value="8" calcext:value-type="float">
            <text:p>8</text:p>
          </table:table-cell>
          <table:table-cell office:value-type="float" office:value="205" calcext:value-type="float">
            <text:p>205</text:p>
          </table:table-cell>
          <table:table-cell table:number-columns-repeated="54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82" calcext:value-type="float">
            <text:p>382</text:p>
          </table:table-cell>
          <table:table-cell office:value-type="float" office:value="7" calcext:value-type="float">
            <text:p>7</text:p>
          </table:table-cell>
          <table:table-cell office:value-type="float" office:value="269" calcext:value-type="float">
            <text:p>269</text:p>
          </table:table-cell>
          <table:table-cell office:value-type="float" office:value="7" calcext:value-type="float">
            <text:p>7</text:p>
          </table:table-cell>
          <table:table-cell office:value-type="float" office:value="196" calcext:value-type="float">
            <text:p>196</text:p>
          </table:table-cell>
          <table:table-cell table:number-columns-repeated="54"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269" calcext:value-type="float">
            <text:p>269</text:p>
          </table:table-cell>
          <table:table-cell office:value-type="float" office:value="6" calcext:value-type="float">
            <text:p>6</text:p>
          </table:table-cell>
          <table:table-cell office:value-type="float" office:value="190" calcext:value-type="float">
            <text:p>190</text:p>
          </table:table-cell>
          <table:table-cell table:number-columns-repeated="54"/>
        </table:table-row>
        <table:table-row table:style-name="ro1"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188" calcext:value-type="float">
            <text:p>188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5+15+x</text:p>
          </table:table-cell>
          <table:table-cell table:number-columns-repeated="6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12" calcext:value-type="float">
            <text:p>1012</text:p>
          </table:table-cell>
          <table:table-cell table:number-columns-repeated="6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6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6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3"/>
        </table:table-row>
      </table:table>
      <table:table table:name="Hoja4" table:style-name="ta1">
        <table:table-column table:style-name="co2" table:default-cell-style-name="Default"/>
        <table:table-column table:style-name="co2" table:default-cell-style-name="ce4"/>
        <table:table-row table:style-name="ro1">
          <table:table-cell office:value-type="string" calcext:value-type="string">
            <text:p>tau</text:p>
          </table:table-cell>
          <table:table-cell office:value-type="float" office:value="0.00000064" calcext:value-type="float">
            <text:p>6,40E-07</text:p>
          </table:table-cell>
        </table:table-row>
        <table:table-row table:style-name="ro1">
          <table:table-cell office:value-type="string" calcext:value-type="string">
            <text:p>bw</text:p>
          </table:table-cell>
          <table:table-cell table:style-name="Default" table:formula="of:=1/(2*PI()*[.B1])" office:value-type="float" office:value="248679.598581086" calcext:value-type="float">
            <text:p>248679,598581086</text:p>
          </table:table-cell>
        </table:table-row>
      </table:table>
      <table:table table:name="Hoja5" table:style-name="ta1">
        <table:table-column table:style-name="co2" table:number-columns-repeated="2" table:default-cell-style-name="Default"/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.36" calcext:value-type="float">
            <text:p>1,3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.22" calcext:value-type="float">
            <text:p>1,2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.22" calcext:value-type="float">
            <text:p>1,2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56" calcext:value-type="float">
            <text:p>0,5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22" calcext:value-type="float">
            <text:p>1,22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float" office:value="3989" calcext:value-type="float">
            <text:p>3989</text:p>
          </table:table-cell>
          <table:table-cell table:formula="of:=DEC2HEX([.A13];3)" office:value-type="string" office:string-value="F95" calcext:value-type="string">
            <text:p>F95</text:p>
          </table:table-cell>
        </table:table-row>
        <table:table-row table:style-name="ro1">
          <table:table-cell office:value-type="float" office:value="3499" calcext:value-type="float">
            <text:p>3499</text:p>
          </table:table-cell>
          <table:table-cell table:formula="of:=DEC2HEX([.A14];3)" office:value-type="string" office:string-value="DAB" calcext:value-type="string">
            <text:p>DAB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table:formula="of:=DEC2HEX([.A15];3)" office:value-type="string" office:string-value="653" calcext:value-type="string">
            <text:p>653</text:p>
          </table:table-cell>
        </table:table-row>
      </table:table>
      <table:table table:name="Hoja6" table:style-name="ta1">
        <table:table-column table:style-name="co2" table:default-cell-style-name="Default"/>
        <table:table-column table:style-name="co2" table:number-columns-repeated="2" table:default-cell-style-name="ce5"/>
        <table:table-row table:style-name="ro1">
          <table:table-cell office:value-type="float" office:value="5" calcext:value-type="float">
            <text:p>5</text:p>
          </table:table-cell>
          <table:table-cell table:style-name="Default" table:number-columns-repeated="2"/>
        </table:table-row>
        <table:table-row table:style-name="ro1">
          <table:table-cell office:value-type="float" office:value="0.5" calcext:value-type="float">
            <text:p>0,5</text:p>
          </table:table-cell>
          <table:table-cell table:style-name="Default" office:value-type="float" office:value="1.05" calcext:value-type="float">
            <text:p>1,05</text:p>
          </table:table-cell>
          <table:table-cell table:style-name="Default"/>
        </table:table-row>
        <table:table-row table:style-name="ro1">
          <table:table-cell table:style-name="ce1" table:formula="of:=[.A1]*1/(1+[.A2])" office:value-type="float" office:value="3.33333333333333" calcext:value-type="float">
            <text:p>3,333</text:p>
          </table:table-cell>
          <table:table-cell table:style-name="ce1" table:formula="of:=[.A1]*1/(1+[.B2])" office:value-type="float" office:value="2.4390243902439" calcext:value-type="float">
            <text:p>2,439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 office:value-type="string" calcext:value-type="string">
            <text:p>Vpp</text:p>
          </table:table-cell>
          <table:table-cell table:style-name="Default" office:value-type="string" calcext:value-type="string">
            <text:p>kOhm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,00E+00</text:p>
          </table:table-cell>
          <table:table-cell table:formula="of:=(5-[.B6])/[.B6]" office:value-type="float" office:value="4" calcext:value-type="float">
            <text:p>4,00E+00</text:p>
          </table:table-cell>
        </table:table-row>
        <table:table-row table:style-name="ro1">
          <table:table-cell table:formula="of:=[.A6]+1" office:value-type="float" office:value="1" calcext:value-type="float">
            <text:p>1</text:p>
          </table:table-cell>
          <table:table-cell table:formula="of:=[.B6]/1.5" office:value-type="float" office:value="0.666666666666667" calcext:value-type="float">
            <text:p>666,67E-03</text:p>
          </table:table-cell>
          <table:table-cell table:formula="of:=(5-[.B7])/[.B7]" office:value-type="float" office:value="6.5" calcext:value-type="float">
            <text:p>6,50E+00</text:p>
          </table:table-cell>
        </table:table-row>
        <table:table-row table:style-name="ro1">
          <table:table-cell table:formula="of:=[.A7]+1" office:value-type="float" office:value="2" calcext:value-type="float">
            <text:p>2</text:p>
          </table:table-cell>
          <table:table-cell table:formula="of:=[.B7]/1.5" office:value-type="float" office:value="0.444444444444444" calcext:value-type="float">
            <text:p>444,44E-03</text:p>
          </table:table-cell>
          <table:table-cell table:formula="of:=(5-[.B8])/[.B8]" office:value-type="float" office:value="10.25" calcext:value-type="float">
            <text:p>10,25E+00</text:p>
          </table:table-cell>
        </table:table-row>
        <table:table-row table:style-name="ro1">
          <table:table-cell table:formula="of:=[.A8]+1" office:value-type="float" office:value="3" calcext:value-type="float">
            <text:p>3</text:p>
          </table:table-cell>
          <table:table-cell table:formula="of:=[.B8]/1.5" office:value-type="float" office:value="0.296296296296296" calcext:value-type="float">
            <text:p>296,30E-03</text:p>
          </table:table-cell>
          <table:table-cell table:formula="of:=(5-[.B9])/[.B9]" office:value-type="float" office:value="15.875" calcext:value-type="float">
            <text:p>15,88E+00</text:p>
          </table:table-cell>
        </table:table-row>
        <table:table-row table:style-name="ro1">
          <table:table-cell table:formula="of:=[.A9]+1" office:value-type="float" office:value="4" calcext:value-type="float">
            <text:p>4</text:p>
          </table:table-cell>
          <table:table-cell table:formula="of:=[.B9]/1.5" office:value-type="float" office:value="0.197530864197531" calcext:value-type="float">
            <text:p>197,53E-03</text:p>
          </table:table-cell>
          <table:table-cell table:formula="of:=(5-[.B10])/[.B10]" office:value-type="float" office:value="24.3125" calcext:value-type="float">
            <text:p>24,31E+00</text:p>
          </table:table-cell>
        </table:table-row>
        <table:table-row table:style-name="ro1">
          <table:table-cell table:formula="of:=[.A10]+1" office:value-type="float" office:value="5" calcext:value-type="float">
            <text:p>5</text:p>
          </table:table-cell>
          <table:table-cell table:formula="of:=[.B10]/1.5" office:value-type="float" office:value="0.131687242798354" calcext:value-type="float">
            <text:p>131,69E-03</text:p>
          </table:table-cell>
          <table:table-cell table:formula="of:=(5-[.B11])/[.B11]" office:value-type="float" office:value="36.96875" calcext:value-type="float">
            <text:p>36,97E+00</text:p>
          </table:table-cell>
        </table:table-row>
        <table:table-row table:style-name="ro1">
          <table:table-cell table:formula="of:=[.A11]+1" office:value-type="float" office:value="6" calcext:value-type="float">
            <text:p>6</text:p>
          </table:table-cell>
          <table:table-cell table:formula="of:=[.B11]/1.5" office:value-type="float" office:value="0.0877914951989026" calcext:value-type="float">
            <text:p>87,79E-03</text:p>
          </table:table-cell>
          <table:table-cell table:formula="of:=(5-[.B12])/[.B12]" office:value-type="float" office:value="55.953125" calcext:value-type="float">
            <text:p>55,95E+00</text:p>
          </table:table-cell>
        </table:table-row>
        <table:table-row table:style-name="ro1">
          <table:table-cell table:formula="of:=[.A12]+1" office:value-type="float" office:value="7" calcext:value-type="float">
            <text:p>7</text:p>
          </table:table-cell>
          <table:table-cell table:formula="of:=[.B12]/1.5" office:value-type="float" office:value="0.0585276634659351" calcext:value-type="float">
            <text:p>58,53E-03</text:p>
          </table:table-cell>
          <table:table-cell table:formula="of:=(5-[.B13])/[.B13]" office:value-type="float" office:value="84.4296875" calcext:value-type="float">
            <text:p>84,43E+00</text:p>
          </table:table-cell>
        </table:table-row>
        <table:table-row table:style-name="ro1">
          <table:table-cell table:formula="of:=[.A13]+1" office:value-type="float" office:value="8" calcext:value-type="float">
            <text:p>8</text:p>
          </table:table-cell>
          <table:table-cell table:formula="of:=[.B13]/1.5" office:value-type="float" office:value="0.0390184423106234" calcext:value-type="float">
            <text:p>39,02E-03</text:p>
          </table:table-cell>
          <table:table-cell table:formula="of:=(5-[.B14])/[.B14]" office:value-type="float" office:value="127.14453125" calcext:value-type="float">
            <text:p>127,14E+00</text:p>
          </table:table-cell>
        </table:table-row>
        <table:table-row table:style-name="ro1">
          <table:table-cell table:formula="of:=[.A14]+1" office:value-type="float" office:value="9" calcext:value-type="float">
            <text:p>9</text:p>
          </table:table-cell>
          <table:table-cell table:formula="of:=[.B14]/1.5" office:value-type="float" office:value="0.0260122948737489" calcext:value-type="float">
            <text:p>26,01E-03</text:p>
          </table:table-cell>
          <table:table-cell table:formula="of:=(5-[.B15])/[.B15]" office:value-type="float" office:value="191.216796875" calcext:value-type="float">
            <text:p>191,22E+00</text:p>
          </table:table-cell>
        </table:table-row>
        <table:table-row table:style-name="ro1">
          <table:table-cell table:formula="of:=[.A15]+1" office:value-type="float" office:value="10" calcext:value-type="float">
            <text:p>10</text:p>
          </table:table-cell>
          <table:table-cell table:formula="of:=[.B15]/1.5" office:value-type="float" office:value="0.0173415299158326" calcext:value-type="float">
            <text:p>17,34E-03</text:p>
          </table:table-cell>
          <table:table-cell table:formula="of:=(5-[.B16])/[.B16]" office:value-type="float" office:value="287.3251953125" calcext:value-type="float">
            <text:p>287,33E+00</text:p>
          </table:table-cell>
        </table:table-row>
        <table:table-row table:style-name="ro1">
          <table:table-cell table:formula="of:=[.A16]+1" office:value-type="float" office:value="11" calcext:value-type="float">
            <text:p>11</text:p>
          </table:table-cell>
          <table:table-cell table:formula="of:=[.B16]/1.5" office:value-type="float" office:value="0.0115610199438884" calcext:value-type="float">
            <text:p>11,56E-03</text:p>
          </table:table-cell>
          <table:table-cell table:formula="of:=(5-[.B17])/[.B17]" office:value-type="float" office:value="431.48779296875" calcext:value-type="float">
            <text:p>431,49E+00</text:p>
          </table:table-cell>
        </table:table-row>
        <table:table-row table:style-name="ro1">
          <table:table-cell table:formula="of:=[.A17]+1" office:value-type="float" office:value="12" calcext:value-type="float">
            <text:p>12</text:p>
          </table:table-cell>
          <table:table-cell table:formula="of:=[.B17]/1.5" office:value-type="float" office:value="0.00770734662925894" calcext:value-type="float">
            <text:p>7,71E-03</text:p>
          </table:table-cell>
          <table:table-cell table:formula="of:=(5-[.B18])/[.B18]" office:value-type="float" office:value="647.731689453125" calcext:value-type="float">
            <text:p>647,73E+00</text:p>
          </table:table-cell>
        </table:table-row>
        <table:table-row table:style-name="ro1">
          <table:table-cell table:formula="of:=[.A18]+1" office:value-type="float" office:value="13" calcext:value-type="float">
            <text:p>13</text:p>
          </table:table-cell>
          <table:table-cell table:formula="of:=[.B18]/1.5" office:value-type="float" office:value="0.00513823108617263" calcext:value-type="float">
            <text:p>5,14E-03</text:p>
          </table:table-cell>
          <table:table-cell table:formula="of:=(5-[.B19])/[.B19]" office:value-type="float" office:value="972.097534179687" calcext:value-type="float">
            <text:p>972,10E+00</text:p>
          </table:table-cell>
        </table:table-row>
        <table:table-row table:style-name="ro1">
          <table:table-cell table:formula="of:=[.A19]+1" office:value-type="float" office:value="14" calcext:value-type="float">
            <text:p>14</text:p>
          </table:table-cell>
          <table:table-cell table:formula="of:=[.B19]/1.5" office:value-type="float" office:value="0.00342548739078175" calcext:value-type="float">
            <text:p>3,43E-03</text:p>
          </table:table-cell>
          <table:table-cell table:formula="of:=(5-[.B20])/[.B20]" office:value-type="float" office:value="1458.64630126953" calcext:value-type="float">
            <text:p>1,46E+03</text:p>
          </table:table-cell>
        </table:table-row>
        <table:table-row table:style-name="ro1">
          <table:table-cell table:formula="of:=[.A20]+1" office:value-type="float" office:value="15" calcext:value-type="float">
            <text:p>15</text:p>
          </table:table-cell>
          <table:table-cell table:formula="of:=[.B20]/1.5" office:value-type="float" office:value="0.00228365826052117" calcext:value-type="float">
            <text:p>2,28E-03</text:p>
          </table:table-cell>
          <table:table-cell table:formula="of:=(5-[.B21])/[.B21]" office:value-type="float" office:value="2188.4694519043" calcext:value-type="float">
            <text:p>2,19E+03</text:p>
          </table:table-cell>
        </table:table-row>
      </table:table>
      <table:table table:name="single" table:style-name="ta1"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6" table:default-cell-style-name="ce1"/>
        <table:table-column table:style-name="co4" table:default-cell-style-name="Default"/>
        <table:table-column table:style-name="co8" table:default-cell-style-name="Default"/>
        <table:table-column table:style-name="co4" table:number-columns-repeated="8" table:default-cell-style-name="Default"/>
        <table:table-row table:style-name="ro1">
          <table:table-cell office:value-type="string" calcext:value-type="string">
            <text:p>runit on</text:p>
          </table:table-cell>
          <table:table-cell table:style-name="ce3" office:value-type="float" office:value="900" calcext:value-type="float" table:number-columns-spanned="2" table:number-rows-spanned="1">
            <text:p>900</text:p>
          </table:table-cell>
          <table:covered-table-cell/>
          <table:table-cell table:style-name="Default" office:value-type="string" calcext:value-type="string">
            <text:p>Gsum</text:p>
          </table:table-cell>
          <table:table-cell table:formula="of:=SUM([.E7:.E22])" office:value-type="float" office:value="0.000672096725692458" calcext:value-type="float">
            <text:p>672,10E-06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runit off</text:p>
          </table:table-cell>
          <table:table-cell table:style-name="ce3" office:value-type="float" office:value="3000000" calcext:value-type="float" table:number-columns-spanned="2" table:number-rows-spanned="1">
            <text:p>3000000</text:p>
          </table:table-cell>
          <table:covered-table-cell/>
          <table:table-cell table:style-name="Default" table:number-columns-repeated="4"/>
          <table:table-cell table:number-columns-repeated="10"/>
        </table:table-row>
        <table:table-row table:style-name="ro1">
          <table:table-cell office:value-type="string" calcext:value-type="string">
            <text:p>rload</text:p>
          </table:table-cell>
          <table:table-cell table:style-name="ce3" office:value-type="float" office:value="1000" calcext:value-type="float" table:number-columns-spanned="2" table:number-rows-spanned="1">
            <text:p>1000</text:p>
          </table:table-cell>
          <table:covered-table-cell/>
          <table:table-cell table:style-name="Default" table:number-columns-repeated="4"/>
          <table:table-cell table:number-columns-repeated="10"/>
        </table:table-row>
        <table:table-row table:style-name="ro1">
          <table:table-cell office:value-type="string" calcext:value-type="string">
            <text:p>scale</text:p>
          </table:table-cell>
          <table:table-cell office:value-type="float" office:value="1.55" calcext:value-type="float">
            <text:p>1,55</text:p>
          </table:table-cell>
          <table:table-cell/>
          <table:table-cell table:style-name="Default" table:number-columns-repeated="4"/>
          <table:table-cell table:number-columns-repeated="10"/>
        </table:table-row>
        <table:table-row table:style-name="ro1">
          <table:table-cell office:value-type="string" calcext:value-type="string">
            <text:p>VDD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table:number-columns-repeated="4"/>
          <table:table-cell table:number-columns-repeated="10"/>
        </table:table-row>
        <table:table-row table:style-name="ro1"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G</text:p>
          </table:table-cell>
          <table:table-cell table:style-name="ce6" office:value-type="string" calcext:value-type="string">
            <text:p>Ron</text:p>
          </table:table-cell>
          <table:table-cell table:style-name="Default" office:value-type="string" calcext:value-type="string">
            <text:p>Roff</text:p>
          </table:table-cell>
          <table:table-cell table:style-name="Default" office:value-type="string" calcext:value-type="string">
            <text:p>Goff</text:p>
          </table:table-cell>
          <table:table-cell table:style-name="Default" office:value-type="string" calcext:value-type="string">
            <text:p>Req</text:p>
          </table:table-cell>
          <table:table-cell table:style-name="Default" office:value-type="string" calcext:value-type="string">
            <text:p>Vout</text:p>
          </table:table-cell>
          <table:table-cell table:style-name="ce8" office:value-type="string" calcext:value-type="string">
            <text:p>ΔV</text:p>
          </table:table-cell>
          <table:table-cell office:value-type="string" calcext:value-type="string">
            <text:p>Ratio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/[.C7]" office:value-type="float" office:value="0.0000015516080281372" calcext:value-type="float">
            <text:p>1,5516080281372E-06</text:p>
          </table:table-cell>
          <table:table-cell table:formula="of:=[.C8]*[.$B$4]" office:value-type="float" office:value="644492.669453742" calcext:value-type="float">
            <text:p>644492,669453742</text:p>
          </table:table-cell>
          <table:table-cell table:formula="of:=[.$B$2]" office:value-type="float" office:value="3000000" calcext:value-type="float">
            <text:p>3,00E+06</text:p>
          </table:table-cell>
          <table:table-cell table:formula="of:=1/[.D7]" office:value-type="float" office:value="0.000000333333333333333" calcext:value-type="float">
            <text:p>333,33E-09</text:p>
          </table:table-cell>
          <table:table-cell table:formula="of:=1/([.$E$1]-[.E7]+[.B7])" office:value-type="float" office:value="1485.18895231035" calcext:value-type="float">
            <text:p>1,49E+03</text:p>
          </table:table-cell>
          <table:table-cell table:formula="of:=[.$B$3]/([.$B$3]+[.F7])*[.$B$5]" office:value-type="float" office:value="2.01191945399233" calcext:value-type="float">
            <text:p>2,012</text:p>
          </table:table-cell>
          <table:table-cell table:formula="of:=[.G7]-[.$G$7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/[.C8]" office:value-type="float" office:value="0.00000240499244361266" calcext:value-type="float">
            <text:p>2,40499244361266E-06</text:p>
          </table:table-cell>
          <table:table-cell table:formula="of:=[.C9]*[.$B$4]" office:value-type="float" office:value="415801.722228221" calcext:value-type="float">
            <text:p>415801,722228221</text:p>
          </table:table-cell>
          <table:table-cell table:formula="of:=[.D7]/[.$B$4]" office:value-type="float" office:value="1935483.87096774" calcext:value-type="float">
            <text:p>1,94E+06</text:p>
          </table:table-cell>
          <table:table-cell table:formula="of:=1/[.D8]" office:value-type="float" office:value="0.000000516666666666667" calcext:value-type="float">
            <text:p>516,67E-09</text:p>
          </table:table-cell>
          <table:table-cell table:formula="of:=1/([.$E$1]-[.E8]+[.B8])" office:value-type="float" office:value="1483.71243222654" calcext:value-type="float">
            <text:p>1,48E+03</text:p>
          </table:table-cell>
          <table:table-cell table:formula="of:=[.$B$3]/([.$B$3]+[.F8])*[.$B$5]" office:value-type="float" office:value="2.01311550207031" calcext:value-type="float">
            <text:p>2,013</text:p>
          </table:table-cell>
          <table:table-cell table:formula="of:=[.G8]-[.$G$7]" office:value-type="float" office:value="0.00119604807798179" calcext:value-type="float">
            <text:p>0,001196048077982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/[.C9]" office:value-type="float" office:value="0.00000372773828759962" calcext:value-type="float">
            <text:p>3,72773828759962E-06</text:p>
          </table:table-cell>
          <table:table-cell table:formula="of:=[.C10]*[.$B$4]" office:value-type="float" office:value="268259.17563111" calcext:value-type="float">
            <text:p>268259,17563111</text:p>
          </table:table-cell>
          <table:table-cell table:formula="of:=[.D8]/[.$B$4]" office:value-type="float" office:value="1248699.27159209" calcext:value-type="float">
            <text:p>1,25E+06</text:p>
          </table:table-cell>
          <table:table-cell table:formula="of:=1/[.D9]" office:value-type="float" office:value="0.000000800833333333333" calcext:value-type="float">
            <text:p>800,83E-09</text:p>
          </table:table-cell>
          <table:table-cell table:formula="of:=1/([.$E$1]-[.E9]+[.B9])" office:value-type="float" office:value="1481.42961905189" calcext:value-type="float">
            <text:p>1,48E+03</text:p>
          </table:table-cell>
          <table:table-cell table:formula="of:=[.$B$3]/([.$B$3]+[.F9])*[.$B$5]" office:value-type="float" office:value="2.01496748552168" calcext:value-type="float">
            <text:p>2,015</text:p>
          </table:table-cell>
          <table:table-cell table:formula="of:=[.G9]-[.$G$7]" office:value-type="float" office:value="0.00304803152935085" calcext:value-type="float">
            <text:p>0,003048031529351</text:p>
          </table:table-cell>
          <table:table-cell table:formula="of:=[.H9]/[.H8]" office:value-type="float" office:value="2.54841890176696" calcext:value-type="float">
            <text:p>2,54841890176696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/[.C10]" office:value-type="float" office:value="0.00000577799434577941" calcext:value-type="float">
            <text:p>5,77799434577941E-06</text:p>
          </table:table-cell>
          <table:table-cell table:formula="of:=[.C11]*[.$B$4]" office:value-type="float" office:value="173070.435891039" calcext:value-type="float">
            <text:p>173070,435891039</text:p>
          </table:table-cell>
          <table:table-cell table:formula="of:=[.D9]/[.$B$4]" office:value-type="float" office:value="805612.43328522" calcext:value-type="float">
            <text:p>805,61E+03</text:p>
          </table:table-cell>
          <table:table-cell table:formula="of:=1/[.D10]" office:value-type="float" office:value="0.00000124129166666667" calcext:value-type="float">
            <text:p>1,24E-06</text:p>
          </table:table-cell>
          <table:table-cell table:formula="of:=1/([.$E$1]-[.E10]+[.B10])" office:value-type="float" office:value="1477.9051079499" calcext:value-type="float">
            <text:p>1,48E+03</text:p>
          </table:table-cell>
          <table:table-cell table:formula="of:=[.$B$3]/([.$B$3]+[.F10])*[.$B$5]" office:value-type="float" office:value="2.017833525569" calcext:value-type="float">
            <text:p>2,018</text:p>
          </table:table-cell>
          <table:table-cell table:formula="of:=[.G10]-[.$G$7]" office:value-type="float" office:value="0.00591407157667812" calcext:value-type="float">
            <text:p>0,005914071576678</text:p>
          </table:table-cell>
          <table:table-cell table:formula="of:=[.H10]/[.H9]" office:value-type="float" office:value="1.94029212615713" calcext:value-type="float">
            <text:p>1,9402921261571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1/[.C11]" office:value-type="float" office:value="0.00000895589123595809" calcext:value-type="float">
            <text:p>8,95589123595809E-06</text:p>
          </table:table-cell>
          <table:table-cell table:formula="of:=[.C12]*[.$B$4]" office:value-type="float" office:value="111658.345736154" calcext:value-type="float">
            <text:p>111658,345736154</text:p>
          </table:table-cell>
          <table:table-cell table:formula="of:=[.D10]/[.$B$4]" office:value-type="float" office:value="519749.956958207" calcext:value-type="float">
            <text:p>519,75E+03</text:p>
          </table:table-cell>
          <table:table-cell table:formula="of:=1/[.D11]" office:value-type="float" office:value="0.00000192400208333333" calcext:value-type="float">
            <text:p>1,92E-06</text:p>
          </table:table-cell>
          <table:table-cell table:formula="of:=1/([.$E$1]-[.E11]+[.B11])" office:value-type="float" office:value="1472.47513672813" calcext:value-type="float">
            <text:p>1,47E+03</text:p>
          </table:table-cell>
          <table:table-cell table:formula="of:=[.$B$3]/([.$B$3]+[.F11])*[.$B$5]" office:value-type="float" office:value="2.02226502735093" calcext:value-type="float">
            <text:p>2,022</text:p>
          </table:table-cell>
          <table:table-cell table:formula="of:=[.G11]-[.$G$7]" office:value-type="float" office:value="0.0103455733585998" calcext:value-type="float">
            <text:p>0,0103455733586</text:p>
          </table:table-cell>
          <table:table-cell table:formula="of:=[.H11]/[.H10]" office:value-type="float" office:value="1.74931487122968" calcext:value-type="float">
            <text:p>1,74931487122968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1/[.C12]" office:value-type="float" office:value="0.000013881631415735" calcext:value-type="float">
            <text:p>1,3881631415735E-05</text:p>
          </table:table-cell>
          <table:table-cell table:formula="of:=[.C13]*[.$B$4]" office:value-type="float" office:value="72037.642410422" calcext:value-type="float">
            <text:p>72037,642410422</text:p>
          </table:table-cell>
          <table:table-cell table:formula="of:=[.D11]/[.$B$4]" office:value-type="float" office:value="335322.552876262" calcext:value-type="float">
            <text:p>335,32E+03</text:p>
          </table:table-cell>
          <table:table-cell table:formula="of:=1/[.D12]" office:value-type="float" office:value="0.00000298220322916667" calcext:value-type="float">
            <text:p>2,98E-06</text:p>
          </table:table-cell>
          <table:table-cell table:formula="of:=1/([.$E$1]-[.E12]+[.B12])" office:value-type="float" office:value="1464.13708821137" calcext:value-type="float">
            <text:p>1,46E+03</text:p>
          </table:table-cell>
          <table:table-cell table:formula="of:=[.$B$3]/([.$B$3]+[.F12])*[.$B$5]" office:value-type="float" office:value="2.02910788686247" calcext:value-type="float">
            <text:p>2,029</text:p>
          </table:table-cell>
          <table:table-cell table:formula="of:=[.G12]-[.$G$7]" office:value-type="float" office:value="0.017188432870141" calcext:value-type="float">
            <text:p>0,017188432870141</text:p>
          </table:table-cell>
          <table:table-cell table:formula="of:=[.H12]/[.H11]" office:value-type="float" office:value="1.66142873617083" calcext:value-type="float">
            <text:p>1,66142873617083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1/[.C13]" office:value-type="float" office:value="0.0000215165286943893" calcext:value-type="float">
            <text:p>2,15165286943893E-05</text:p>
          </table:table-cell>
          <table:table-cell table:formula="of:=[.C14]*[.$B$4]" office:value-type="float" office:value="46475.8983293045" calcext:value-type="float">
            <text:p>46475,8983293045</text:p>
          </table:table-cell>
          <table:table-cell table:formula="of:=[.D12]/[.$B$4]" office:value-type="float" office:value="216337.130887911" calcext:value-type="float">
            <text:p>216,34E+03</text:p>
          </table:table-cell>
          <table:table-cell table:formula="of:=1/[.D13]" office:value-type="float" office:value="0.00000462241500520833" calcext:value-type="float">
            <text:p>4,62E-06</text:p>
          </table:table-cell>
          <table:table-cell table:formula="of:=1/([.$E$1]-[.E13]+[.B13])" office:value-type="float" office:value="1451.39810697264" calcext:value-type="float">
            <text:p>1,45E+03</text:p>
          </table:table-cell>
          <table:table-cell table:formula="of:=[.$B$3]/([.$B$3]+[.F13])*[.$B$5]" office:value-type="float" office:value="2.03965238684742" calcext:value-type="float">
            <text:p>2,040</text:p>
          </table:table-cell>
          <table:table-cell table:formula="of:=[.G13]-[.$G$7]" office:value-type="float" office:value="0.0277329328550979" calcext:value-type="float">
            <text:p>0,027732932855098</text:p>
          </table:table-cell>
          <table:table-cell table:formula="of:=[.H13]/[.H12]" office:value-type="float" office:value="1.61346488447323" calcext:value-type="float">
            <text:p>1,6134648844732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1/[.C14]" office:value-type="float" office:value="0.0000333506194763034" calcext:value-type="float">
            <text:p>3,33506194763034E-05</text:p>
          </table:table-cell>
          <table:table-cell table:formula="of:=[.C15]*[.$B$4]" office:value-type="float" office:value="29984.4505350352" calcext:value-type="float">
            <text:p>29984,4505350352</text:p>
          </table:table-cell>
          <table:table-cell table:formula="of:=[.D13]/[.$B$4]" office:value-type="float" office:value="139572.34250833" calcext:value-type="float">
            <text:p>139,57E+03</text:p>
          </table:table-cell>
          <table:table-cell table:formula="of:=1/[.D14]" office:value-type="float" office:value="0.00000716474325807292" calcext:value-type="float">
            <text:p>7,16E-06</text:p>
          </table:table-cell>
          <table:table-cell table:formula="of:=1/([.$E$1]-[.E14]+[.B14])" office:value-type="float" office:value="1432.0849427778" calcext:value-type="float">
            <text:p>1,43E+03</text:p>
          </table:table-cell>
          <table:table-cell table:formula="of:=[.$B$3]/([.$B$3]+[.F14])*[.$B$5]" office:value-type="float" office:value="2.05584924771964" calcext:value-type="float">
            <text:p>2,056</text:p>
          </table:table-cell>
          <table:table-cell table:formula="of:=[.G14]-[.$G$7]" office:value-type="float" office:value="0.043929793727314" calcext:value-type="float">
            <text:p>0,043929793727314</text:p>
          </table:table-cell>
          <table:table-cell table:formula="of:=[.H14]/[.H13]" office:value-type="float" office:value="1.5840298592595" calcext:value-type="float">
            <text:p>1,5840298592595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1/[.C15]" office:value-type="float" office:value="0.0000516934601882703" calcext:value-type="float">
            <text:p>5,16934601882703E-05</text:p>
          </table:table-cell>
          <table:table-cell table:formula="of:=[.C16]*[.$B$4]" office:value-type="float" office:value="19344.8067967969" calcext:value-type="float">
            <text:p>19344,8067967969</text:p>
          </table:table-cell>
          <table:table-cell table:formula="of:=[.D14]/[.$B$4]" office:value-type="float" office:value="90046.6725860192" calcext:value-type="float">
            <text:p>90,05E+03</text:p>
          </table:table-cell>
          <table:table-cell table:formula="of:=1/[.D15]" office:value-type="float" office:value="0.000011105352050013" calcext:value-type="float">
            <text:p>11,11E-06</text:p>
          </table:table-cell>
          <table:table-cell table:formula="of:=1/([.$E$1]-[.E15]+[.B15])" office:value-type="float" office:value="1403.14477386161" calcext:value-type="float">
            <text:p>1,40E+03</text:p>
          </table:table-cell>
          <table:table-cell table:formula="of:=[.$B$3]/([.$B$3]+[.F15])*[.$B$5]" office:value-type="float" office:value="2.08060706719949" calcext:value-type="float">
            <text:p>2,081</text:p>
          </table:table-cell>
          <table:table-cell table:formula="of:=[.G15]-[.$G$7]" office:value-type="float" office:value="0.068687613207167" calcext:value-type="float">
            <text:p>0,068687613207167</text:p>
          </table:table-cell>
          <table:table-cell table:formula="of:=[.H15]/[.H14]" office:value-type="float" office:value="1.56357695721342" calcext:value-type="float">
            <text:p>1,56357695721342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1/[.C16]" office:value-type="float" office:value="0.000080124863291819" calcext:value-type="float">
            <text:p>8,0124863291819E-05</text:p>
          </table:table-cell>
          <table:table-cell table:formula="of:=[.C17]*[.$B$4]" office:value-type="float" office:value="12480.5205140625" calcext:value-type="float">
            <text:p>12480,5205140625</text:p>
          </table:table-cell>
          <table:table-cell table:formula="of:=[.D15]/[.$B$4]" office:value-type="float" office:value="58094.6274748511" calcext:value-type="float">
            <text:p>58,09E+03</text:p>
          </table:table-cell>
          <table:table-cell table:formula="of:=1/[.D16]" office:value-type="float" office:value="0.0000172132956775202" calcext:value-type="float">
            <text:p>17,21E-06</text:p>
          </table:table-cell>
          <table:table-cell table:formula="of:=1/([.$E$1]-[.E16]+[.B16])" office:value-type="float" office:value="1360.52886628131" calcext:value-type="float">
            <text:p>1,36E+03</text:p>
          </table:table-cell>
          <table:table-cell table:formula="of:=[.$B$3]/([.$B$3]+[.F16])*[.$B$5]" office:value-type="float" office:value="2.11816939475806" calcext:value-type="float">
            <text:p>2,118</text:p>
          </table:table-cell>
          <table:table-cell table:formula="of:=[.G16]-[.$G$7]" office:value-type="float" office:value="0.106249940765731" calcext:value-type="float">
            <text:p>0,106249940765731</text:p>
          </table:table-cell>
          <table:table-cell table:formula="of:=[.H16]/[.H15]" office:value-type="float" office:value="1.54685737070632" calcext:value-type="float">
            <text:p>1,54685737070632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1/[.C17]" office:value-type="float" office:value="0.000124193538102319" calcext:value-type="float">
            <text:p>0,000124193538102</text:p>
          </table:table-cell>
          <table:table-cell table:formula="of:=[.C18]*[.$B$4]" office:value-type="float" office:value="8051.94871875" calcext:value-type="float">
            <text:p>8051,94871875</text:p>
          </table:table-cell>
          <table:table-cell table:formula="of:=[.D16]/[.$B$4]" office:value-type="float" office:value="37480.4048224846" calcext:value-type="float">
            <text:p>37,48E+03</text:p>
          </table:table-cell>
          <table:table-cell table:formula="of:=1/[.D17]" office:value-type="float" office:value="0.0000266806083001563" calcext:value-type="float">
            <text:p>26,68E-06</text:p>
          </table:table-cell>
          <table:table-cell table:formula="of:=1/([.$E$1]-[.E17]+[.B17])" office:value-type="float" office:value="1299.35999744872" calcext:value-type="float">
            <text:p>1,30E+03</text:p>
          </table:table-cell>
          <table:table-cell table:formula="of:=[.$B$3]/([.$B$3]+[.F17])*[.$B$5]" office:value-type="float" office:value="2.17451812919587" calcext:value-type="float">
            <text:p>2,175</text:p>
          </table:table-cell>
          <table:table-cell table:formula="of:=[.G17]-[.$G$7]" office:value-type="float" office:value="0.16259867520354" calcext:value-type="float">
            <text:p>0,16259867520354</text:p>
          </table:table-cell>
          <table:table-cell table:formula="of:=[.H17]/[.H16]" office:value-type="float" office:value="1.53034132566766" calcext:value-type="float">
            <text:p>1,53034132566766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1/[.C18]" office:value-type="float" office:value="0.000192499984058595" calcext:value-type="float">
            <text:p>0,000192499984059</text:p>
          </table:table-cell>
          <table:table-cell table:formula="of:=[.C19]*[.$B$4]" office:value-type="float" office:value="5194.805625" calcext:value-type="float">
            <text:p>5194,805625</text:p>
          </table:table-cell>
          <table:table-cell table:formula="of:=[.D17]/[.$B$4]" office:value-type="float" office:value="24180.9063370868" calcext:value-type="float">
            <text:p>24,18E+03</text:p>
          </table:table-cell>
          <table:table-cell table:formula="of:=1/[.D18]" office:value-type="float" office:value="0.0000413549428652422" calcext:value-type="float">
            <text:p>41,35E-06</text:p>
          </table:table-cell>
          <table:table-cell table:formula="of:=1/([.$E$1]-[.E18]+[.B18])" office:value-type="float" office:value="1214.70999191749" calcext:value-type="float">
            <text:p>1,21E+03</text:p>
          </table:table-cell>
          <table:table-cell table:formula="of:=[.$B$3]/([.$B$3]+[.F18])*[.$B$5]" office:value-type="float" office:value="2.25763193296068" calcext:value-type="float">
            <text:p>2,258</text:p>
          </table:table-cell>
          <table:table-cell table:formula="of:=[.G18]-[.$G$7]" office:value-type="float" office:value="0.245712478968351" calcext:value-type="float">
            <text:p>0,245712478968351</text:p>
          </table:table-cell>
          <table:table-cell table:formula="of:=[.H18]/[.H17]" office:value-type="float" office:value="1.51115916941371" calcext:value-type="float">
            <text:p>1,51115916941371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1/[.C19]" office:value-type="float" office:value="0.000298374975290822" calcext:value-type="float">
            <text:p>0,000298374975291</text:p>
          </table:table-cell>
          <table:table-cell table:formula="of:=[.C20]*[.$B$4]" office:value-type="float" office:value="3351.4875" calcext:value-type="float">
            <text:p>3351,4875</text:p>
          </table:table-cell>
          <table:table-cell table:formula="of:=[.D18]/[.$B$4]" office:value-type="float" office:value="15600.5847336044" calcext:value-type="float">
            <text:p>15,60E+03</text:p>
          </table:table-cell>
          <table:table-cell table:formula="of:=1/[.D19]" office:value-type="float" office:value="0.0000641001614411255" calcext:value-type="float">
            <text:p>64,10E-06</text:p>
          </table:table-cell>
          <table:table-cell table:formula="of:=1/([.$E$1]-[.E19]+[.B19])" office:value-type="float" office:value="1103.30030939094" calcext:value-type="float">
            <text:p>1,10E+03</text:p>
          </table:table-cell>
          <table:table-cell table:formula="of:=[.$B$3]/([.$B$3]+[.F19])*[.$B$5]" office:value-type="float" office:value="2.37721640494023" calcext:value-type="float">
            <text:p>2,377</text:p>
          </table:table-cell>
          <table:table-cell table:formula="of:=[.G19]-[.$G$7]" office:value-type="float" office:value="0.365296950947905" calcext:value-type="float">
            <text:p>0,365296950947905</text:p>
          </table:table-cell>
          <table:table-cell table:formula="of:=[.H19]/[.H18]" office:value-type="float" office:value="1.48668456922351" calcext:value-type="float">
            <text:p>1,48668456922351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1/[.C20]" office:value-type="float" office:value="0.000462481211700775" calcext:value-type="float">
            <text:p>0,000462481211701</text:p>
          </table:table-cell>
          <table:table-cell table:formula="of:=[.C21]*[.$B$4]" office:value-type="float" office:value="2162.25" calcext:value-type="float">
            <text:p>2162,25</text:p>
          </table:table-cell>
          <table:table-cell table:formula="of:=[.D19]/[.$B$4]" office:value-type="float" office:value="10064.893376519" calcext:value-type="float">
            <text:p>10,06E+03</text:p>
          </table:table-cell>
          <table:table-cell table:formula="of:=1/[.D20]" office:value-type="float" office:value="0.0000993552502337445" calcext:value-type="float">
            <text:p>99,36E-06</text:p>
          </table:table-cell>
          <table:table-cell table:formula="of:=1/([.$E$1]-[.E20]+[.B20])" office:value-type="float" office:value="965.975738750341" calcext:value-type="float">
            <text:p>965,98E+00</text:p>
          </table:table-cell>
          <table:table-cell table:formula="of:=[.$B$3]/([.$B$3]+[.F20])*[.$B$5]" office:value-type="float" office:value="2.54326637986805" calcext:value-type="float">
            <text:p>2,543</text:p>
          </table:table-cell>
          <table:table-cell table:formula="of:=[.G20]-[.$G$7]" office:value-type="float" office:value="0.531346925875726" calcext:value-type="float">
            <text:p>0,531346925875726</text:p>
          </table:table-cell>
          <table:table-cell table:formula="of:=[.H20]/[.H19]" office:value-type="float" office:value="1.45456162307662" calcext:value-type="float">
            <text:p>1,45456162307662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1/[.C21]" office:value-type="float" office:value="0.000716845878136201" calcext:value-type="float">
            <text:p>0,000716845878136</text:p>
          </table:table-cell>
          <table:table-cell table:formula="of:=[.C22]*[.$B$4]" office:value-type="float" office:value="1395" calcext:value-type="float">
            <text:p>1395</text:p>
          </table:table-cell>
          <table:table-cell table:formula="of:=[.D20]/[.$B$4]" office:value-type="float" office:value="6493.47959775418" calcext:value-type="float">
            <text:p>6,49E+03</text:p>
          </table:table-cell>
          <table:table-cell table:formula="of:=1/[.D21]" office:value-type="float" office:value="0.000154000637862304" calcext:value-type="float">
            <text:p>154,00E-06</text:p>
          </table:table-cell>
          <table:table-cell table:formula="of:=1/([.$E$1]-[.E21]+[.B21])" office:value-type="float" office:value="809.754650468526" calcext:value-type="float">
            <text:p>809,75E+00</text:p>
          </table:table-cell>
          <table:table-cell table:formula="of:=[.$B$3]/([.$B$3]+[.F21])*[.$B$5]" office:value-type="float" office:value="2.7628054436581" calcext:value-type="float">
            <text:p>2,763</text:p>
          </table:table-cell>
          <table:table-cell table:formula="of:=[.G21]-[.$G$7]" office:value-type="float" office:value="0.75088598966577" calcext:value-type="float">
            <text:p>0,75088598966577</text:p>
          </table:table-cell>
          <table:table-cell table:formula="of:=[.H21]/[.H20]" office:value-type="float" office:value="1.41317461925317" calcext:value-type="float">
            <text:p>1,41317461925317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1/[.C22]" office:value-type="float" office:value="0.00111111111111111" calcext:value-type="float">
            <text:p>0,001111111111111</text:p>
          </table:table-cell>
          <table:table-cell table:style-name="ce7" table:formula="of:=[.B1]" office:value-type="float" office:value="900" calcext:value-type="float">
            <text:p>900</text:p>
          </table:table-cell>
          <table:table-cell table:formula="of:=[.D21]/[.$B$4]" office:value-type="float" office:value="4189.34167597044" calcext:value-type="float">
            <text:p>4,19E+03</text:p>
          </table:table-cell>
          <table:table-cell table:formula="of:=1/[.D22]" office:value-type="float" office:value="0.000238700988686571" calcext:value-type="float">
            <text:p>238,70E-06</text:p>
          </table:table-cell>
          <table:table-cell table:formula="of:=1/([.$E$1]-[.E22]+[.B22])" office:value-type="float" office:value="647.455853769221" calcext:value-type="float">
            <text:p>647,46E+00</text:p>
          </table:table-cell>
          <table:table-cell table:formula="of:=[.$B$3]/([.$B$3]+[.F22])*[.$B$5]" office:value-type="float" office:value="3.03498269077164" calcext:value-type="float">
            <text:p>3,035</text:p>
          </table:table-cell>
          <table:table-cell table:formula="of:=[.G22]-[.$G$7]" office:value-type="float" office:value="1.02306323677931" calcext:value-type="float">
            <text:p>1,02306323677931</text:p>
          </table:table-cell>
          <table:table-cell table:formula="of:=[.H22]/[.H21]" office:value-type="float" office:value="1.36247479758504" calcext:value-type="float">
            <text:p>1,36247479758504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ce5"/>
          <table:table-cell table:number-columns-repeated="10"/>
        </table:table-row>
      </table:table>
      <table:table table:name="single_10k" table:style-name="ta1"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ce5"/>
        <table:table-column table:style-name="co6" table:default-cell-style-name="ce5"/>
        <table:table-column table:style-name="co7" table:default-cell-style-name="ce1"/>
        <table:table-column table:style-name="co6" table:default-cell-style-name="ce1"/>
        <table:table-column table:style-name="co9" table:default-cell-style-name="ce1"/>
        <table:table-column table:style-name="co8" table:default-cell-style-name="Default"/>
        <table:table-column table:style-name="co4" table:number-columns-repeated="8" table:default-cell-style-name="Default"/>
        <table:table-row table:style-name="ro1">
          <table:table-cell office:value-type="string" calcext:value-type="string">
            <text:p>runit on</text:p>
          </table:table-cell>
          <table:table-cell table:style-name="ce3" office:value-type="float" office:value="7000" calcext:value-type="float" table:number-columns-spanned="2" table:number-rows-spanned="1">
            <text:p>7000</text:p>
          </table:table-cell>
          <table:covered-table-cell/>
          <table:table-cell table:style-name="Default" office:value-type="string" calcext:value-type="string">
            <text:p>Gsum</text:p>
          </table:table-cell>
          <table:table-cell table:formula="of:=SUM([.E7:.E22])" office:value-type="float" office:value="0.0000672096725692458" calcext:value-type="float">
            <text:p>67,21E-06</text:p>
          </table:table-cell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runit off</text:p>
          </table:table-cell>
          <table:table-cell table:style-name="ce3" office:value-type="float" office:value="30000000" calcext:value-type="float" table:number-columns-spanned="2" table:number-rows-spanned="1">
            <text:p>30000000</text:p>
          </table:table-cell>
          <table:covered-table-cell/>
          <table:table-cell table:style-name="Default" table:number-columns-repeated="5"/>
          <table:table-cell table:number-columns-repeated="9"/>
        </table:table-row>
        <table:table-row table:style-name="ro1">
          <table:table-cell office:value-type="string" calcext:value-type="string">
            <text:p>rload</text:p>
          </table:table-cell>
          <table:table-cell table:style-name="ce3" office:value-type="float" office:value="10000" calcext:value-type="float" table:number-columns-spanned="2" table:number-rows-spanned="1">
            <text:p>10000</text:p>
          </table:table-cell>
          <table:covered-table-cell/>
          <table:table-cell table:style-name="Default" table:number-columns-repeated="5"/>
          <table:table-cell table:number-columns-repeated="9"/>
        </table:table-row>
        <table:table-row table:style-name="ro1">
          <table:table-cell office:value-type="string" calcext:value-type="string">
            <text:p>scale</text:p>
          </table:table-cell>
          <table:table-cell office:value-type="float" office:value="1.55" calcext:value-type="float">
            <text:p>1,55</text:p>
          </table:table-cell>
          <table:table-cell/>
          <table:table-cell table:style-name="Default" table:number-columns-repeated="5"/>
          <table:table-cell table:number-columns-repeated="9"/>
        </table:table-row>
        <table:table-row table:style-name="ro1">
          <table:table-cell office:value-type="string" calcext:value-type="string">
            <text:p>VDD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table:number-columns-repeated="5"/>
          <table:table-cell table:number-columns-repeated="9"/>
        </table:table-row>
        <table:table-row table:style-name="ro1"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G</text:p>
          </table:table-cell>
          <table:table-cell table:style-name="ce6" office:value-type="string" calcext:value-type="string">
            <text:p>Ron</text:p>
          </table:table-cell>
          <table:table-cell table:style-name="Default" office:value-type="string" calcext:value-type="string">
            <text:p>Roff</text:p>
          </table:table-cell>
          <table:table-cell table:style-name="Default" office:value-type="string" calcext:value-type="string">
            <text:p>Goff</text:p>
          </table:table-cell>
          <table:table-cell table:style-name="Default" office:value-type="string" calcext:value-type="string">
            <text:p>Req</text:p>
          </table:table-cell>
          <table:table-cell table:style-name="Default" office:value-type="string" calcext:value-type="string">
            <text:p>Vout</text:p>
          </table:table-cell>
          <table:table-cell table:style-name="ce8" office:value-type="string" calcext:value-type="string">
            <text:p>ΔV</text:p>
          </table:table-cell>
          <table:table-cell office:value-type="string" calcext:value-type="string">
            <text:p>Ratio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/[.C7]" office:value-type="float" office:value="0.000000199492460760497" calcext:value-type="float">
            <text:p>1,99492460760497E-07</text:p>
          </table:table-cell>
          <table:table-cell table:formula="of:=[.C8]*[.$B$4]" office:value-type="float" office:value="5012720.762418" calcext:value-type="float">
            <text:p>5012720,762418</text:p>
          </table:table-cell>
          <table:table-cell table:formula="of:=[.$B$2]" office:value-type="float" office:value="30000000" calcext:value-type="float">
            <text:p>30,00E+06</text:p>
          </table:table-cell>
          <table:table-cell table:formula="of:=1/[.D7]" office:value-type="float" office:value="0.0000000333333333333333" calcext:value-type="float">
            <text:p>33,33E-09</text:p>
          </table:table-cell>
          <table:table-cell table:formula="of:=1/([.$E$1]-[.E7]+[.B7])" office:value-type="float" office:value="14842.117341156" calcext:value-type="float">
            <text:p>14842,117</text:p>
          </table:table-cell>
          <table:table-cell table:formula="of:=[.$B$3]/([.$B$3]+[.F7])*[.$B$5]" office:value-type="float" office:value="2.01271088584566" calcext:value-type="float">
            <text:p>2,013</text:p>
          </table:table-cell>
          <table:table-cell table:formula="of:=[.G7]-[.$G$7]" office:value-type="float" office:value="0" calcext:value-type="float">
            <text:p>0,000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/[.C8]" office:value-type="float" office:value="0.00000030921331417877" calcext:value-type="float">
            <text:p>3,0921331417877E-07</text:p>
          </table:table-cell>
          <table:table-cell table:formula="of:=[.C9]*[.$B$4]" office:value-type="float" office:value="3234013.39510838" calcext:value-type="float">
            <text:p>3234013,39510838</text:p>
          </table:table-cell>
          <table:table-cell table:formula="of:=[.D7]/[.$B$4]" office:value-type="float" office:value="19354838.7096774" calcext:value-type="float">
            <text:p>19,35E+06</text:p>
          </table:table-cell>
          <table:table-cell table:formula="of:=1/[.D8]" office:value-type="float" office:value="0.0000000516666666666667" calcext:value-type="float">
            <text:p>51,67E-09</text:p>
          </table:table-cell>
          <table:table-cell table:formula="of:=1/([.$E$1]-[.E8]+[.B8])" office:value-type="float" office:value="14822.0129954847" calcext:value-type="float">
            <text:p>14822,013</text:p>
          </table:table-cell>
          <table:table-cell table:formula="of:=[.$B$3]/([.$B$3]+[.F8])*[.$B$5]" office:value-type="float" office:value="2.01434106126265" calcext:value-type="float">
            <text:p>2,014</text:p>
          </table:table-cell>
          <table:table-cell table:formula="of:=[.G8]-[.$G$7]" office:value-type="float" office:value="0.00163017541699295" calcext:value-type="float">
            <text:p>0,002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/[.C9]" office:value-type="float" office:value="0.000000479280636977094" calcext:value-type="float">
            <text:p>4,79280636977094E-07</text:p>
          </table:table-cell>
          <table:table-cell table:formula="of:=[.C10]*[.$B$4]" office:value-type="float" office:value="2086460.25490863" calcext:value-type="float">
            <text:p>2086460,25490863</text:p>
          </table:table-cell>
          <table:table-cell table:formula="of:=[.D8]/[.$B$4]" office:value-type="float" office:value="12486992.7159209" calcext:value-type="float">
            <text:p>12,49E+06</text:p>
          </table:table-cell>
          <table:table-cell table:formula="of:=1/[.D9]" office:value-type="float" office:value="0.0000000800833333333333" calcext:value-type="float">
            <text:p>80,08E-09</text:p>
          </table:table-cell>
          <table:table-cell table:formula="of:=1/([.$E$1]-[.E9]+[.B9])" office:value-type="float" office:value="14790.9586697734" calcext:value-type="float">
            <text:p>14790,959</text:p>
          </table:table-cell>
          <table:table-cell table:formula="of:=[.$B$3]/([.$B$3]+[.F9])*[.$B$5]" office:value-type="float" office:value="2.01686432001369" calcext:value-type="float">
            <text:p>2,017</text:p>
          </table:table-cell>
          <table:table-cell table:formula="of:=[.G9]-[.$G$7]" office:value-type="float" office:value="0.00415343416802561" calcext:value-type="float">
            <text:p>0,004</text:p>
          </table:table-cell>
          <table:table-cell table:formula="of:=[.H9]/[.H8]" office:value-type="float" office:value="2.5478449280551" calcext:value-type="float">
            <text:p>2,547844928055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/[.C10]" office:value-type="float" office:value="0.000000742884987314495" calcext:value-type="float">
            <text:p>7,42884987314495E-07</text:p>
          </table:table-cell>
          <table:table-cell table:formula="of:=[.C11]*[.$B$4]" office:value-type="float" office:value="1346103.39026364" calcext:value-type="float">
            <text:p>1346103,39026364</text:p>
          </table:table-cell>
          <table:table-cell table:formula="of:=[.D9]/[.$B$4]" office:value-type="float" office:value="8056124.3328522" calcext:value-type="float">
            <text:p>8,06E+06</text:p>
          </table:table-cell>
          <table:table-cell table:formula="of:=1/[.D10]" office:value-type="float" office:value="0.000000124129166666667" calcext:value-type="float">
            <text:p>124,13E-09</text:p>
          </table:table-cell>
          <table:table-cell table:formula="of:=1/([.$E$1]-[.E10]+[.B10])" office:value-type="float" office:value="14743.0807957361" calcext:value-type="float">
            <text:p>14743,081</text:p>
          </table:table-cell>
          <table:table-cell table:formula="of:=[.$B$3]/([.$B$3]+[.F10])*[.$B$5]" office:value-type="float" office:value="2.02076695350792" calcext:value-type="float">
            <text:p>2,021</text:p>
          </table:table-cell>
          <table:table-cell table:formula="of:=[.G10]-[.$G$7]" office:value-type="float" office:value="0.00805606766226363" calcext:value-type="float">
            <text:p>0,008</text:p>
          </table:table-cell>
          <table:table-cell table:formula="of:=[.H10]/[.H9]" office:value-type="float" office:value="1.93961607102905" calcext:value-type="float">
            <text:p>1,93961607102905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1/[.C11]" office:value-type="float" office:value="0.00000115147173033747" calcext:value-type="float">
            <text:p>1,15147173033747E-06</text:p>
          </table:table-cell>
          <table:table-cell table:formula="of:=[.C12]*[.$B$4]" office:value-type="float" office:value="868453.800170087" calcext:value-type="float">
            <text:p>868453,800170087</text:p>
          </table:table-cell>
          <table:table-cell table:formula="of:=[.D10]/[.$B$4]" office:value-type="float" office:value="5197499.56958207" calcext:value-type="float">
            <text:p>5,20E+06</text:p>
          </table:table-cell>
          <table:table-cell table:formula="of:=1/[.D11]" office:value-type="float" office:value="0.000000192400208333333" calcext:value-type="float">
            <text:p>192,40E-09</text:p>
          </table:table-cell>
          <table:table-cell table:formula="of:=1/([.$E$1]-[.E11]+[.B11])" office:value-type="float" office:value="14669.4795882026" calcext:value-type="float">
            <text:p>14669,480</text:p>
          </table:table-cell>
          <table:table-cell table:formula="of:=[.$B$3]/([.$B$3]+[.F11])*[.$B$5]" office:value-type="float" office:value="2.0267958965746" calcext:value-type="float">
            <text:p>2,027</text:p>
          </table:table-cell>
          <table:table-cell table:formula="of:=[.G11]-[.$G$7]" office:value-type="float" office:value="0.0140850107289414" calcext:value-type="float">
            <text:p>0,014</text:p>
          </table:table-cell>
          <table:table-cell table:formula="of:=[.H11]/[.H10]" office:value-type="float" office:value="1.7483729431567" calcext:value-type="float">
            <text:p>1,7483729431567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1/[.C12]" office:value-type="float" office:value="0.00000178478118202308" calcext:value-type="float">
            <text:p>1,78478118202308E-06</text:p>
          </table:table-cell>
          <table:table-cell table:formula="of:=[.C13]*[.$B$4]" office:value-type="float" office:value="560292.774303282" calcext:value-type="float">
            <text:p>560292,774303282</text:p>
          </table:table-cell>
          <table:table-cell table:formula="of:=[.D11]/[.$B$4]" office:value-type="float" office:value="3353225.52876262" calcext:value-type="float">
            <text:p>3,35E+06</text:p>
          </table:table-cell>
          <table:table-cell table:formula="of:=1/[.D12]" office:value-type="float" office:value="0.000000298220322916667" calcext:value-type="float">
            <text:p>298,22E-09</text:p>
          </table:table-cell>
          <table:table-cell table:formula="of:=1/([.$E$1]-[.E12]+[.B12])" office:value-type="float" office:value="14556.8388555533" calcext:value-type="float">
            <text:p>14556,839</text:p>
          </table:table-cell>
          <table:table-cell table:formula="of:=[.$B$3]/([.$B$3]+[.F12])*[.$B$5]" office:value-type="float" office:value="2.03609268660786" calcext:value-type="float">
            <text:p>2,036</text:p>
          </table:table-cell>
          <table:table-cell table:formula="of:=[.G12]-[.$G$7]" office:value-type="float" office:value="0.0233818007622042" calcext:value-type="float">
            <text:p>0,023</text:p>
          </table:table-cell>
          <table:table-cell table:formula="of:=[.H12]/[.H11]" office:value-type="float" office:value="1.66004848786945" calcext:value-type="float">
            <text:p>1,6600484878694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1/[.C13]" office:value-type="float" office:value="0.00000276641083213577" calcext:value-type="float">
            <text:p>2,76641083213577E-06</text:p>
          </table:table-cell>
          <table:table-cell table:formula="of:=[.C14]*[.$B$4]" office:value-type="float" office:value="361479.209227924" calcext:value-type="float">
            <text:p>361479,209227924</text:p>
          </table:table-cell>
          <table:table-cell table:formula="of:=[.D12]/[.$B$4]" office:value-type="float" office:value="2163371.30887911" calcext:value-type="float">
            <text:p>2,16E+06</text:p>
          </table:table-cell>
          <table:table-cell table:formula="of:=1/[.D13]" office:value-type="float" office:value="0.000000462241500520833" calcext:value-type="float">
            <text:p>462,24E-09</text:p>
          </table:table-cell>
          <table:table-cell table:formula="of:=1/([.$E$1]-[.E13]+[.B13])" office:value-type="float" office:value="14385.6241096008" calcext:value-type="float">
            <text:p>14385,624</text:p>
          </table:table-cell>
          <table:table-cell table:formula="of:=[.$B$3]/([.$B$3]+[.F13])*[.$B$5]" office:value-type="float" office:value="2.05038836714926" calcext:value-type="float">
            <text:p>2,050</text:p>
          </table:table-cell>
          <table:table-cell table:formula="of:=[.G13]-[.$G$7]" office:value-type="float" office:value="0.0376774813035996" calcext:value-type="float">
            <text:p>0,038</text:p>
          </table:table-cell>
          <table:table-cell table:formula="of:=[.H13]/[.H12]" office:value-type="float" office:value="1.61140203386318" calcext:value-type="float">
            <text:p>1,61140203386318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1/[.C14]" office:value-type="float" office:value="0.00000428793678981044" calcext:value-type="float">
            <text:p>4,28793678981044E-06</text:p>
          </table:table-cell>
          <table:table-cell table:formula="of:=[.C15]*[.$B$4]" office:value-type="float" office:value="233212.393050273" calcext:value-type="float">
            <text:p>233212,393050273</text:p>
          </table:table-cell>
          <table:table-cell table:formula="of:=[.D13]/[.$B$4]" office:value-type="float" office:value="1395723.4250833" calcext:value-type="float">
            <text:p>1,40E+06</text:p>
          </table:table-cell>
          <table:table-cell table:formula="of:=1/[.D14]" office:value-type="float" office:value="0.000000716474325807292" calcext:value-type="float">
            <text:p>716,47E-09</text:p>
          </table:table-cell>
          <table:table-cell table:formula="of:=1/([.$E$1]-[.E14]+[.B14])" office:value-type="float" office:value="14128.058267648" calcext:value-type="float">
            <text:p>14128,058</text:p>
          </table:table-cell>
          <table:table-cell table:formula="of:=[.$B$3]/([.$B$3]+[.F14])*[.$B$5]" office:value-type="float" office:value="2.07227616268825" calcext:value-type="float">
            <text:p>2,072</text:p>
          </table:table-cell>
          <table:table-cell table:formula="of:=[.G14]-[.$G$7]" office:value-type="float" office:value="0.0595652768425885" calcext:value-type="float">
            <text:p>0,060</text:p>
          </table:table-cell>
          <table:table-cell table:formula="of:=[.H14]/[.H13]" office:value-type="float" office:value="1.58092512507989" calcext:value-type="float">
            <text:p>1,58092512507989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1/[.C15]" office:value-type="float" office:value="0.00000664630202420618" calcext:value-type="float">
            <text:p>6,64630202420618E-06</text:p>
          </table:table-cell>
          <table:table-cell table:formula="of:=[.C16]*[.$B$4]" office:value-type="float" office:value="150459.608419531" calcext:value-type="float">
            <text:p>150459,608419531</text:p>
          </table:table-cell>
          <table:table-cell table:formula="of:=[.D14]/[.$B$4]" office:value-type="float" office:value="900466.725860192" calcext:value-type="float">
            <text:p>900,47E+03</text:p>
          </table:table-cell>
          <table:table-cell table:formula="of:=1/[.D15]" office:value-type="float" office:value="0.0000011105352050013" calcext:value-type="float">
            <text:p>1,11E-06</text:p>
          </table:table-cell>
          <table:table-cell table:formula="of:=1/([.$E$1]-[.E15]+[.B15])" office:value-type="float" office:value="13746.5662233496" calcext:value-type="float">
            <text:p>13746,566</text:p>
          </table:table-cell>
          <table:table-cell table:formula="of:=[.$B$3]/([.$B$3]+[.F15])*[.$B$5]" office:value-type="float" office:value="2.10556758100192" calcext:value-type="float">
            <text:p>2,106</text:p>
          </table:table-cell>
          <table:table-cell table:formula="of:=[.G15]-[.$G$7]" office:value-type="float" office:value="0.0928566951562568" calcext:value-type="float">
            <text:p>0,093</text:p>
          </table:table-cell>
          <table:table-cell table:formula="of:=[.H15]/[.H14]" office:value-type="float" office:value="1.5589064649468" calcext:value-type="float">
            <text:p>1,5589064649468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1/[.C16]" office:value-type="float" office:value="0.0000103017681375196" calcext:value-type="float">
            <text:p>1,03017681375196E-05</text:p>
          </table:table-cell>
          <table:table-cell table:formula="of:=[.C17]*[.$B$4]" office:value-type="float" office:value="97070.715109375" calcext:value-type="float">
            <text:p>97070,715109375</text:p>
          </table:table-cell>
          <table:table-cell table:formula="of:=[.D15]/[.$B$4]" office:value-type="float" office:value="580946.274748511" calcext:value-type="float">
            <text:p>580,95E+03</text:p>
          </table:table-cell>
          <table:table-cell table:formula="of:=1/[.D16]" office:value-type="float" office:value="0.00000172132956775202" calcext:value-type="float">
            <text:p>1,72E-06</text:p>
          </table:table-cell>
          <table:table-cell table:formula="of:=1/([.$E$1]-[.E16]+[.B16])" office:value-type="float" office:value="13194.3334687267" calcext:value-type="float">
            <text:p>13194,333</text:p>
          </table:table-cell>
          <table:table-cell table:formula="of:=[.$B$3]/([.$B$3]+[.F16])*[.$B$5]" office:value-type="float" office:value="2.15569893687248" calcext:value-type="float">
            <text:p>2,156</text:p>
          </table:table-cell>
          <table:table-cell table:formula="of:=[.G16]-[.$G$7]" office:value-type="float" office:value="0.142988051026823" calcext:value-type="float">
            <text:p>0,143</text:p>
          </table:table-cell>
          <table:table-cell table:formula="of:=[.H16]/[.H15]" office:value-type="float" office:value="1.53987874311278" calcext:value-type="float">
            <text:p>1,53987874311278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1/[.C17]" office:value-type="float" office:value="0.0000159677406131553" calcext:value-type="float">
            <text:p>1,59677406131553E-05</text:p>
          </table:table-cell>
          <table:table-cell table:formula="of:=[.C18]*[.$B$4]" office:value-type="float" office:value="62626.2678125" calcext:value-type="float">
            <text:p>62626,2678125</text:p>
          </table:table-cell>
          <table:table-cell table:formula="of:=[.D16]/[.$B$4]" office:value-type="float" office:value="374804.048224846" calcext:value-type="float">
            <text:p>374,80E+03</text:p>
          </table:table-cell>
          <table:table-cell table:formula="of:=1/[.D17]" office:value-type="float" office:value="0.00000266806083001563" calcext:value-type="float">
            <text:p>2,67E-06</text:p>
          </table:table-cell>
          <table:table-cell table:formula="of:=1/([.$E$1]-[.E17]+[.B17])" office:value-type="float" office:value="12420.9172075195" calcext:value-type="float">
            <text:p>12420,917</text:p>
          </table:table-cell>
          <table:table-cell table:formula="of:=[.$B$3]/([.$B$3]+[.F17])*[.$B$5]" office:value-type="float" office:value="2.2300604180114" calcext:value-type="float">
            <text:p>2,230</text:p>
          </table:table-cell>
          <table:table-cell table:formula="of:=[.G17]-[.$G$7]" office:value-type="float" office:value="0.217349532165738" calcext:value-type="float">
            <text:p>0,217</text:p>
          </table:table-cell>
          <table:table-cell table:formula="of:=[.H17]/[.H16]" office:value-type="float" office:value="1.52005381292291" calcext:value-type="float">
            <text:p>1,5200538129229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1/[.C18]" office:value-type="float" office:value="0.0000247499979503908" calcext:value-type="float">
            <text:p>2,47499979503908E-05</text:p>
          </table:table-cell>
          <table:table-cell table:formula="of:=[.C19]*[.$B$4]" office:value-type="float" office:value="40404.04375" calcext:value-type="float">
            <text:p>40404,04375</text:p>
          </table:table-cell>
          <table:table-cell table:formula="of:=[.D17]/[.$B$4]" office:value-type="float" office:value="241809.063370868" calcext:value-type="float">
            <text:p>241,81E+03</text:p>
          </table:table-cell>
          <table:table-cell table:formula="of:=1/[.D18]" office:value-type="float" office:value="0.00000413549428652423" calcext:value-type="float">
            <text:p>4,14E-06</text:p>
          </table:table-cell>
          <table:table-cell table:formula="of:=1/([.$E$1]-[.E18]+[.B18])" office:value-type="float" office:value="11386.3863333678" calcext:value-type="float">
            <text:p>11386,386</text:p>
          </table:table-cell>
          <table:table-cell table:formula="of:=[.$B$3]/([.$B$3]+[.F18])*[.$B$5]" office:value-type="float" office:value="2.33793588222935" calcext:value-type="float">
            <text:p>2,338</text:p>
          </table:table-cell>
          <table:table-cell table:formula="of:=[.G18]-[.$G$7]" office:value-type="float" office:value="0.325224996383686" calcext:value-type="float">
            <text:p>0,325</text:p>
          </table:table-cell>
          <table:table-cell table:formula="of:=[.H18]/[.H17]" office:value-type="float" office:value="1.49632250478317" calcext:value-type="float">
            <text:p>1,49632250478317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1/[.C19]" office:value-type="float" office:value="0.0000383624968231057" calcext:value-type="float">
            <text:p>3,83624968231057E-05</text:p>
          </table:table-cell>
          <table:table-cell table:formula="of:=[.C20]*[.$B$4]" office:value-type="float" office:value="26067.125" calcext:value-type="float">
            <text:p>26067,125</text:p>
          </table:table-cell>
          <table:table-cell table:formula="of:=[.D18]/[.$B$4]" office:value-type="float" office:value="156005.847336044" calcext:value-type="float">
            <text:p>156,01E+03</text:p>
          </table:table-cell>
          <table:table-cell table:formula="of:=1/[.D19]" office:value-type="float" office:value="0.00000641001614411255" calcext:value-type="float">
            <text:p>6,41E-06</text:p>
          </table:table-cell>
          <table:table-cell table:formula="of:=1/([.$E$1]-[.E19]+[.B19])" office:value-type="float" office:value="10084.4925936273" calcext:value-type="float">
            <text:p>10084,493</text:p>
          </table:table-cell>
          <table:table-cell table:formula="of:=[.$B$3]/([.$B$3]+[.F19])*[.$B$5]" office:value-type="float" office:value="2.48948285683178" calcext:value-type="float">
            <text:p>2,489</text:p>
          </table:table-cell>
          <table:table-cell table:formula="of:=[.G19]-[.$G$7]" office:value-type="float" office:value="0.47677197098612" calcext:value-type="float">
            <text:p>0,477</text:p>
          </table:table-cell>
          <table:table-cell table:formula="of:=[.H19]/[.H18]" office:value-type="float" office:value="1.46597578995326" calcext:value-type="float">
            <text:p>1,46597578995326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1/[.C20]" office:value-type="float" office:value="0.0000594618700758139" calcext:value-type="float">
            <text:p>5,94618700758139E-05</text:p>
          </table:table-cell>
          <table:table-cell table:formula="of:=[.C21]*[.$B$4]" office:value-type="float" office:value="16817.5" calcext:value-type="float">
            <text:p>16817,5</text:p>
          </table:table-cell>
          <table:table-cell table:formula="of:=[.D19]/[.$B$4]" office:value-type="float" office:value="100648.93376519" calcext:value-type="float">
            <text:p>100,65E+03</text:p>
          </table:table-cell>
          <table:table-cell table:formula="of:=1/[.D20]" office:value-type="float" office:value="0.00000993552502337445" calcext:value-type="float">
            <text:p>9,94E-06</text:p>
          </table:table-cell>
          <table:table-cell table:formula="of:=1/([.$E$1]-[.E20]+[.B20])" office:value-type="float" office:value="8566.33642618143" calcext:value-type="float">
            <text:p>8566,336</text:p>
          </table:table-cell>
          <table:table-cell table:formula="of:=[.$B$3]/([.$B$3]+[.F20])*[.$B$5]" office:value-type="float" office:value="2.69304610518057" calcext:value-type="float">
            <text:p>2,693</text:p>
          </table:table-cell>
          <table:table-cell table:formula="of:=[.G20]-[.$G$7]" office:value-type="float" office:value="0.680335219334907" calcext:value-type="float">
            <text:p>0,680</text:p>
          </table:table-cell>
          <table:table-cell table:formula="of:=[.H20]/[.H19]" office:value-type="float" office:value="1.42696144223359" calcext:value-type="float">
            <text:p>1,42696144223359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1/[.C21]" office:value-type="float" office:value="0.0000921658986175115" calcext:value-type="float">
            <text:p>9,21658986175115E-05</text:p>
          </table:table-cell>
          <table:table-cell table:formula="of:=[.C22]*[.$B$4]" office:value-type="float" office:value="10850" calcext:value-type="float">
            <text:p>10850</text:p>
          </table:table-cell>
          <table:table-cell table:formula="of:=[.D20]/[.$B$4]" office:value-type="float" office:value="64934.7959775418" calcext:value-type="float">
            <text:p>64,93E+03</text:p>
          </table:table-cell>
          <table:table-cell table:formula="of:=1/[.D21]" office:value-type="float" office:value="0.0000154000637862304" calcext:value-type="float">
            <text:p>15,40E-06</text:p>
          </table:table-cell>
          <table:table-cell table:formula="of:=1/([.$E$1]-[.E21]+[.B21])" office:value-type="float" office:value="6945.62580854874" calcext:value-type="float">
            <text:p>6945,626</text:p>
          </table:table-cell>
          <table:table-cell table:formula="of:=[.$B$3]/([.$B$3]+[.F21])*[.$B$5]" office:value-type="float" office:value="2.95061395577235" calcext:value-type="float">
            <text:p>2,951</text:p>
          </table:table-cell>
          <table:table-cell table:formula="of:=[.G21]-[.$G$7]" office:value-type="float" office:value="0.937903069926688" calcext:value-type="float">
            <text:p>0,938</text:p>
          </table:table-cell>
          <table:table-cell table:formula="of:=[.H21]/[.H20]" office:value-type="float" office:value="1.37858961769402" calcext:value-type="float">
            <text:p>1,37858961769402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1/[.C22]" office:value-type="float" office:value="0.000142857142857143" calcext:value-type="float">
            <text:p>0,000142857142857</text:p>
          </table:table-cell>
          <table:table-cell table:style-name="ce7" table:formula="of:=[.B1]" office:value-type="float" office:value="7000" calcext:value-type="float">
            <text:p>7000</text:p>
          </table:table-cell>
          <table:table-cell table:formula="of:=[.D21]/[.$B$4]" office:value-type="float" office:value="41893.4167597044" calcext:value-type="float">
            <text:p>41,89E+03</text:p>
          </table:table-cell>
          <table:table-cell table:formula="of:=1/[.D22]" office:value-type="float" office:value="0.0000238700988686571" calcext:value-type="float">
            <text:p>23,87E-06</text:p>
          </table:table-cell>
          <table:table-cell table:formula="of:=1/([.$E$1]-[.E22]+[.B22])" office:value-type="float" office:value="5370.66398638637" calcext:value-type="float">
            <text:p>5370,664</text:p>
          </table:table-cell>
          <table:table-cell table:formula="of:=[.$B$3]/([.$B$3]+[.F22])*[.$B$5]" office:value-type="float" office:value="3.25294990797304" calcext:value-type="float">
            <text:p>3,253</text:p>
          </table:table-cell>
          <table:table-cell table:style-name="ce17" table:formula="of:=[.G22]-[.$G$7]" office:value-type="float" office:value="1.24023902212738" calcext:value-type="float">
            <text:p>1,240</text:p>
          </table:table-cell>
          <table:table-cell table:formula="of:=[.H22]/[.H21]" office:value-type="float" office:value="1.32235308945552" calcext:value-type="float">
            <text:p>1,32235308945552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ce5"/>
          <table:table-cell table:style-name="Default"/>
          <table:table-cell table:number-columns-repeated="9"/>
        </table:table-row>
      </table:table>
      <table:table table:name="dc" table:style-name="ta1">
        <table:shapes>
          <draw:custom-shape draw:z-index="0" draw:style-name="gr1" draw:text-style-name="P3" svg:width="12.363cm" svg:height="2.816cm" svg:x="33.508cm" svg:y="2.629cm">
            <text:p text:style-name="P1"><text:span text:style-name="T1">YM2203</text:span></text:p>
            <text:p text:style-name="P1"><text:span text:style-name="T1">dc measurements with voltimeter, output switching</text:span></text:p>
            <text:p text:style-name="P1"><text:span text:style-name="T1">multimeter measures average voltage</text:span></text:p>
            <text:p text:style-name="P2"><text:span text:style-name="T2"/></text:p>
            <draw:enhanced-geometry svg:viewBox="0 0 21600 21600" draw:type="rectangle" draw:enhanced-path="M 0 0 L 21600 0 21600 21600 0 21600 0 0 Z N"/>
          </draw:custom-shape>
          <draw:frame draw:z-index="1" draw:style-name="gr2" draw:text-style-name="P4" svg:width="15.999cm" svg:height="8.999cm" svg:x="47.514cm" svg:y="11.388cm">
            <draw:object draw:notify-on-update-of-ranges="dc.T26:dc.T26 dc.T27:dc.T41 dc.U26:dc.U26 dc.U27:dc.U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2" table:number-columns-repeated="3" table:default-cell-style-name="ce1"/>
        <table:table-column table:style-name="co2" table:default-cell-style-name="ce27"/>
        <table:table-column table:style-name="co2" table:number-columns-repeated="4" table:default-cell-style-name="ce1"/>
        <table:table-column table:style-name="co2" table:number-columns-repeated="2" table:default-cell-style-name="Default"/>
        <table:table-column table:style-name="co2" table:number-columns-repeated="3" table:default-cell-style-name="ce24"/>
        <table:table-column table:style-name="co2" table:number-columns-repeated="1010" table:default-cell-style-name="Default"/>
        <table:table-row table:style-name="ro1">
          <table:table-cell table:style-name="ce19" office:value-type="string" calcext:value-type="string" table:number-columns-spanned="14" table:number-rows-spanned="1">
            <text:p>CHIP 1</text:p>
          </table:table-cell>
          <table:covered-table-cell table:number-columns-repeated="5" table:style-name="Default"/>
          <table:covered-table-cell table:style-name="ce28"/>
          <table:covered-table-cell table:number-columns-repeated="2" table:style-name="ce23"/>
          <table:covered-table-cell table:number-columns-repeated="2"/>
          <table:covered-table-cell table:style-name="ce28"/>
          <table:covered-table-cell table:number-columns-repeated="2" table:style-name="ce23"/>
          <table:table-cell table:number-columns-repeated="1010"/>
        </table:table-row>
        <table:table-row table:style-name="ro1">
          <table:table-cell/>
          <table:table-cell table:style-name="Default" table:number-columns-repeated="5"/>
          <table:table-cell table:style-name="ce28" office:value-type="string" calcext:value-type="string" table:number-columns-spanned="3" table:number-rows-spanned="1">
            <text:p>amplitude</text:p>
          </table:table-cell>
          <table:covered-table-cell table:number-columns-repeated="2" table:style-name="ce23"/>
          <table:table-cell table:number-columns-repeated="2"/>
          <table:table-cell table:style-name="ce28" office:value-type="string" calcext:value-type="string" table:number-columns-spanned="3" table:number-rows-spanned="1">
            <text:p>step (geom)</text:p>
          </table:table-cell>
          <table:covered-table-cell table:number-columns-repeated="2" table:style-name="ce23"/>
          <table:table-cell table:number-columns-repeated="1010"/>
        </table:table-row>
        <table:table-row table:style-name="ro1"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open</text:p>
          </table:table-cell>
          <table:table-cell table:style-name="ce20" office:value-type="string" calcext:value-type="string">
            <text:p>10k</text:p>
          </table:table-cell>
          <table:table-cell table:style-name="ce20" office:value-type="string" calcext:value-type="string">
            <text:p>1k</text:p>
          </table:table-cell>
          <table:table-cell table:style-name="ce20" office:value-type="string" calcext:value-type="string">
            <text:p>Rout</text:p>
          </table:table-cell>
          <table:table-cell table:style-name="ce20"/>
          <table:table-cell table:style-name="ce20" table:formula="of:=[.B3]" office:value-type="string" office:string-value="open" calcext:value-type="string">
            <text:p>open</text:p>
          </table:table-cell>
          <table:table-cell table:style-name="ce20" table:formula="of:=[.C3]" office:value-type="string" office:string-value="10k" calcext:value-type="string">
            <text:p>10k</text:p>
          </table:table-cell>
          <table:table-cell table:style-name="ce20" table:formula="of:=[.D3]" office:value-type="string" office:string-value="1k" calcext:value-type="string">
            <text:p>1k</text:p>
          </table:table-cell>
          <table:table-cell table:number-columns-repeated="2"/>
          <table:table-cell table:style-name="ce20" table:formula="of:=[.G3]" office:value-type="string" office:string-value="open" calcext:value-type="string">
            <text:p>open</text:p>
          </table:table-cell>
          <table:table-cell table:style-name="ce20" table:formula="of:=[.H3]" office:value-type="string" office:string-value="10k" calcext:value-type="string">
            <text:p>10k</text:p>
          </table:table-cell>
          <table:table-cell table:style-name="ce20" table:formula="of:=[.I3]" office:value-type="string" office:string-value="1k" calcext:value-type="string">
            <text:p>1k</text:p>
          </table:table-cell>
          <table:table-cell table:style-name="ce20" table:number-columns-repeated="10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315" calcext:value-type="float">
            <text:p>3,315</text:p>
          </table:table-cell>
          <table:table-cell office:value-type="float" office:value="2.874" calcext:value-type="float">
            <text:p>2,874</text:p>
          </table:table-cell>
          <table:table-cell office:value-type="float" office:value="2.293" calcext:value-type="float">
            <text:p>2,293</text:p>
          </table:table-cell>
          <table:table-cell table:formula="of:=([.C4]-[.D4])/[.D4]*1000" office:value-type="float" office:value="253.379851722634" calcext:value-type="float">
            <text:p>253</text:p>
          </table:table-cell>
          <table:table-cell/>
          <table:table-cell table:formula="of:=([.B4]-[.B$4])*2" office:value-type="float" office:value="0" calcext:value-type="float">
            <text:p>0,000</text:p>
          </table:table-cell>
          <table:table-cell table:formula="of:=([.C4]-[.C$4])*2" office:value-type="float" office:value="0" calcext:value-type="float">
            <text:p>0,000</text:p>
          </table:table-cell>
          <table:table-cell table:formula="of:=([.D4]-[.D$4])*2" office:value-type="float" office:value="0" calcext:value-type="float">
            <text:p>0,000</text:p>
          </table:table-cell>
          <table:table-cell table:number-columns-repeated="2"/>
          <table:table-cell table:style-name="ce1" table:number-columns-repeated="3"/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322" calcext:value-type="float">
            <text:p>3,322</text:p>
          </table:table-cell>
          <table:table-cell office:value-type="float" office:value="2.88" calcext:value-type="float">
            <text:p>2,880</text:p>
          </table:table-cell>
          <table:table-cell office:value-type="float" office:value="2.298" calcext:value-type="float">
            <text:p>2,298</text:p>
          </table:table-cell>
          <table:table-cell table:formula="of:=([.C5]-[.D5])/[.D5]*1000" office:value-type="float" office:value="253.263707571801" calcext:value-type="float">
            <text:p>253</text:p>
          </table:table-cell>
          <table:table-cell/>
          <table:table-cell table:formula="of:=([.B5]-[.B$4])*2" office:value-type="float" office:value="0.0140000000000002" calcext:value-type="float">
            <text:p>0,014</text:p>
          </table:table-cell>
          <table:table-cell table:formula="of:=([.C5]-[.C$4])*2" office:value-type="float" office:value="0.0119999999999996" calcext:value-type="float">
            <text:p>0,012</text:p>
          </table:table-cell>
          <table:table-cell table:formula="of:=([.D5]-[.D$4])*2" office:value-type="float" office:value="0.00999999999999979" calcext:value-type="float">
            <text:p>0,010</text:p>
          </table:table-cell>
          <table:table-cell table:number-columns-repeated="2"/>
          <table:table-cell table:style-name="ce1" table:number-columns-repeated="3"/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326" calcext:value-type="float">
            <text:p>3,326</text:p>
          </table:table-cell>
          <table:table-cell office:value-type="float" office:value="2.884" calcext:value-type="float">
            <text:p>2,884</text:p>
          </table:table-cell>
          <table:table-cell office:value-type="float" office:value="2.301" calcext:value-type="float">
            <text:p>2,301</text:p>
          </table:table-cell>
          <table:table-cell table:formula="of:=([.C6]-[.D6])/[.D6]*1000" office:value-type="float" office:value="253.368100825728" calcext:value-type="float">
            <text:p>253</text:p>
          </table:table-cell>
          <table:table-cell/>
          <table:table-cell table:formula="of:=([.B6]-[.B$4])*2" office:value-type="float" office:value="0.0220000000000002" calcext:value-type="float">
            <text:p>0,022</text:p>
          </table:table-cell>
          <table:table-cell table:formula="of:=([.C6]-[.C$4])*2" office:value-type="float" office:value="0.0199999999999996" calcext:value-type="float">
            <text:p>0,020</text:p>
          </table:table-cell>
          <table:table-cell table:formula="of:=([.D6]-[.D$4])*2" office:value-type="float" office:value="0.016" calcext:value-type="float">
            <text:p>0,016</text:p>
          </table:table-cell>
          <table:table-cell table:number-columns-repeated="2"/>
          <table:table-cell table:formula="of:=[.G6]/[.G5]" office:value-type="float" office:value="1.57142857142856" calcext:value-type="float">
            <text:p>1,6</text:p>
          </table:table-cell>
          <table:table-cell table:formula="of:=[.H6]/[.H5]" office:value-type="float" office:value="1.66666666666669" calcext:value-type="float">
            <text:p>1,7</text:p>
          </table:table-cell>
          <table:table-cell table:formula="of:=[.I6]/[.I5]" office:value-type="float" office:value="1.60000000000004" calcext:value-type="float">
            <text:p>1,6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331" calcext:value-type="float">
            <text:p>3,331</text:p>
          </table:table-cell>
          <table:table-cell office:value-type="float" office:value="2.888" calcext:value-type="float">
            <text:p>2,888</text:p>
          </table:table-cell>
          <table:table-cell office:value-type="float" office:value="2.305" calcext:value-type="float">
            <text:p>2,305</text:p>
          </table:table-cell>
          <table:table-cell table:formula="of:=([.C7]-[.D7])/[.D7]*1000" office:value-type="float" office:value="252.9284164859" calcext:value-type="float">
            <text:p>253</text:p>
          </table:table-cell>
          <table:table-cell/>
          <table:table-cell table:formula="of:=([.B7]-[.B$4])*2" office:value-type="float" office:value="0.032" calcext:value-type="float">
            <text:p>0,032</text:p>
          </table:table-cell>
          <table:table-cell table:formula="of:=([.C7]-[.C$4])*2" office:value-type="float" office:value="0.0279999999999996" calcext:value-type="float">
            <text:p>0,028</text:p>
          </table:table-cell>
          <table:table-cell table:formula="of:=([.D7]-[.D$4])*2" office:value-type="float" office:value="0.024" calcext:value-type="float">
            <text:p>0,024</text:p>
          </table:table-cell>
          <table:table-cell table:number-columns-repeated="2"/>
          <table:table-cell table:formula="of:=[.G7]/[.G6]" office:value-type="float" office:value="1.45454545454544" calcext:value-type="float">
            <text:p>1,5</text:p>
          </table:table-cell>
          <table:table-cell table:formula="of:=[.H7]/[.H6]" office:value-type="float" office:value="1.40000000000001" calcext:value-type="float">
            <text:p>1,4</text:p>
          </table:table-cell>
          <table:table-cell table:formula="of:=[.I7]/[.I6]" office:value-type="float" office:value="1.5" calcext:value-type="float">
            <text:p>1,5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337" calcext:value-type="float">
            <text:p>3,337</text:p>
          </table:table-cell>
          <table:table-cell office:value-type="float" office:value="2.895" calcext:value-type="float">
            <text:p>2,895</text:p>
          </table:table-cell>
          <table:table-cell office:value-type="float" office:value="2.31" calcext:value-type="float">
            <text:p>2,310</text:p>
          </table:table-cell>
          <table:table-cell table:formula="of:=([.C8]-[.D8])/[.D8]*1000" office:value-type="float" office:value="253.246753246753" calcext:value-type="float">
            <text:p>253</text:p>
          </table:table-cell>
          <table:table-cell/>
          <table:table-cell table:formula="of:=([.B8]-[.B$4])*2" office:value-type="float" office:value="0.0440000000000005" calcext:value-type="float">
            <text:p>0,044</text:p>
          </table:table-cell>
          <table:table-cell table:formula="of:=([.C8]-[.C$4])*2" office:value-type="float" office:value="0.0419999999999998" calcext:value-type="float">
            <text:p>0,042</text:p>
          </table:table-cell>
          <table:table-cell table:formula="of:=([.D8]-[.D$4])*2" office:value-type="float" office:value="0.0339999999999998" calcext:value-type="float">
            <text:p>0,034</text:p>
          </table:table-cell>
          <table:table-cell table:number-columns-repeated="2"/>
          <table:table-cell table:formula="of:=[.G8]/[.G7]" office:value-type="float" office:value="1.37500000000001" calcext:value-type="float">
            <text:p>1,4</text:p>
          </table:table-cell>
          <table:table-cell table:formula="of:=[.H8]/[.H7]" office:value-type="float" office:value="1.50000000000002" calcext:value-type="float">
            <text:p>1,5</text:p>
          </table:table-cell>
          <table:table-cell table:formula="of:=[.I8]/[.I7]" office:value-type="float" office:value="1.41666666666666" calcext:value-type="float">
            <text:p>1,4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346" calcext:value-type="float">
            <text:p>3,346</text:p>
          </table:table-cell>
          <table:table-cell office:value-type="float" office:value="2.902" calcext:value-type="float">
            <text:p>2,902</text:p>
          </table:table-cell>
          <table:table-cell office:value-type="float" office:value="2.317" calcext:value-type="float">
            <text:p>2,317</text:p>
          </table:table-cell>
          <table:table-cell table:formula="of:=([.C9]-[.D9])/[.D9]*1000" office:value-type="float" office:value="252.481657315494" calcext:value-type="float">
            <text:p>252</text:p>
          </table:table-cell>
          <table:table-cell/>
          <table:table-cell table:formula="of:=([.B9]-[.B$4])*2" office:value-type="float" office:value="0.0620000000000003" calcext:value-type="float">
            <text:p>0,062</text:p>
          </table:table-cell>
          <table:table-cell table:formula="of:=([.C9]-[.C$4])*2" office:value-type="float" office:value="0.0560000000000001" calcext:value-type="float">
            <text:p>0,056</text:p>
          </table:table-cell>
          <table:table-cell table:formula="of:=([.D9]-[.D$4])*2" office:value-type="float" office:value="0.048" calcext:value-type="float">
            <text:p>0,048</text:p>
          </table:table-cell>
          <table:table-cell table:number-columns-repeated="2"/>
          <table:table-cell table:formula="of:=[.G9]/[.G8]" office:value-type="float" office:value="1.4090909090909" calcext:value-type="float">
            <text:p>1,4</text:p>
          </table:table-cell>
          <table:table-cell table:formula="of:=[.H9]/[.H8]" office:value-type="float" office:value="1.33333333333334" calcext:value-type="float">
            <text:p>1,3</text:p>
          </table:table-cell>
          <table:table-cell table:formula="of:=[.I9]/[.I8]" office:value-type="float" office:value="1.41176470588236" calcext:value-type="float">
            <text:p>1,4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358" calcext:value-type="float">
            <text:p>3,358</text:p>
          </table:table-cell>
          <table:table-cell office:value-type="float" office:value="2.915" calcext:value-type="float">
            <text:p>2,915</text:p>
          </table:table-cell>
          <table:table-cell office:value-type="float" office:value="2.327" calcext:value-type="float">
            <text:p>2,327</text:p>
          </table:table-cell>
          <table:table-cell table:formula="of:=([.C10]-[.D10])/[.D10]*1000" office:value-type="float" office:value="252.685861624409" calcext:value-type="float">
            <text:p>253</text:p>
          </table:table-cell>
          <table:table-cell/>
          <table:table-cell table:formula="of:=([.B10]-[.B$4])*2" office:value-type="float" office:value="0.0860000000000003" calcext:value-type="float">
            <text:p>0,086</text:p>
          </table:table-cell>
          <table:table-cell table:formula="of:=([.C10]-[.C$4])*2" office:value-type="float" office:value="0.0819999999999999" calcext:value-type="float">
            <text:p>0,082</text:p>
          </table:table-cell>
          <table:table-cell table:formula="of:=([.D10]-[.D$4])*2" office:value-type="float" office:value="0.0679999999999996" calcext:value-type="float">
            <text:p>0,068</text:p>
          </table:table-cell>
          <table:table-cell table:number-columns-repeated="2"/>
          <table:table-cell table:formula="of:=[.G10]/[.G9]" office:value-type="float" office:value="1.38709677419355" calcext:value-type="float">
            <text:p>1,4</text:p>
          </table:table-cell>
          <table:table-cell table:formula="of:=[.H10]/[.H9]" office:value-type="float" office:value="1.46428571428571" calcext:value-type="float">
            <text:p>1,5</text:p>
          </table:table-cell>
          <table:table-cell table:formula="of:=[.I10]/[.I9]" office:value-type="float" office:value="1.41666666666666" calcext:value-type="float">
            <text:p>1,4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373" calcext:value-type="float">
            <text:p>3,373</text:p>
          </table:table-cell>
          <table:table-cell office:value-type="float" office:value="2.929" calcext:value-type="float">
            <text:p>2,929</text:p>
          </table:table-cell>
          <table:table-cell office:value-type="float" office:value="2.339" calcext:value-type="float">
            <text:p>2,339</text:p>
          </table:table-cell>
          <table:table-cell table:formula="of:=([.C11]-[.D11])/[.D11]*1000" office:value-type="float" office:value="252.244548952544" calcext:value-type="float">
            <text:p>252</text:p>
          </table:table-cell>
          <table:table-cell/>
          <table:table-cell table:formula="of:=([.B11]-[.B$4])*2" office:value-type="float" office:value="0.116000000000001" calcext:value-type="float">
            <text:p>0,116</text:p>
          </table:table-cell>
          <table:table-cell table:formula="of:=([.C11]-[.C$4])*2" office:value-type="float" office:value="0.11" calcext:value-type="float">
            <text:p>0,110</text:p>
          </table:table-cell>
          <table:table-cell table:formula="of:=([.D11]-[.D$4])*2" office:value-type="float" office:value="0.0919999999999996" calcext:value-type="float">
            <text:p>0,092</text:p>
          </table:table-cell>
          <table:table-cell table:number-columns-repeated="2"/>
          <table:table-cell table:formula="of:=[.G11]/[.G10]" office:value-type="float" office:value="1.34883720930233" calcext:value-type="float">
            <text:p>1,3</text:p>
          </table:table-cell>
          <table:table-cell table:formula="of:=[.H11]/[.H10]" office:value-type="float" office:value="1.34146341463415" calcext:value-type="float">
            <text:p>1,3</text:p>
          </table:table-cell>
          <table:table-cell table:formula="of:=[.I11]/[.I10]" office:value-type="float" office:value="1.35294117647059" calcext:value-type="float">
            <text:p>1,4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397" calcext:value-type="float">
            <text:p>3,397</text:p>
          </table:table-cell>
          <table:table-cell office:value-type="float" office:value="2.951" calcext:value-type="float">
            <text:p>2,951</text:p>
          </table:table-cell>
          <table:table-cell office:value-type="float" office:value="2.359" calcext:value-type="float">
            <text:p>2,359</text:p>
          </table:table-cell>
          <table:table-cell table:formula="of:=([.C12]-[.D12])/[.D12]*1000" office:value-type="float" office:value="250.9537939805" calcext:value-type="float">
            <text:p>251</text:p>
          </table:table-cell>
          <table:table-cell/>
          <table:table-cell table:formula="of:=([.B12]-[.B$4])*2" office:value-type="float" office:value="0.164000000000001" calcext:value-type="float">
            <text:p>0,164</text:p>
          </table:table-cell>
          <table:table-cell table:formula="of:=([.C12]-[.C$4])*2" office:value-type="float" office:value="0.154" calcext:value-type="float">
            <text:p>0,154</text:p>
          </table:table-cell>
          <table:table-cell table:formula="of:=([.D12]-[.D$4])*2" office:value-type="float" office:value="0.132" calcext:value-type="float">
            <text:p>0,132</text:p>
          </table:table-cell>
          <table:table-cell table:number-columns-repeated="2"/>
          <table:table-cell table:formula="of:=[.G12]/[.G11]" office:value-type="float" office:value="1.41379310344827" calcext:value-type="float">
            <text:p>1,4</text:p>
          </table:table-cell>
          <table:table-cell table:formula="of:=[.H12]/[.H11]" office:value-type="float" office:value="1.4" calcext:value-type="float">
            <text:p>1,4</text:p>
          </table:table-cell>
          <table:table-cell table:formula="of:=[.I12]/[.I11]" office:value-type="float" office:value="1.43478260869565" calcext:value-type="float">
            <text:p>1,4</text:p>
          </table:table-cell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424" calcext:value-type="float">
            <text:p>3,424</text:p>
          </table:table-cell>
          <table:table-cell office:value-type="float" office:value="2.977" calcext:value-type="float">
            <text:p>2,977</text:p>
          </table:table-cell>
          <table:table-cell office:value-type="float" office:value="2.381" calcext:value-type="float">
            <text:p>2,381</text:p>
          </table:table-cell>
          <table:table-cell table:formula="of:=([.C13]-[.D13])/[.D13]*1000" office:value-type="float" office:value="250.314993700126" calcext:value-type="float">
            <text:p>250</text:p>
          </table:table-cell>
          <table:table-cell/>
          <table:table-cell table:formula="of:=([.B13]-[.B$4])*2" office:value-type="float" office:value="0.218" calcext:value-type="float">
            <text:p>0,218</text:p>
          </table:table-cell>
          <table:table-cell table:formula="of:=([.C13]-[.C$4])*2" office:value-type="float" office:value="0.206" calcext:value-type="float">
            <text:p>0,206</text:p>
          </table:table-cell>
          <table:table-cell table:formula="of:=([.D13]-[.D$4])*2" office:value-type="float" office:value="0.176" calcext:value-type="float">
            <text:p>0,176</text:p>
          </table:table-cell>
          <table:table-cell table:number-columns-repeated="2"/>
          <table:table-cell table:formula="of:=[.G13]/[.G12]" office:value-type="float" office:value="1.32926829268292" calcext:value-type="float">
            <text:p>1,3</text:p>
          </table:table-cell>
          <table:table-cell table:formula="of:=[.H13]/[.H12]" office:value-type="float" office:value="1.33766233766234" calcext:value-type="float">
            <text:p>1,3</text:p>
          </table:table-cell>
          <table:table-cell table:formula="of:=[.I13]/[.I12]" office:value-type="float" office:value="1.33333333333334" calcext:value-type="float">
            <text:p>1,3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469" calcext:value-type="float">
            <text:p>3,469</text:p>
          </table:table-cell>
          <table:table-cell office:value-type="float" office:value="3.019" calcext:value-type="float">
            <text:p>3,019</text:p>
          </table:table-cell>
          <table:table-cell office:value-type="float" office:value="2.418" calcext:value-type="float">
            <text:p>2,418</text:p>
          </table:table-cell>
          <table:table-cell table:formula="of:=([.C14]-[.D14])/[.D14]*1000" office:value-type="float" office:value="248.552522746071" calcext:value-type="float">
            <text:p>249</text:p>
          </table:table-cell>
          <table:table-cell/>
          <table:table-cell table:formula="of:=([.B14]-[.B$4])*2" office:value-type="float" office:value="0.308" calcext:value-type="float">
            <text:p>0,308</text:p>
          </table:table-cell>
          <table:table-cell table:formula="of:=([.C14]-[.C$4])*2" office:value-type="float" office:value="0.29" calcext:value-type="float">
            <text:p>0,290</text:p>
          </table:table-cell>
          <table:table-cell table:formula="of:=([.D14]-[.D$4])*2" office:value-type="float" office:value="0.25" calcext:value-type="float">
            <text:p>0,250</text:p>
          </table:table-cell>
          <table:table-cell table:number-columns-repeated="2"/>
          <table:table-cell table:formula="of:=[.G14]/[.G13]" office:value-type="float" office:value="1.41284403669725" calcext:value-type="float">
            <text:p>1,4</text:p>
          </table:table-cell>
          <table:table-cell table:formula="of:=[.H14]/[.H13]" office:value-type="float" office:value="1.40776699029127" calcext:value-type="float">
            <text:p>1,4</text:p>
          </table:table-cell>
          <table:table-cell table:formula="of:=[.I14]/[.I13]" office:value-type="float" office:value="1.42045454545454" calcext:value-type="float">
            <text:p>1,4</text:p>
          </table:table-cell>
          <table:table-cell table:number-columns-repeated="10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.521" calcext:value-type="float">
            <text:p>3,521</text:p>
          </table:table-cell>
          <table:table-cell office:value-type="float" office:value="3.0689" calcext:value-type="float">
            <text:p>3,069</text:p>
          </table:table-cell>
          <table:table-cell office:value-type="float" office:value="2.46" calcext:value-type="float">
            <text:p>2,460</text:p>
          </table:table-cell>
          <table:table-cell table:formula="of:=([.C15]-[.D15])/[.D15]*1000" office:value-type="float" office:value="247.520325203252" calcext:value-type="float">
            <text:p>248</text:p>
          </table:table-cell>
          <table:table-cell/>
          <table:table-cell table:formula="of:=([.B15]-[.B$4])*2" office:value-type="float" office:value="0.412" calcext:value-type="float">
            <text:p>0,412</text:p>
          </table:table-cell>
          <table:table-cell table:formula="of:=([.C15]-[.C$4])*2" office:value-type="float" office:value="0.3898" calcext:value-type="float">
            <text:p>0,390</text:p>
          </table:table-cell>
          <table:table-cell table:formula="of:=([.D15]-[.D$4])*2" office:value-type="float" office:value="0.334" calcext:value-type="float">
            <text:p>0,334</text:p>
          </table:table-cell>
          <table:table-cell table:number-columns-repeated="2"/>
          <table:table-cell table:formula="of:=[.G15]/[.G14]" office:value-type="float" office:value="1.33766233766234" calcext:value-type="float">
            <text:p>1,3</text:p>
          </table:table-cell>
          <table:table-cell table:formula="of:=[.H15]/[.H14]" office:value-type="float" office:value="1.34413793103448" calcext:value-type="float">
            <text:p>1,3</text:p>
          </table:table-cell>
          <table:table-cell table:formula="of:=[.I15]/[.I14]" office:value-type="float" office:value="1.336" calcext:value-type="float">
            <text:p>1,3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608" calcext:value-type="float">
            <text:p>3,608</text:p>
          </table:table-cell>
          <table:table-cell office:value-type="float" office:value="3.151" calcext:value-type="float">
            <text:p>3,151</text:p>
          </table:table-cell>
          <table:table-cell office:value-type="float" office:value="2.531" calcext:value-type="float">
            <text:p>2,531</text:p>
          </table:table-cell>
          <table:table-cell table:formula="of:=([.C16]-[.D16])/[.D16]*1000" office:value-type="float" office:value="244.962465428684" calcext:value-type="float">
            <text:p>245</text:p>
          </table:table-cell>
          <table:table-cell/>
          <table:table-cell table:formula="of:=([.B16]-[.B$4])*2" office:value-type="float" office:value="0.586" calcext:value-type="float">
            <text:p>0,586</text:p>
          </table:table-cell>
          <table:table-cell table:formula="of:=([.C16]-[.C$4])*2" office:value-type="float" office:value="0.553999999999999" calcext:value-type="float">
            <text:p>0,554</text:p>
          </table:table-cell>
          <table:table-cell table:formula="of:=([.D16]-[.D$4])*2" office:value-type="float" office:value="0.476" calcext:value-type="float">
            <text:p>0,476</text:p>
          </table:table-cell>
          <table:table-cell table:number-columns-repeated="2"/>
          <table:table-cell table:formula="of:=[.G16]/[.G15]" office:value-type="float" office:value="1.42233009708738" calcext:value-type="float">
            <text:p>1,4</text:p>
          </table:table-cell>
          <table:table-cell table:formula="of:=[.H16]/[.H15]" office:value-type="float" office:value="1.42124166239097" calcext:value-type="float">
            <text:p>1,4</text:p>
          </table:table-cell>
          <table:table-cell table:formula="of:=[.I16]/[.I15]" office:value-type="float" office:value="1.4251497005988" calcext:value-type="float">
            <text:p>1,4</text:p>
          </table:table-cell>
          <table:table-cell table:number-columns-repeated="10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.707" calcext:value-type="float">
            <text:p>3,707</text:p>
          </table:table-cell>
          <table:table-cell office:value-type="float" office:value="3.245" calcext:value-type="float">
            <text:p>3,245</text:p>
          </table:table-cell>
          <table:table-cell office:value-type="float" office:value="2.611" calcext:value-type="float">
            <text:p>2,611</text:p>
          </table:table-cell>
          <table:table-cell table:formula="of:=([.C17]-[.D17])/[.D17]*1000" office:value-type="float" office:value="242.818843355037" calcext:value-type="float">
            <text:p>243</text:p>
          </table:table-cell>
          <table:table-cell/>
          <table:table-cell table:formula="of:=([.B17]-[.B$4])*2" office:value-type="float" office:value="0.784" calcext:value-type="float">
            <text:p>0,784</text:p>
          </table:table-cell>
          <table:table-cell table:formula="of:=([.C17]-[.C$4])*2" office:value-type="float" office:value="0.742" calcext:value-type="float">
            <text:p>0,742</text:p>
          </table:table-cell>
          <table:table-cell table:formula="of:=([.D17]-[.D$4])*2" office:value-type="float" office:value="0.635999999999999" calcext:value-type="float">
            <text:p>0,636</text:p>
          </table:table-cell>
          <table:table-cell table:number-columns-repeated="2"/>
          <table:table-cell table:formula="of:=[.G17]/[.G16]" office:value-type="float" office:value="1.33788395904437" calcext:value-type="float">
            <text:p>1,3</text:p>
          </table:table-cell>
          <table:table-cell table:formula="of:=[.H17]/[.H16]" office:value-type="float" office:value="1.33935018050542" calcext:value-type="float">
            <text:p>1,3</text:p>
          </table:table-cell>
          <table:table-cell table:formula="of:=[.I17]/[.I16]" office:value-type="float" office:value="1.33613445378151" calcext:value-type="float">
            <text:p>1,3</text:p>
          </table:table-cell>
          <table:table-cell table:number-columns-repeated="10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.869" calcext:value-type="float">
            <text:p>3,869</text:p>
          </table:table-cell>
          <table:table-cell office:value-type="float" office:value="3.397" calcext:value-type="float">
            <text:p>3,397</text:p>
          </table:table-cell>
          <table:table-cell office:value-type="float" office:value="2.742" calcext:value-type="float">
            <text:p>2,742</text:p>
          </table:table-cell>
          <table:table-cell table:formula="of:=([.C18]-[.D18])/[.D18]*1000" office:value-type="float" office:value="238.876732312181" calcext:value-type="float">
            <text:p>239</text:p>
          </table:table-cell>
          <table:table-cell/>
          <table:table-cell table:formula="of:=([.B18]-[.B$4])*2" office:value-type="float" office:value="1.108" calcext:value-type="float">
            <text:p>1,108</text:p>
          </table:table-cell>
          <table:table-cell table:formula="of:=([.C18]-[.C$4])*2" office:value-type="float" office:value="1.046" calcext:value-type="float">
            <text:p>1,046</text:p>
          </table:table-cell>
          <table:table-cell table:formula="of:=([.D18]-[.D$4])*2" office:value-type="float" office:value="0.898" calcext:value-type="float">
            <text:p>0,898</text:p>
          </table:table-cell>
          <table:table-cell table:number-columns-repeated="2"/>
          <table:table-cell table:formula="of:=[.G18]/[.G17]" office:value-type="float" office:value="1.41326530612245" calcext:value-type="float">
            <text:p>1,4</text:p>
          </table:table-cell>
          <table:table-cell table:formula="of:=[.H18]/[.H17]" office:value-type="float" office:value="1.40970350404313" calcext:value-type="float">
            <text:p>1,4</text:p>
          </table:table-cell>
          <table:table-cell table:formula="of:=[.I18]/[.I17]" office:value-type="float" office:value="1.41194968553459" calcext:value-type="float">
            <text:p>1,4</text:p>
          </table:table-cell>
          <table:table-cell table:number-columns-repeated="10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.048" calcext:value-type="float">
            <text:p>4,048</text:p>
          </table:table-cell>
          <table:table-cell office:value-type="float" office:value="3.569" calcext:value-type="float">
            <text:p>3,569</text:p>
          </table:table-cell>
          <table:table-cell office:value-type="float" office:value="2.889" calcext:value-type="float">
            <text:p>2,889</text:p>
          </table:table-cell>
          <table:table-cell table:formula="of:=([.C19]-[.D19])/[.D19]*1000" office:value-type="float" office:value="235.375562478366" calcext:value-type="float">
            <text:p>235</text:p>
          </table:table-cell>
          <table:table-cell/>
          <table:table-cell table:formula="of:=([.B19]-[.B$4])*2" office:value-type="float" office:value="1.466" calcext:value-type="float">
            <text:p>1,466</text:p>
          </table:table-cell>
          <table:table-cell table:formula="of:=([.C19]-[.C$4])*2" office:value-type="float" office:value="1.39" calcext:value-type="float">
            <text:p>1,390</text:p>
          </table:table-cell>
          <table:table-cell table:formula="of:=([.D19]-[.D$4])*2" office:value-type="float" office:value="1.192" calcext:value-type="float">
            <text:p>1,192</text:p>
          </table:table-cell>
          <table:table-cell table:number-columns-repeated="2"/>
          <table:table-cell table:formula="of:=[.G19]/[.G18]" office:value-type="float" office:value="1.32310469314079" calcext:value-type="float">
            <text:p>1,3</text:p>
          </table:table-cell>
          <table:table-cell table:formula="of:=[.H19]/[.H18]" office:value-type="float" office:value="1.32887189292543" calcext:value-type="float">
            <text:p>1,3</text:p>
          </table:table-cell>
          <table:table-cell table:formula="of:=[.I19]/[.I18]" office:value-type="float" office:value="1.32739420935412" calcext:value-type="float">
            <text:p>1,3</text:p>
          </table:table-cell>
          <table:table-cell table:number-columns-repeated="1010"/>
        </table:table-row>
        <table:table-row table:style-name="ro1" table:number-rows-repeated="4">
          <table:table-cell/>
          <table:table-cell table:style-name="Default" table:number-columns-repeated="8"/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9" office:value-type="string" calcext:value-type="string" table:number-columns-spanned="14" table:number-rows-spanned="1">
            <text:p>CHIP 2</text:p>
          </table:table-cell>
          <table:covered-table-cell table:number-columns-repeated="13" table:style-name="ce21"/>
          <table:table-cell table:number-columns-repeated="1010"/>
        </table:table-row>
        <table:table-row table:style-name="ro1">
          <table:table-cell/>
          <table:table-cell table:style-name="Default" table:number-columns-repeated="5"/>
          <table:table-cell table:style-name="ce28" office:value-type="string" calcext:value-type="string" table:number-columns-spanned="3" table:number-rows-spanned="1">
            <text:p>amplitude</text:p>
          </table:table-cell>
          <table:covered-table-cell table:number-columns-repeated="2" table:style-name="ce23"/>
          <table:table-cell table:number-columns-repeated="2"/>
          <table:table-cell table:style-name="ce28" office:value-type="string" calcext:value-type="string" table:number-columns-spanned="3" table:number-rows-spanned="1">
            <text:p>step (geom)</text:p>
          </table:table-cell>
          <table:covered-table-cell table:number-columns-repeated="2" table:style-name="ce23"/>
          <table:table-cell table:number-columns-repeated="1010"/>
        </table:table-row>
        <table:table-row table:style-name="ro1"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open</text:p>
          </table:table-cell>
          <table:table-cell table:style-name="ce20" office:value-type="string" calcext:value-type="string">
            <text:p>10k</text:p>
          </table:table-cell>
          <table:table-cell table:style-name="ce20" office:value-type="string" calcext:value-type="string">
            <text:p>1k</text:p>
          </table:table-cell>
          <table:table-cell table:style-name="ce20" office:value-type="string" calcext:value-type="string">
            <text:p>328 Ohm</text:p>
          </table:table-cell>
          <table:table-cell table:style-name="ce20"/>
          <table:table-cell table:style-name="ce20" table:formula="of:=[.B26]" office:value-type="string" office:string-value="open" calcext:value-type="string">
            <text:p>open</text:p>
          </table:table-cell>
          <table:table-cell table:style-name="ce20" table:formula="of:=[.C26]" office:value-type="string" office:string-value="10k" calcext:value-type="string">
            <text:p>10k</text:p>
          </table:table-cell>
          <table:table-cell table:style-name="ce20" table:formula="of:=[.D26]" office:value-type="string" office:string-value="1k" calcext:value-type="string">
            <text:p>1k</text:p>
          </table:table-cell>
          <table:table-cell table:style-name="ce20" table:formula="of:=[.E26]" office:value-type="string" office:string-value="328 Ohm" calcext:value-type="string">
            <text:p>328 Ohm</text:p>
          </table:table-cell>
          <table:table-cell/>
          <table:table-cell table:style-name="ce20" table:formula="of:=[.G26]" office:value-type="string" office:string-value="open" calcext:value-type="string">
            <text:p>open</text:p>
          </table:table-cell>
          <table:table-cell table:style-name="ce20" table:formula="of:=[.H26]" office:value-type="string" office:string-value="10k" calcext:value-type="string">
            <text:p>10k</text:p>
          </table:table-cell>
          <table:table-cell table:style-name="ce20" table:formula="of:=[.I26]" office:value-type="string" office:string-value="1k" calcext:value-type="string">
            <text:p>1k</text:p>
          </table:table-cell>
          <table:table-cell table:style-name="ce20" table:formula="of:=[.J26]" office:value-type="string" office:string-value="328 Ohm" calcext:value-type="string">
            <text:p>328 Ohm</text:p>
          </table:table-cell>
          <table:table-cell table:number-columns-repeated="2"/>
          <table:table-cell office:value-type="string" calcext:value-type="string">
            <text:p>10k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k</text:p>
          </table:table-cell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3" calcext:value-type="float">
            <text:p>3,093</text:p>
          </table:table-cell>
          <table:table-cell office:value-type="float" office:value="2.66" calcext:value-type="float">
            <text:p>2,660</text:p>
          </table:table-cell>
          <table:table-cell office:value-type="float" office:value="2.098" calcext:value-type="float">
            <text:p>2,098</text:p>
          </table:table-cell>
          <table:table-cell table:style-name="ce1" office:value-type="float" office:value="1.605" calcext:value-type="float">
            <text:p>1,605</text:p>
          </table:table-cell>
          <table:table-cell table:style-name="ce27" table:formula="of:=([.D27]-[.E27])/[.E27]*328" office:value-type="float" office:value="100.75015576324" calcext:value-type="float">
            <text:p>101</text:p>
          </table:table-cell>
          <table:table-cell table:formula="of:=([.B27]-[.B$27])*2" office:value-type="float" office:value="0" calcext:value-type="float">
            <text:p>0,000</text:p>
          </table:table-cell>
          <table:table-cell table:formula="of:=([.C27]-[.C$27])*2" office:value-type="float" office:value="0" calcext:value-type="float">
            <text:p>0,000</text:p>
          </table:table-cell>
          <table:table-cell table:formula="of:=([.D27]-[.D$27])*2" office:value-type="float" office:value="0" calcext:value-type="float">
            <text:p>0,000</text:p>
          </table:table-cell>
          <table:table-cell table:style-name="ce1" table:formula="of:=([.E27]-[.E$27])*2" office:value-type="float" office:value="0" calcext:value-type="float">
            <text:p>0,000</text:p>
          </table:table-cell>
          <table:table-cell/>
          <table:table-cell table:style-name="ce1" table:number-columns-repeated="4"/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.01" calcext:value-type="float">
            <text:p>0,01</text:p>
          </table:table-cell>
          <table:table-cell table:style-name="ce24" table:formula="of:=20*LOG([.R27])" office:value-type="float" office:value="-40" calcext:value-type="float">
            <text:p>-40,0</text:p>
          </table:table-cell>
          <table:table-cell table:style-name="ce24" table:formula="of:=20*LOG([.S27])" office:value-type="float" office:value="-40" calcext:value-type="float">
            <text:p>-40,0</text:p>
          </table:table-cell>
          <table:table-cell table:number-columns-repeated="100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1" calcext:value-type="float">
            <text:p>3,100</text:p>
          </table:table-cell>
          <table:table-cell office:value-type="float" office:value="2.665" calcext:value-type="float">
            <text:p>2,665</text:p>
          </table:table-cell>
          <table:table-cell office:value-type="float" office:value="2.103" calcext:value-type="float">
            <text:p>2,103</text:p>
          </table:table-cell>
          <table:table-cell table:style-name="ce1" office:value-type="float" office:value="1.61" calcext:value-type="float">
            <text:p>1,610</text:p>
          </table:table-cell>
          <table:table-cell table:style-name="ce27" table:formula="of:=([.D28]-[.E28])/[.E28]*328" office:value-type="float" office:value="100.437267080745" calcext:value-type="float">
            <text:p>100</text:p>
          </table:table-cell>
          <table:table-cell table:formula="of:=([.B28]-[.B$27])*2" office:value-type="float" office:value="0.0140000000000002" calcext:value-type="float">
            <text:p>0,014</text:p>
          </table:table-cell>
          <table:table-cell table:formula="of:=([.C28]-[.C$27])*2" office:value-type="float" office:value="0.00999999999999979" calcext:value-type="float">
            <text:p>0,010</text:p>
          </table:table-cell>
          <table:table-cell table:formula="of:=([.D28]-[.D$27])*2" office:value-type="float" office:value="0.0100000000000007" calcext:value-type="float">
            <text:p>0,010</text:p>
          </table:table-cell>
          <table:table-cell table:style-name="ce1" table:formula="of:=([.E28]-[.E$27])*2" office:value-type="float" office:value="0.00999999999999979" calcext:value-type="float">
            <text:p>0,010</text:p>
          </table:table-cell>
          <table:table-cell/>
          <table:table-cell table:style-name="ce1" table:number-columns-repeated="4"/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.018" calcext:value-type="float">
            <text:p>0,018</text:p>
          </table:table-cell>
          <table:table-cell table:style-name="ce24" table:formula="of:=20*LOG([.R28])" office:value-type="float" office:value="-34.8945498979339" calcext:value-type="float">
            <text:p>-34,9</text:p>
          </table:table-cell>
          <table:table-cell table:style-name="ce24" table:formula="of:=20*LOG([.S28])" office:value-type="float" office:value="-34.8945498979339" calcext:value-type="float">
            <text:p>-34,9</text:p>
          </table:table-cell>
          <table:table-cell table:number-columns-repeated="100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104" calcext:value-type="float">
            <text:p>3,104</text:p>
          </table:table-cell>
          <table:table-cell office:value-type="float" office:value="2.669" calcext:value-type="float">
            <text:p>2,669</text:p>
          </table:table-cell>
          <table:table-cell office:value-type="float" office:value="2.107" calcext:value-type="float">
            <text:p>2,107</text:p>
          </table:table-cell>
          <table:table-cell table:style-name="ce1" office:value-type="float" office:value="1.613" calcext:value-type="float">
            <text:p>1,613</text:p>
          </table:table-cell>
          <table:table-cell table:style-name="ce27" table:formula="of:=([.D29]-[.E29])/[.E29]*328" office:value-type="float" office:value="100.453812771234" calcext:value-type="float">
            <text:p>100</text:p>
          </table:table-cell>
          <table:table-cell table:formula="of:=([.B29]-[.B$27])*2" office:value-type="float" office:value="0.0220000000000002" calcext:value-type="float">
            <text:p>0,022</text:p>
          </table:table-cell>
          <table:table-cell table:formula="of:=([.C29]-[.C$27])*2" office:value-type="float" office:value="0.0179999999999998" calcext:value-type="float">
            <text:p>0,018</text:p>
          </table:table-cell>
          <table:table-cell table:formula="of:=([.D29]-[.D$27])*2" office:value-type="float" office:value="0.0180000000000007" calcext:value-type="float">
            <text:p>0,018</text:p>
          </table:table-cell>
          <table:table-cell table:style-name="ce1" table:formula="of:=([.E29]-[.E$27])*2" office:value-type="float" office:value="0.016" calcext:value-type="float">
            <text:p>0,016</text:p>
          </table:table-cell>
          <table:table-cell/>
          <table:table-cell table:style-name="ce2" table:formula="of:=[.G29]/[.G28]" office:value-type="float" office:value="1.57142857142856" calcext:value-type="float">
            <text:p>1,57</text:p>
          </table:table-cell>
          <table:table-cell table:style-name="ce2" table:formula="of:=[.H29]/[.H28]" office:value-type="float" office:value="1.80000000000002" calcext:value-type="float">
            <text:p>1,80</text:p>
          </table:table-cell>
          <table:table-cell table:style-name="ce2" table:formula="of:=[.I29]/[.I28]" office:value-type="float" office:value="1.79999999999995" calcext:value-type="float">
            <text:p>1,80</text:p>
          </table:table-cell>
          <table:table-cell table:style-name="ce2" table:formula="of:=[.J29]/[.J28]" office:value-type="float" office:value="1.60000000000004" calcext:value-type="float">
            <text:p>1,6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28" calcext:value-type="float">
            <text:p>0,028</text:p>
          </table:table-cell>
          <table:table-cell office:value-type="float" office:value="0.026" calcext:value-type="float">
            <text:p>0,026</text:p>
          </table:table-cell>
          <table:table-cell table:style-name="ce24" table:formula="of:=20*LOG([.R29])" office:value-type="float" office:value="-31.0568393731556" calcext:value-type="float">
            <text:p>-31,1</text:p>
          </table:table-cell>
          <table:table-cell table:style-name="ce24" table:formula="of:=20*LOG([.S29])" office:value-type="float" office:value="-31.7005330405836" calcext:value-type="float">
            <text:p>-31,7</text:p>
          </table:table-cell>
          <table:table-cell table:number-columns-repeated="100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109" calcext:value-type="float">
            <text:p>3,109</text:p>
          </table:table-cell>
          <table:table-cell office:value-type="float" office:value="2.674" calcext:value-type="float">
            <text:p>2,674</text:p>
          </table:table-cell>
          <table:table-cell office:value-type="float" office:value="2.111" calcext:value-type="float">
            <text:p>2,111</text:p>
          </table:table-cell>
          <table:table-cell table:style-name="ce1" office:value-type="float" office:value="1.616" calcext:value-type="float">
            <text:p>1,616</text:p>
          </table:table-cell>
          <table:table-cell table:style-name="ce27" table:formula="of:=([.D30]-[.E30])/[.E30]*328" office:value-type="float" office:value="100.470297029703" calcext:value-type="float">
            <text:p>100</text:p>
          </table:table-cell>
          <table:table-cell table:formula="of:=([.B30]-[.B$27])*2" office:value-type="float" office:value="0.032" calcext:value-type="float">
            <text:p>0,032</text:p>
          </table:table-cell>
          <table:table-cell table:formula="of:=([.C30]-[.C$27])*2" office:value-type="float" office:value="0.0279999999999996" calcext:value-type="float">
            <text:p>0,028</text:p>
          </table:table-cell>
          <table:table-cell table:formula="of:=([.D30]-[.D$27])*2" office:value-type="float" office:value="0.0260000000000007" calcext:value-type="float">
            <text:p>0,026</text:p>
          </table:table-cell>
          <table:table-cell table:style-name="ce1" table:formula="of:=([.E30]-[.E$27])*2" office:value-type="float" office:value="0.0220000000000002" calcext:value-type="float">
            <text:p>0,022</text:p>
          </table:table-cell>
          <table:table-cell/>
          <table:table-cell table:style-name="ce2" table:formula="of:=[.G30]/[.G29]" office:value-type="float" office:value="1.45454545454544" calcext:value-type="float">
            <text:p>1,45</text:p>
          </table:table-cell>
          <table:table-cell table:style-name="ce2" table:formula="of:=[.H30]/[.H29]" office:value-type="float" office:value="1.55555555555555" calcext:value-type="float">
            <text:p>1,56</text:p>
          </table:table-cell>
          <table:table-cell table:style-name="ce2" table:formula="of:=[.I30]/[.I29]" office:value-type="float" office:value="1.44444444444443" calcext:value-type="float">
            <text:p>1,44</text:p>
          </table:table-cell>
          <table:table-cell table:style-name="ce2" table:formula="of:=[.J30]/[.J29]" office:value-type="float" office:value="1.37500000000001" calcext:value-type="float">
            <text:p>1,3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42" calcext:value-type="float">
            <text:p>0,042</text:p>
          </table:table-cell>
          <table:table-cell office:value-type="float" office:value="0.036" calcext:value-type="float">
            <text:p>0,036</text:p>
          </table:table-cell>
          <table:table-cell table:style-name="ce24" table:formula="of:=20*LOG([.R30])" office:value-type="float" office:value="-27.535014192042" calcext:value-type="float">
            <text:p>-27,5</text:p>
          </table:table-cell>
          <table:table-cell table:style-name="ce24" table:formula="of:=20*LOG([.S30])" office:value-type="float" office:value="-28.8739499846542" calcext:value-type="float">
            <text:p>-28,9</text:p>
          </table:table-cell>
          <table:table-cell table:number-columns-repeated="100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116" calcext:value-type="float">
            <text:p>3,116</text:p>
          </table:table-cell>
          <table:table-cell office:value-type="float" office:value="2.681" calcext:value-type="float">
            <text:p>2,681</text:p>
          </table:table-cell>
          <table:table-cell office:value-type="float" office:value="2.116" calcext:value-type="float">
            <text:p>2,116</text:p>
          </table:table-cell>
          <table:table-cell table:style-name="ce1" office:value-type="float" office:value="1.62" calcext:value-type="float">
            <text:p>1,620</text:p>
          </table:table-cell>
          <table:table-cell table:style-name="ce27" table:formula="of:=([.D31]-[.E31])/[.E31]*328" office:value-type="float" office:value="100.424691358025" calcext:value-type="float">
            <text:p>100</text:p>
          </table:table-cell>
          <table:table-cell table:formula="of:=([.B31]-[.B$27])*2" office:value-type="float" office:value="0.0460000000000003" calcext:value-type="float">
            <text:p>0,046</text:p>
          </table:table-cell>
          <table:table-cell table:formula="of:=([.C31]-[.C$27])*2" office:value-type="float" office:value="0.0419999999999998" calcext:value-type="float">
            <text:p>0,042</text:p>
          </table:table-cell>
          <table:table-cell table:formula="of:=([.D31]-[.D$27])*2" office:value-type="float" office:value="0.0360000000000005" calcext:value-type="float">
            <text:p>0,036</text:p>
          </table:table-cell>
          <table:table-cell table:style-name="ce1" table:formula="of:=([.E31]-[.E$27])*2" office:value-type="float" office:value="0.0300000000000002" calcext:value-type="float">
            <text:p>0,030</text:p>
          </table:table-cell>
          <table:table-cell/>
          <table:table-cell table:style-name="ce2" table:formula="of:=[.G31]/[.G30]" office:value-type="float" office:value="1.43750000000001" calcext:value-type="float">
            <text:p>1,44</text:p>
          </table:table-cell>
          <table:table-cell table:style-name="ce2" table:formula="of:=[.H31]/[.H30]" office:value-type="float" office:value="1.50000000000002" calcext:value-type="float">
            <text:p>1,50</text:p>
          </table:table-cell>
          <table:table-cell table:style-name="ce2" table:formula="of:=[.I31]/[.I30]" office:value-type="float" office:value="1.38461538461537" calcext:value-type="float">
            <text:p>1,38</text:p>
          </table:table-cell>
          <table:table-cell table:style-name="ce2" table:formula="of:=[.J31]/[.J30]" office:value-type="float" office:value="1.36363636363636" calcext:value-type="float">
            <text:p>1,3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56" calcext:value-type="float">
            <text:p>0,056</text:p>
          </table:table-cell>
          <table:table-cell office:value-type="float" office:value="0.05" calcext:value-type="float">
            <text:p>0,05</text:p>
          </table:table-cell>
          <table:table-cell table:style-name="ce24" table:formula="of:=20*LOG([.R31])" office:value-type="float" office:value="-25.036239459876" calcext:value-type="float">
            <text:p>-25,0</text:p>
          </table:table-cell>
          <table:table-cell table:style-name="ce24" table:formula="of:=20*LOG([.S31])" office:value-type="float" office:value="-26.0205999132796" calcext:value-type="float">
            <text:p>-26,0</text:p>
          </table:table-cell>
          <table:table-cell table:number-columns-repeated="100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124" calcext:value-type="float">
            <text:p>3,124</text:p>
          </table:table-cell>
          <table:table-cell office:value-type="float" office:value="2.688" calcext:value-type="float">
            <text:p>2,688</text:p>
          </table:table-cell>
          <table:table-cell office:value-type="float" office:value="2.123" calcext:value-type="float">
            <text:p>2,123</text:p>
          </table:table-cell>
          <table:table-cell table:style-name="ce1" office:value-type="float" office:value="1.626" calcext:value-type="float">
            <text:p>1,626</text:p>
          </table:table-cell>
          <table:table-cell table:style-name="ce27" table:formula="of:=([.D32]-[.E32])/[.E32]*328" office:value-type="float" office:value="100.255842558426" calcext:value-type="float">
            <text:p>100</text:p>
          </table:table-cell>
          <table:table-cell table:formula="of:=([.B32]-[.B$27])*2" office:value-type="float" office:value="0.0620000000000003" calcext:value-type="float">
            <text:p>0,062</text:p>
          </table:table-cell>
          <table:table-cell table:formula="of:=([.C32]-[.C$27])*2" office:value-type="float" office:value="0.0560000000000001" calcext:value-type="float">
            <text:p>0,056</text:p>
          </table:table-cell>
          <table:table-cell table:formula="of:=([.D32]-[.D$27])*2" office:value-type="float" office:value="0.0500000000000007" calcext:value-type="float">
            <text:p>0,050</text:p>
          </table:table-cell>
          <table:table-cell table:style-name="ce1" table:formula="of:=([.E32]-[.E$27])*2" office:value-type="float" office:value="0.0419999999999998" calcext:value-type="float">
            <text:p>0,042</text:p>
          </table:table-cell>
          <table:table-cell/>
          <table:table-cell table:style-name="ce2" table:formula="of:=[.G32]/[.G31]" office:value-type="float" office:value="1.34782608695652" calcext:value-type="float">
            <text:p>1,35</text:p>
          </table:table-cell>
          <table:table-cell table:style-name="ce2" table:formula="of:=[.H32]/[.H31]" office:value-type="float" office:value="1.33333333333334" calcext:value-type="float">
            <text:p>1,33</text:p>
          </table:table-cell>
          <table:table-cell table:style-name="ce2" table:formula="of:=[.I32]/[.I31]" office:value-type="float" office:value="1.38888888888889" calcext:value-type="float">
            <text:p>1,39</text:p>
          </table:table-cell>
          <table:table-cell table:style-name="ce2" table:formula="of:=[.J32]/[.J31]" office:value-type="float" office:value="1.39999999999998" calcext:value-type="float">
            <text:p>1,4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08" calcext:value-type="float">
            <text:p>0,08</text:p>
          </table:table-cell>
          <table:table-cell office:value-type="float" office:value="0.07" calcext:value-type="float">
            <text:p>0,07</text:p>
          </table:table-cell>
          <table:table-cell table:style-name="ce24" table:formula="of:=20*LOG([.R32])" office:value-type="float" office:value="-21.9382002601611" calcext:value-type="float">
            <text:p>-21,9</text:p>
          </table:table-cell>
          <table:table-cell table:style-name="ce24" table:formula="of:=20*LOG([.S32])" office:value-type="float" office:value="-23.0980391997149" calcext:value-type="float">
            <text:p>-23,1</text:p>
          </table:table-cell>
          <table:table-cell table:number-columns-repeated="100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137" calcext:value-type="float">
            <text:p>3,137</text:p>
          </table:table-cell>
          <table:table-cell office:value-type="float" office:value="2.7" calcext:value-type="float">
            <text:p>2,700</text:p>
          </table:table-cell>
          <table:table-cell office:value-type="float" office:value="2.133" calcext:value-type="float">
            <text:p>2,133</text:p>
          </table:table-cell>
          <table:table-cell table:style-name="ce1" office:value-type="float" office:value="1.634" calcext:value-type="float">
            <text:p>1,634</text:p>
          </table:table-cell>
          <table:table-cell table:style-name="ce27" table:formula="of:=([.D33]-[.E33])/[.E33]*328" office:value-type="float" office:value="100.166462668299" calcext:value-type="float">
            <text:p>100</text:p>
          </table:table-cell>
          <table:table-cell table:formula="of:=([.B33]-[.B$27])*2" office:value-type="float" office:value="0.0880000000000001" calcext:value-type="float">
            <text:p>0,088</text:p>
          </table:table-cell>
          <table:table-cell table:formula="of:=([.C33]-[.C$27])*2" office:value-type="float" office:value="0.0800000000000001" calcext:value-type="float">
            <text:p>0,080</text:p>
          </table:table-cell>
          <table:table-cell table:formula="of:=([.D33]-[.D$27])*2" office:value-type="float" office:value="0.0700000000000003" calcext:value-type="float">
            <text:p>0,070</text:p>
          </table:table-cell>
          <table:table-cell table:style-name="ce1" table:formula="of:=([.E33]-[.E$27])*2" office:value-type="float" office:value="0.0579999999999998" calcext:value-type="float">
            <text:p>0,058</text:p>
          </table:table-cell>
          <table:table-cell/>
          <table:table-cell table:style-name="ce2" table:formula="of:=[.G33]/[.G32]" office:value-type="float" office:value="1.41935483870967" calcext:value-type="float">
            <text:p>1,42</text:p>
          </table:table-cell>
          <table:table-cell table:style-name="ce2" table:formula="of:=[.H33]/[.H32]" office:value-type="float" office:value="1.42857142857143" calcext:value-type="float">
            <text:p>1,43</text:p>
          </table:table-cell>
          <table:table-cell table:style-name="ce2" table:formula="of:=[.I33]/[.I32]" office:value-type="float" office:value="1.39999999999999" calcext:value-type="float">
            <text:p>1,40</text:p>
          </table:table-cell>
          <table:table-cell table:style-name="ce2" table:formula="of:=[.J33]/[.J32]" office:value-type="float" office:value="1.38095238095238" calcext:value-type="float">
            <text:p>1,3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108" calcext:value-type="float">
            <text:p>0,108</text:p>
          </table:table-cell>
          <table:table-cell office:value-type="float" office:value="0.092" calcext:value-type="float">
            <text:p>0,092</text:p>
          </table:table-cell>
          <table:table-cell table:style-name="ce24" table:formula="of:=20*LOG([.R33])" office:value-type="float" office:value="-19.331524890261" calcext:value-type="float">
            <text:p>-19,3</text:p>
          </table:table-cell>
          <table:table-cell table:style-name="ce24" table:formula="of:=20*LOG([.S33])" office:value-type="float" office:value="-20.7242434530889" calcext:value-type="float">
            <text:p>-20,7</text:p>
          </table:table-cell>
          <table:table-cell table:number-columns-repeated="100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152" calcext:value-type="float">
            <text:p>3,152</text:p>
          </table:table-cell>
          <table:table-cell office:value-type="float" office:value="2.714" calcext:value-type="float">
            <text:p>2,714</text:p>
          </table:table-cell>
          <table:table-cell office:value-type="float" office:value="2.144" calcext:value-type="float">
            <text:p>2,144</text:p>
          </table:table-cell>
          <table:table-cell table:style-name="ce1" office:value-type="float" office:value="1.644" calcext:value-type="float">
            <text:p>1,644</text:p>
          </table:table-cell>
          <table:table-cell table:style-name="ce27" table:formula="of:=([.D34]-[.E34])/[.E34]*328" office:value-type="float" office:value="99.7566909975669" calcext:value-type="float">
            <text:p>100</text:p>
          </table:table-cell>
          <table:table-cell table:formula="of:=([.B34]-[.B$27])*2" office:value-type="float" office:value="0.118" calcext:value-type="float">
            <text:p>0,118</text:p>
          </table:table-cell>
          <table:table-cell table:formula="of:=([.C34]-[.C$27])*2" office:value-type="float" office:value="0.108" calcext:value-type="float">
            <text:p>0,108</text:p>
          </table:table-cell>
          <table:table-cell table:formula="of:=([.D34]-[.D$27])*2" office:value-type="float" office:value="0.0920000000000005" calcext:value-type="float">
            <text:p>0,092</text:p>
          </table:table-cell>
          <table:table-cell table:style-name="ce1" table:formula="of:=([.E34]-[.E$27])*2" office:value-type="float" office:value="0.0780000000000003" calcext:value-type="float">
            <text:p>0,078</text:p>
          </table:table-cell>
          <table:table-cell/>
          <table:table-cell table:style-name="ce2" table:formula="of:=[.G34]/[.G33]" office:value-type="float" office:value="1.34090909090909" calcext:value-type="float">
            <text:p>1,34</text:p>
          </table:table-cell>
          <table:table-cell table:style-name="ce2" table:formula="of:=[.H34]/[.H33]" office:value-type="float" office:value="1.34999999999999" calcext:value-type="float">
            <text:p>1,35</text:p>
          </table:table-cell>
          <table:table-cell table:style-name="ce2" table:formula="of:=[.I34]/[.I33]" office:value-type="float" office:value="1.31428571428572" calcext:value-type="float">
            <text:p>1,31</text:p>
          </table:table-cell>
          <table:table-cell table:style-name="ce2" table:formula="of:=[.J34]/[.J33]" office:value-type="float" office:value="1.34482758620691" calcext:value-type="float">
            <text:p>1,3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154" calcext:value-type="float">
            <text:p>0,154</text:p>
          </table:table-cell>
          <table:table-cell office:value-type="float" office:value="0.132" calcext:value-type="float">
            <text:p>0,132</text:p>
          </table:table-cell>
          <table:table-cell table:style-name="ce24" table:formula="of:=20*LOG([.R34])" office:value-type="float" office:value="-16.2495855832707" calcext:value-type="float">
            <text:p>-16,2</text:p>
          </table:table-cell>
          <table:table-cell table:style-name="ce24" table:formula="of:=20*LOG([.S34])" office:value-type="float" office:value="-17.588521375883" calcext:value-type="float">
            <text:p>-17,6</text:p>
          </table:table-cell>
          <table:table-cell table:number-columns-repeated="100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176" calcext:value-type="float">
            <text:p>3,176</text:p>
          </table:table-cell>
          <table:table-cell office:value-type="float" office:value="2.737" calcext:value-type="float">
            <text:p>2,737</text:p>
          </table:table-cell>
          <table:table-cell office:value-type="float" office:value="2.164" calcext:value-type="float">
            <text:p>2,164</text:p>
          </table:table-cell>
          <table:table-cell table:style-name="ce1" office:value-type="float" office:value="1.66" calcext:value-type="float">
            <text:p>1,660</text:p>
          </table:table-cell>
          <table:table-cell table:style-name="ce27" table:formula="of:=([.D35]-[.E35])/[.E35]*328" office:value-type="float" office:value="99.5855421686747" calcext:value-type="float">
            <text:p>100</text:p>
          </table:table-cell>
          <table:table-cell table:formula="of:=([.B35]-[.B$27])*2" office:value-type="float" office:value="0.166" calcext:value-type="float">
            <text:p>0,166</text:p>
          </table:table-cell>
          <table:table-cell table:formula="of:=([.C35]-[.C$27])*2" office:value-type="float" office:value="0.154" calcext:value-type="float">
            <text:p>0,154</text:p>
          </table:table-cell>
          <table:table-cell table:formula="of:=([.D35]-[.D$27])*2" office:value-type="float" office:value="0.132000000000001" calcext:value-type="float">
            <text:p>0,132</text:p>
          </table:table-cell>
          <table:table-cell table:style-name="ce1" table:formula="of:=([.E35]-[.E$27])*2" office:value-type="float" office:value="0.11" calcext:value-type="float">
            <text:p>0,110</text:p>
          </table:table-cell>
          <table:table-cell/>
          <table:table-cell table:style-name="ce2" table:formula="of:=[.G35]/[.G34]" office:value-type="float" office:value="1.40677966101695" calcext:value-type="float">
            <text:p>1,41</text:p>
          </table:table-cell>
          <table:table-cell table:style-name="ce2" table:formula="of:=[.H35]/[.H34]" office:value-type="float" office:value="1.42592592592593" calcext:value-type="float">
            <text:p>1,43</text:p>
          </table:table-cell>
          <table:table-cell table:style-name="ce2" table:formula="of:=[.I35]/[.I34]" office:value-type="float" office:value="1.43478260869565" calcext:value-type="float">
            <text:p>1,43</text:p>
          </table:table-cell>
          <table:table-cell table:style-name="ce2" table:formula="of:=[.J35]/[.J34]" office:value-type="float" office:value="1.41025641025641" calcext:value-type="float">
            <text:p>1,4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206" calcext:value-type="float">
            <text:p>0,206</text:p>
          </table:table-cell>
          <table:table-cell office:value-type="float" office:value="0.176" calcext:value-type="float">
            <text:p>0,176</text:p>
          </table:table-cell>
          <table:table-cell table:style-name="ce24" table:formula="of:=20*LOG([.R35])" office:value-type="float" office:value="-13.7226555926169" calcext:value-type="float">
            <text:p>-13,7</text:p>
          </table:table-cell>
          <table:table-cell table:style-name="ce24" table:formula="of:=20*LOG([.S35])" office:value-type="float" office:value="-15.089746643717" calcext:value-type="float">
            <text:p>-15,1</text:p>
          </table:table-cell>
          <table:table-cell table:number-columns-repeated="100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203" calcext:value-type="float">
            <text:p>3,203</text:p>
          </table:table-cell>
          <table:table-cell office:value-type="float" office:value="2.763" calcext:value-type="float">
            <text:p>2,763</text:p>
          </table:table-cell>
          <table:table-cell office:value-type="float" office:value="2.186" calcext:value-type="float">
            <text:p>2,186</text:p>
          </table:table-cell>
          <table:table-cell table:style-name="ce1" office:value-type="float" office:value="1.678" calcext:value-type="float">
            <text:p>1,678</text:p>
          </table:table-cell>
          <table:table-cell table:style-name="ce27" table:formula="of:=([.D36]-[.E36])/[.E36]*328" office:value-type="float" office:value="99.2991656734208" calcext:value-type="float">
            <text:p>99</text:p>
          </table:table-cell>
          <table:table-cell table:formula="of:=([.B36]-[.B$27])*2" office:value-type="float" office:value="0.22" calcext:value-type="float">
            <text:p>0,220</text:p>
          </table:table-cell>
          <table:table-cell table:formula="of:=([.C36]-[.C$27])*2" office:value-type="float" office:value="0.206" calcext:value-type="float">
            <text:p>0,206</text:p>
          </table:table-cell>
          <table:table-cell table:formula="of:=([.D36]-[.D$27])*2" office:value-type="float" office:value="0.176" calcext:value-type="float">
            <text:p>0,176</text:p>
          </table:table-cell>
          <table:table-cell table:style-name="ce1" table:formula="of:=([.E36]-[.E$27])*2" office:value-type="float" office:value="0.146" calcext:value-type="float">
            <text:p>0,146</text:p>
          </table:table-cell>
          <table:table-cell/>
          <table:table-cell table:style-name="ce2" table:formula="of:=[.G36]/[.G35]" office:value-type="float" office:value="1.32530120481927" calcext:value-type="float">
            <text:p>1,33</text:p>
          </table:table-cell>
          <table:table-cell table:style-name="ce2" table:formula="of:=[.H36]/[.H35]" office:value-type="float" office:value="1.33766233766234" calcext:value-type="float">
            <text:p>1,34</text:p>
          </table:table-cell>
          <table:table-cell table:style-name="ce2" table:formula="of:=[.I36]/[.I35]" office:value-type="float" office:value="1.33333333333333" calcext:value-type="float">
            <text:p>1,33</text:p>
          </table:table-cell>
          <table:table-cell table:style-name="ce2" table:formula="of:=[.J36]/[.J35]" office:value-type="float" office:value="1.32727272727272" calcext:value-type="float">
            <text:p>1,3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292" calcext:value-type="float">
            <text:p>0,292</text:p>
          </table:table-cell>
          <table:table-cell office:value-type="float" office:value="0.25" calcext:value-type="float">
            <text:p>0,25</text:p>
          </table:table-cell>
          <table:table-cell table:style-name="ce24" table:formula="of:=20*LOG([.R36])" office:value-type="float" office:value="-10.6923429710316" calcext:value-type="float">
            <text:p>-10,7</text:p>
          </table:table-cell>
          <table:table-cell table:style-name="ce24" table:formula="of:=20*LOG([.S36])" office:value-type="float" office:value="-12.0411998265592" calcext:value-type="float">
            <text:p>-12,0</text:p>
          </table:table-cell>
          <table:table-cell table:number-columns-repeated="100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249" calcext:value-type="float">
            <text:p>3,249</text:p>
          </table:table-cell>
          <table:table-cell office:value-type="float" office:value="2.806" calcext:value-type="float">
            <text:p>2,806</text:p>
          </table:table-cell>
          <table:table-cell office:value-type="float" office:value="2.223" calcext:value-type="float">
            <text:p>2,223</text:p>
          </table:table-cell>
          <table:table-cell table:style-name="ce1" office:value-type="float" office:value="1.709" calcext:value-type="float">
            <text:p>1,709</text:p>
          </table:table-cell>
          <table:table-cell table:style-name="ce27" table:formula="of:=([.D37]-[.E37])/[.E37]*328" office:value-type="float" office:value="98.6495026331187" calcext:value-type="float">
            <text:p>99</text:p>
          </table:table-cell>
          <table:table-cell table:formula="of:=([.B37]-[.B$27])*2" office:value-type="float" office:value="0.312" calcext:value-type="float">
            <text:p>0,312</text:p>
          </table:table-cell>
          <table:table-cell table:formula="of:=([.C37]-[.C$27])*2" office:value-type="float" office:value="0.292" calcext:value-type="float">
            <text:p>0,292</text:p>
          </table:table-cell>
          <table:table-cell table:formula="of:=([.D37]-[.D$27])*2" office:value-type="float" office:value="0.25" calcext:value-type="float">
            <text:p>0,250</text:p>
          </table:table-cell>
          <table:table-cell table:style-name="ce1" table:formula="of:=([.E37]-[.E$27])*2" office:value-type="float" office:value="0.208" calcext:value-type="float">
            <text:p>0,208</text:p>
          </table:table-cell>
          <table:table-cell/>
          <table:table-cell table:style-name="ce2" table:formula="of:=[.G37]/[.G36]" office:value-type="float" office:value="1.41818181818182" calcext:value-type="float">
            <text:p>1,42</text:p>
          </table:table-cell>
          <table:table-cell table:style-name="ce2" table:formula="of:=[.H37]/[.H36]" office:value-type="float" office:value="1.41747572815534" calcext:value-type="float">
            <text:p>1,42</text:p>
          </table:table-cell>
          <table:table-cell table:style-name="ce2" table:formula="of:=[.I37]/[.I36]" office:value-type="float" office:value="1.42045454545454" calcext:value-type="float">
            <text:p>1,42</text:p>
          </table:table-cell>
          <table:table-cell table:style-name="ce2" table:formula="of:=[.J37]/[.J36]" office:value-type="float" office:value="1.42465753424658" calcext:value-type="float">
            <text:p>1,4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39" calcext:value-type="float">
            <text:p>0,39</text:p>
          </table:table-cell>
          <table:table-cell office:value-type="float" office:value="0.334" calcext:value-type="float">
            <text:p>0,334</text:p>
          </table:table-cell>
          <table:table-cell table:style-name="ce24" table:formula="of:=20*LOG([.R37])" office:value-type="float" office:value="-8.17870785947001" calcext:value-type="float">
            <text:p>-8,2</text:p>
          </table:table-cell>
          <table:table-cell table:style-name="ce24" table:formula="of:=20*LOG([.S37])" office:value-type="float" office:value="-9.52507066376871" calcext:value-type="float">
            <text:p>-9,5</text:p>
          </table:table-cell>
          <table:table-cell table:number-columns-repeated="100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.301" calcext:value-type="float">
            <text:p>3,301</text:p>
          </table:table-cell>
          <table:table-cell office:value-type="float" office:value="2.855" calcext:value-type="float">
            <text:p>2,855</text:p>
          </table:table-cell>
          <table:table-cell office:value-type="float" office:value="2.265" calcext:value-type="float">
            <text:p>2,265</text:p>
          </table:table-cell>
          <table:table-cell table:style-name="ce1" office:value-type="float" office:value="1.743" calcext:value-type="float">
            <text:p>1,743</text:p>
          </table:table-cell>
          <table:table-cell table:style-name="ce27" table:formula="of:=([.D38]-[.E38])/[.E38]*328" office:value-type="float" office:value="98.2306368330465" calcext:value-type="float">
            <text:p>98</text:p>
          </table:table-cell>
          <table:table-cell table:formula="of:=([.B38]-[.B$27])*2" office:value-type="float" office:value="0.416" calcext:value-type="float">
            <text:p>0,416</text:p>
          </table:table-cell>
          <table:table-cell table:formula="of:=([.C38]-[.C$27])*2" office:value-type="float" office:value="0.39" calcext:value-type="float">
            <text:p>0,390</text:p>
          </table:table-cell>
          <table:table-cell table:formula="of:=([.D38]-[.D$27])*2" office:value-type="float" office:value="0.334000000000001" calcext:value-type="float">
            <text:p>0,334</text:p>
          </table:table-cell>
          <table:table-cell table:style-name="ce1" table:formula="of:=([.E38]-[.E$27])*2" office:value-type="float" office:value="0.276" calcext:value-type="float">
            <text:p>0,276</text:p>
          </table:table-cell>
          <table:table-cell/>
          <table:table-cell table:style-name="ce2" table:formula="of:=[.G38]/[.G37]" office:value-type="float" office:value="1.33333333333333" calcext:value-type="float">
            <text:p>1,33</text:p>
          </table:table-cell>
          <table:table-cell table:style-name="ce2" table:formula="of:=[.H38]/[.H37]" office:value-type="float" office:value="1.33561643835616" calcext:value-type="float">
            <text:p>1,34</text:p>
          </table:table-cell>
          <table:table-cell table:style-name="ce2" table:formula="of:=[.I38]/[.I37]" office:value-type="float" office:value="1.336" calcext:value-type="float">
            <text:p>1,34</text:p>
          </table:table-cell>
          <table:table-cell table:style-name="ce2" table:formula="of:=[.J38]/[.J37]" office:value-type="float" office:value="1.32692307692307" calcext:value-type="float">
            <text:p>1,3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554" calcext:value-type="float">
            <text:p>0,554</text:p>
          </table:table-cell>
          <table:table-cell office:value-type="float" office:value="0.474" calcext:value-type="float">
            <text:p>0,474</text:p>
          </table:table-cell>
          <table:table-cell table:style-name="ce24" table:formula="of:=20*LOG([.R38])" office:value-type="float" office:value="-5.1298047054314" calcext:value-type="float">
            <text:p>-5,1</text:p>
          </table:table-cell>
          <table:table-cell table:style-name="ce24" table:formula="of:=20*LOG([.S38])" office:value-type="float" office:value="-6.4844331665183" calcext:value-type="float">
            <text:p>-6,5</text:p>
          </table:table-cell>
          <table:table-cell table:number-columns-repeated="100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387" calcext:value-type="float">
            <text:p>3,387</text:p>
          </table:table-cell>
          <table:table-cell office:value-type="float" office:value="2.937" calcext:value-type="float">
            <text:p>2,937</text:p>
          </table:table-cell>
          <table:table-cell office:value-type="float" office:value="2.335" calcext:value-type="float">
            <text:p>2,335</text:p>
          </table:table-cell>
          <table:table-cell table:style-name="ce1" office:value-type="float" office:value="1.802" calcext:value-type="float">
            <text:p>1,802</text:p>
          </table:table-cell>
          <table:table-cell table:style-name="ce27" table:formula="of:=([.D39]-[.E39])/[.E39]*328" office:value-type="float" office:value="97.0166481687014" calcext:value-type="float">
            <text:p>97</text:p>
          </table:table-cell>
          <table:table-cell table:formula="of:=([.B39]-[.B$27])*2" office:value-type="float" office:value="0.588" calcext:value-type="float">
            <text:p>0,588</text:p>
          </table:table-cell>
          <table:table-cell table:formula="of:=([.C39]-[.C$27])*2" office:value-type="float" office:value="0.554" calcext:value-type="float">
            <text:p>0,554</text:p>
          </table:table-cell>
          <table:table-cell table:formula="of:=([.D39]-[.D$27])*2" office:value-type="float" office:value="0.474" calcext:value-type="float">
            <text:p>0,474</text:p>
          </table:table-cell>
          <table:table-cell table:style-name="ce1" table:formula="of:=([.E39]-[.E$27])*2" office:value-type="float" office:value="0.394" calcext:value-type="float">
            <text:p>0,394</text:p>
          </table:table-cell>
          <table:table-cell/>
          <table:table-cell table:style-name="ce2" table:formula="of:=[.G39]/[.G38]" office:value-type="float" office:value="1.41346153846154" calcext:value-type="float">
            <text:p>1,41</text:p>
          </table:table-cell>
          <table:table-cell table:style-name="ce2" table:formula="of:=[.H39]/[.H38]" office:value-type="float" office:value="1.42051282051282" calcext:value-type="float">
            <text:p>1,42</text:p>
          </table:table-cell>
          <table:table-cell table:style-name="ce2" table:formula="of:=[.I39]/[.I38]" office:value-type="float" office:value="1.41916167664671" calcext:value-type="float">
            <text:p>1,42</text:p>
          </table:table-cell>
          <table:table-cell table:style-name="ce2" table:formula="of:=[.J39]/[.J38]" office:value-type="float" office:value="1.42753623188406" calcext:value-type="float">
            <text:p>1,4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738" calcext:value-type="float">
            <text:p>0,738</text:p>
          </table:table-cell>
          <table:table-cell office:value-type="float" office:value="0.634" calcext:value-type="float">
            <text:p>0,634</text:p>
          </table:table-cell>
          <table:table-cell table:style-name="ce24" table:formula="of:=20*LOG([.R39])" office:value-type="float" office:value="-2.63887276353917" calcext:value-type="float">
            <text:p>-2,6</text:p>
          </table:table-cell>
          <table:table-cell table:style-name="ce24" table:formula="of:=20*LOG([.S39])" office:value-type="float" office:value="-3.95821484236535" calcext:value-type="float">
            <text:p>-4,0</text:p>
          </table:table-cell>
          <table:table-cell table:number-columns-repeated="100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.486" calcext:value-type="float">
            <text:p>3,486</text:p>
          </table:table-cell>
          <table:table-cell office:value-type="float" office:value="3.029" calcext:value-type="float">
            <text:p>3,029</text:p>
          </table:table-cell>
          <table:table-cell office:value-type="float" office:value="2.415" calcext:value-type="float">
            <text:p>2,415</text:p>
          </table:table-cell>
          <table:table-cell table:style-name="ce1" office:value-type="float" office:value="1.868" calcext:value-type="float">
            <text:p>1,868</text:p>
          </table:table-cell>
          <table:table-cell table:style-name="ce27" table:formula="of:=([.D40]-[.E40])/[.E40]*328" office:value-type="float" office:value="96.0471092077088" calcext:value-type="float">
            <text:p>96</text:p>
          </table:table-cell>
          <table:table-cell table:formula="of:=([.B40]-[.B$27])*2" office:value-type="float" office:value="0.786" calcext:value-type="float">
            <text:p>0,786</text:p>
          </table:table-cell>
          <table:table-cell table:formula="of:=([.C40]-[.C$27])*2" office:value-type="float" office:value="0.738" calcext:value-type="float">
            <text:p>0,738</text:p>
          </table:table-cell>
          <table:table-cell table:formula="of:=([.D40]-[.D$27])*2" office:value-type="float" office:value="0.634" calcext:value-type="float">
            <text:p>0,634</text:p>
          </table:table-cell>
          <table:table-cell table:style-name="ce1" table:formula="of:=([.E40]-[.E$27])*2" office:value-type="float" office:value="0.526" calcext:value-type="float">
            <text:p>0,526</text:p>
          </table:table-cell>
          <table:table-cell/>
          <table:table-cell table:style-name="ce2" table:formula="of:=[.G40]/[.G39]" office:value-type="float" office:value="1.33673469387755" calcext:value-type="float">
            <text:p>1,34</text:p>
          </table:table-cell>
          <table:table-cell table:style-name="ce2" table:formula="of:=[.H40]/[.H39]" office:value-type="float" office:value="1.33212996389892" calcext:value-type="float">
            <text:p>1,33</text:p>
          </table:table-cell>
          <table:table-cell table:style-name="ce2" table:formula="of:=[.I40]/[.I39]" office:value-type="float" office:value="1.33755274261603" calcext:value-type="float">
            <text:p>1,34</text:p>
          </table:table-cell>
          <table:table-cell table:style-name="ce2" table:formula="of:=[.J40]/[.J39]" office:value-type="float" office:value="1.33502538071066" calcext:value-type="float">
            <text:p>1,3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.05" calcext:value-type="float">
            <text:p>1,05</text:p>
          </table:table-cell>
          <table:table-cell office:value-type="float" office:value="0.9" calcext:value-type="float">
            <text:p>0,9</text:p>
          </table:table-cell>
          <table:table-cell table:style-name="ce24" table:formula="of:=20*LOG([.R40])" office:value-type="float" office:value="0.423785981398762" calcext:value-type="float">
            <text:p>0,4</text:p>
          </table:table-cell>
          <table:table-cell table:style-name="ce24" table:formula="of:=20*LOG([.S40])" office:value-type="float" office:value="-0.915149811213502" calcext:value-type="float">
            <text:p>-0,9</text:p>
          </table:table-cell>
          <table:table-cell table:number-columns-repeated="100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.651" calcext:value-type="float">
            <text:p>3,651</text:p>
          </table:table-cell>
          <table:table-cell office:value-type="float" office:value="3.185" calcext:value-type="float">
            <text:p>3,185</text:p>
          </table:table-cell>
          <table:table-cell office:value-type="float" office:value="2.548" calcext:value-type="float">
            <text:p>2,548</text:p>
          </table:table-cell>
          <table:table-cell table:style-name="ce1" office:value-type="float" office:value="1.979" calcext:value-type="float">
            <text:p>1,979</text:p>
          </table:table-cell>
          <table:table-cell table:style-name="ce27" table:formula="of:=([.D41]-[.E41])/[.E41]*328" office:value-type="float" office:value="94.3062152602324" calcext:value-type="float">
            <text:p>94</text:p>
          </table:table-cell>
          <table:table-cell table:formula="of:=([.B41]-[.B$27])*2" office:value-type="float" office:value="1.116" calcext:value-type="float">
            <text:p>1,116</text:p>
          </table:table-cell>
          <table:table-cell table:formula="of:=([.C41]-[.C$27])*2" office:value-type="float" office:value="1.05" calcext:value-type="float">
            <text:p>1,050</text:p>
          </table:table-cell>
          <table:table-cell table:formula="of:=([.D41]-[.D$27])*2" office:value-type="float" office:value="0.9" calcext:value-type="float">
            <text:p>0,900</text:p>
          </table:table-cell>
          <table:table-cell table:style-name="ce1" table:formula="of:=([.E41]-[.E$27])*2" office:value-type="float" office:value="0.748" calcext:value-type="float">
            <text:p>0,748</text:p>
          </table:table-cell>
          <table:table-cell/>
          <table:table-cell table:style-name="ce2" table:formula="of:=[.G41]/[.G40]" office:value-type="float" office:value="1.41984732824428" calcext:value-type="float">
            <text:p>1,42</text:p>
          </table:table-cell>
          <table:table-cell table:style-name="ce2" table:formula="of:=[.H41]/[.H40]" office:value-type="float" office:value="1.42276422764228" calcext:value-type="float">
            <text:p>1,42</text:p>
          </table:table-cell>
          <table:table-cell table:style-name="ce2" table:formula="of:=[.I41]/[.I40]" office:value-type="float" office:value="1.41955835962145" calcext:value-type="float">
            <text:p>1,42</text:p>
          </table:table-cell>
          <table:table-cell table:style-name="ce2" table:formula="of:=[.J41]/[.J40]" office:value-type="float" office:value="1.42205323193916" calcext:value-type="float">
            <text:p>1,4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.398" calcext:value-type="float">
            <text:p>1,398</text:p>
          </table:table-cell>
          <table:table-cell office:value-type="float" office:value="1.198" calcext:value-type="float">
            <text:p>1,198</text:p>
          </table:table-cell>
          <table:table-cell table:style-name="ce24" table:formula="of:=20*LOG([.R41])" office:value-type="float" office:value="2.91014342819325" calcext:value-type="float">
            <text:p>2,9</text:p>
          </table:table-cell>
          <table:table-cell table:style-name="ce24" table:formula="of:=20*LOG([.S41])" office:value-type="float" office:value="1.56913636106585" calcext:value-type="float">
            <text:p>1,6</text:p>
          </table:table-cell>
          <table:table-cell table:number-columns-repeated="100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.839" calcext:value-type="float">
            <text:p>3,839</text:p>
          </table:table-cell>
          <table:table-cell office:value-type="float" office:value="3.359" calcext:value-type="float">
            <text:p>3,359</text:p>
          </table:table-cell>
          <table:table-cell office:value-type="float" office:value="2.697" calcext:value-type="float">
            <text:p>2,697</text:p>
          </table:table-cell>
          <table:table-cell table:style-name="ce1" office:value-type="float" office:value="2.104" calcext:value-type="float">
            <text:p>2,104</text:p>
          </table:table-cell>
          <table:table-cell table:style-name="ce27" table:formula="of:=([.D42]-[.E42])/[.E42]*328" office:value-type="float" office:value="92.4448669201521" calcext:value-type="float">
            <text:p>92</text:p>
          </table:table-cell>
          <table:table-cell table:formula="of:=([.B42]-[.B$27])*2" office:value-type="float" office:value="1.492" calcext:value-type="float">
            <text:p>1,492</text:p>
          </table:table-cell>
          <table:table-cell table:formula="of:=([.C42]-[.C$27])*2" office:value-type="float" office:value="1.398" calcext:value-type="float">
            <text:p>1,398</text:p>
          </table:table-cell>
          <table:table-cell table:formula="of:=([.D42]-[.D$27])*2" office:value-type="float" office:value="1.198" calcext:value-type="float">
            <text:p>1,198</text:p>
          </table:table-cell>
          <table:table-cell table:style-name="ce1" table:formula="of:=([.E42]-[.E$27])*2" office:value-type="float" office:value="0.998" calcext:value-type="float">
            <text:p>0,998</text:p>
          </table:table-cell>
          <table:table-cell/>
          <table:table-cell table:style-name="ce2" table:formula="of:=[.G42]/[.G41]" office:value-type="float" office:value="1.33691756272401" calcext:value-type="float">
            <text:p>1,34</text:p>
          </table:table-cell>
          <table:table-cell table:style-name="ce2" table:formula="of:=[.H42]/[.H41]" office:value-type="float" office:value="1.33142857142857" calcext:value-type="float">
            <text:p>1,33</text:p>
          </table:table-cell>
          <table:table-cell table:style-name="ce2" table:formula="of:=[.I42]/[.I41]" office:value-type="float" office:value="1.33111111111111" calcext:value-type="float">
            <text:p>1,33</text:p>
          </table:table-cell>
          <table:table-cell table:style-name="ce2" table:formula="of:=[.J42]/[.J41]" office:value-type="float" office:value="1.33422459893048" calcext:value-type="float">
            <text:p>1,33</text:p>
          </table:table-cell>
          <table:table-cell table:number-columns-repeated="1009"/>
        </table:table-row>
      </table:table>
      <table:table table:name="dc-2ch" table:style-name="ta1">
        <table:shapes>
          <draw:custom-shape draw:z-index="0" draw:style-name="gr1" draw:text-style-name="P3" svg:width="12.363cm" svg:height="2.816cm" svg:x="33.508cm" svg:y="2.629cm">
            <text:p text:style-name="P1"><text:span text:style-name="T1">YM2203</text:span></text:p>
            <text:p text:style-name="P1"><text:span text:style-name="T1">dc measurements with voltimeter, output switching</text:span></text:p>
            <text:p text:style-name="P1"><text:span text:style-name="T1">multimeter measures average voltage</text:span></text:p>
            <text:p text:style-name="P1"><text:span text:style-name="T1">Both channels at same frequency, amplitude and phase</text:span></text:p>
            <text:p text:style-name="P2"><text:span text:style-name="T2"/></text:p>
            <draw:enhanced-geometry svg:viewBox="0 0 21600 21600" draw:type="rectangle" draw:enhanced-path="M 0 0 L 21600 0 21600 21600 0 21600 0 0 Z N"/>
          </draw:custom-shape>
        </table:shapes>
        <table:table-column table:style-name="co2" table:default-cell-style-name="Default"/>
        <table:table-column table:style-name="co2" table:number-columns-repeated="9" table:default-cell-style-name="ce1"/>
        <table:table-column table:style-name="co2" table:default-cell-style-name="Default"/>
        <table:table-column table:style-name="co2" table:number-columns-repeated="3" table:default-cell-style-name="ce2"/>
        <table:table-column table:style-name="co2" table:number-columns-repeated="1010" table:default-cell-style-name="Default"/>
        <table:table-row table:style-name="ro1">
          <table:table-cell table:style-name="ce19" office:value-type="string" calcext:value-type="string" table:number-columns-spanned="14" table:number-rows-spanned="1">
            <text:p>CHIP 1</text:p>
          </table:table-cell>
          <table:covered-table-cell table:number-columns-repeated="5" table:style-name="Default"/>
          <table:covered-table-cell table:style-name="ce28"/>
          <table:covered-table-cell table:number-columns-repeated="2" table:style-name="ce23"/>
          <table:covered-table-cell table:style-name="Default"/>
          <table:covered-table-cell/>
          <table:covered-table-cell table:style-name="ce28"/>
          <table:covered-table-cell table:number-columns-repeated="2" table:style-name="ce23"/>
          <table:table-cell table:number-columns-repeated="1010"/>
        </table:table-row>
        <table:table-row table:style-name="ro1">
          <table:table-cell/>
          <table:table-cell table:style-name="Default" table:number-columns-repeated="5"/>
          <table:table-cell table:style-name="ce28" office:value-type="string" calcext:value-type="string" table:number-columns-spanned="3" table:number-rows-spanned="1">
            <text:p>amplitude</text:p>
          </table:table-cell>
          <table:covered-table-cell table:number-columns-repeated="2" table:style-name="ce23"/>
          <table:table-cell table:style-name="Default"/>
          <table:table-cell/>
          <table:table-cell table:style-name="ce28" office:value-type="string" calcext:value-type="string" table:number-columns-spanned="3" table:number-rows-spanned="1">
            <text:p>step (geom)</text:p>
          </table:table-cell>
          <table:covered-table-cell table:number-columns-repeated="2" table:style-name="ce23"/>
          <table:table-cell table:number-columns-repeated="1010"/>
        </table:table-row>
        <table:table-row table:style-name="ro1"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open</text:p>
          </table:table-cell>
          <table:table-cell table:style-name="ce20" office:value-type="string" calcext:value-type="string">
            <text:p>10k</text:p>
          </table:table-cell>
          <table:table-cell table:style-name="ce20" office:value-type="string" calcext:value-type="string">
            <text:p>1k</text:p>
          </table:table-cell>
          <table:table-cell table:style-name="ce20" table:number-columns-repeated="2"/>
          <table:table-cell table:style-name="ce20" table:formula="of:=[.B3]" office:value-type="string" office:string-value="open" calcext:value-type="string">
            <text:p>open</text:p>
          </table:table-cell>
          <table:table-cell table:style-name="ce20" table:formula="of:=[.C3]" office:value-type="string" office:string-value="10k" calcext:value-type="string">
            <text:p>10k</text:p>
          </table:table-cell>
          <table:table-cell table:style-name="ce20" table:formula="of:=[.D3]" office:value-type="string" office:string-value="1k" calcext:value-type="string">
            <text:p>1k</text:p>
          </table:table-cell>
          <table:table-cell table:style-name="Default"/>
          <table:table-cell/>
          <table:table-cell table:style-name="ce20" table:formula="of:=[.G3]" office:value-type="string" office:string-value="open" calcext:value-type="string">
            <text:p>open</text:p>
          </table:table-cell>
          <table:table-cell table:style-name="ce20" table:formula="of:=[.H3]" office:value-type="string" office:string-value="10k" calcext:value-type="string">
            <text:p>10k</text:p>
          </table:table-cell>
          <table:table-cell table:style-name="ce20" table:formula="of:=[.I3]" office:value-type="string" office:string-value="1k" calcext:value-type="string">
            <text:p>1k</text:p>
          </table:table-cell>
          <table:table-cell table:style-name="ce20" table:number-columns-repeated="101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  <table:table-cell table:formula="of:=([.B4]-[.B$4])*2" office:value-type="float" office:value="0" calcext:value-type="float">
            <text:p>0,000</text:p>
          </table:table-cell>
          <table:table-cell table:formula="of:=([.C4]-[.C$4])*2" office:value-type="float" office:value="0" calcext:value-type="float">
            <text:p>0,000</text:p>
          </table:table-cell>
          <table:table-cell table:formula="of:=([.D4]-[.D$4])*2" office:value-type="float" office:value="0" calcext:value-type="float">
            <text:p>0,000</text:p>
          </table:table-cell>
          <table:table-cell table:style-name="Default"/>
          <table:table-cell/>
          <table:table-cell table:style-name="ce1" table:number-columns-repeated="3"/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table:formula="of:=([.B5]-[.B$4])*2" office:value-type="float" office:value="0" calcext:value-type="float">
            <text:p>0,000</text:p>
          </table:table-cell>
          <table:table-cell table:formula="of:=([.C5]-[.C$4])*2" office:value-type="float" office:value="0" calcext:value-type="float">
            <text:p>0,000</text:p>
          </table:table-cell>
          <table:table-cell table:formula="of:=([.D5]-[.D$4])*2" office:value-type="float" office:value="0" calcext:value-type="float">
            <text:p>0,000</text:p>
          </table:table-cell>
          <table:table-cell table:style-name="Default"/>
          <table:table-cell/>
          <table:table-cell table:style-name="ce1" table:number-columns-repeated="3"/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  <table:table-cell table:formula="of:=([.B6]-[.B$4])*2" office:value-type="float" office:value="0" calcext:value-type="float">
            <text:p>0,000</text:p>
          </table:table-cell>
          <table:table-cell table:formula="of:=([.C6]-[.C$4])*2" office:value-type="float" office:value="0" calcext:value-type="float">
            <text:p>0,000</text:p>
          </table:table-cell>
          <table:table-cell table:formula="of:=([.D6]-[.D$4])*2" office:value-type="float" office:value="0" calcext:value-type="float">
            <text:p>0,000</text:p>
          </table:table-cell>
          <table:table-cell table:style-name="Default"/>
          <table:table-cell/>
          <table:table-cell table:style-name="ce24" table:formula="of:=[.G6]/[.G5]" office:value-type="string" office:string-value="" calcext:value-type="error">
            <text:p>#DIV/0!</text:p>
          </table:table-cell>
          <table:table-cell table:style-name="ce24" table:formula="of:=[.H6]/[.H5]" office:value-type="string" office:string-value="" calcext:value-type="error">
            <text:p>#DIV/0!</text:p>
          </table:table-cell>
          <table:table-cell table:style-name="ce24" table:formula="of:=[.I6]/[.I5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  <table:table-cell table:formula="of:=([.B7]-[.B$4])*2" office:value-type="float" office:value="0" calcext:value-type="float">
            <text:p>0,000</text:p>
          </table:table-cell>
          <table:table-cell table:formula="of:=([.C7]-[.C$4])*2" office:value-type="float" office:value="0" calcext:value-type="float">
            <text:p>0,000</text:p>
          </table:table-cell>
          <table:table-cell table:formula="of:=([.D7]-[.D$4])*2" office:value-type="float" office:value="0" calcext:value-type="float">
            <text:p>0,000</text:p>
          </table:table-cell>
          <table:table-cell table:style-name="Default"/>
          <table:table-cell/>
          <table:table-cell table:style-name="ce24" table:formula="of:=[.G7]/[.G6]" office:value-type="string" office:string-value="" calcext:value-type="error">
            <text:p>#DIV/0!</text:p>
          </table:table-cell>
          <table:table-cell table:style-name="ce24" table:formula="of:=[.H7]/[.H6]" office:value-type="string" office:string-value="" calcext:value-type="error">
            <text:p>#DIV/0!</text:p>
          </table:table-cell>
          <table:table-cell table:style-name="ce24" table:formula="of:=[.I7]/[.I6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  <table:table-cell table:formula="of:=([.B8]-[.B$4])*2" office:value-type="float" office:value="0" calcext:value-type="float">
            <text:p>0,000</text:p>
          </table:table-cell>
          <table:table-cell table:formula="of:=([.C8]-[.C$4])*2" office:value-type="float" office:value="0" calcext:value-type="float">
            <text:p>0,000</text:p>
          </table:table-cell>
          <table:table-cell table:formula="of:=([.D8]-[.D$4])*2" office:value-type="float" office:value="0" calcext:value-type="float">
            <text:p>0,000</text:p>
          </table:table-cell>
          <table:table-cell table:style-name="Default"/>
          <table:table-cell/>
          <table:table-cell table:style-name="ce24" table:formula="of:=[.G8]/[.G7]" office:value-type="string" office:string-value="" calcext:value-type="error">
            <text:p>#DIV/0!</text:p>
          </table:table-cell>
          <table:table-cell table:style-name="ce24" table:formula="of:=[.H8]/[.H7]" office:value-type="string" office:string-value="" calcext:value-type="error">
            <text:p>#DIV/0!</text:p>
          </table:table-cell>
          <table:table-cell table:style-name="ce24" table:formula="of:=[.I8]/[.I7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  <table:table-cell table:formula="of:=([.B9]-[.B$4])*2" office:value-type="float" office:value="0" calcext:value-type="float">
            <text:p>0,000</text:p>
          </table:table-cell>
          <table:table-cell table:formula="of:=([.C9]-[.C$4])*2" office:value-type="float" office:value="0" calcext:value-type="float">
            <text:p>0,000</text:p>
          </table:table-cell>
          <table:table-cell table:formula="of:=([.D9]-[.D$4])*2" office:value-type="float" office:value="0" calcext:value-type="float">
            <text:p>0,000</text:p>
          </table:table-cell>
          <table:table-cell table:style-name="Default"/>
          <table:table-cell/>
          <table:table-cell table:style-name="ce24" table:formula="of:=[.G9]/[.G8]" office:value-type="string" office:string-value="" calcext:value-type="error">
            <text:p>#DIV/0!</text:p>
          </table:table-cell>
          <table:table-cell table:style-name="ce24" table:formula="of:=[.H9]/[.H8]" office:value-type="string" office:string-value="" calcext:value-type="error">
            <text:p>#DIV/0!</text:p>
          </table:table-cell>
          <table:table-cell table:style-name="ce24" table:formula="of:=[.I9]/[.I8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  <table:table-cell table:formula="of:=([.B10]-[.B$4])*2" office:value-type="float" office:value="0" calcext:value-type="float">
            <text:p>0,000</text:p>
          </table:table-cell>
          <table:table-cell table:formula="of:=([.C10]-[.C$4])*2" office:value-type="float" office:value="0" calcext:value-type="float">
            <text:p>0,000</text:p>
          </table:table-cell>
          <table:table-cell table:formula="of:=([.D10]-[.D$4])*2" office:value-type="float" office:value="0" calcext:value-type="float">
            <text:p>0,000</text:p>
          </table:table-cell>
          <table:table-cell table:style-name="Default"/>
          <table:table-cell/>
          <table:table-cell table:style-name="ce24" table:formula="of:=[.G10]/[.G9]" office:value-type="string" office:string-value="" calcext:value-type="error">
            <text:p>#DIV/0!</text:p>
          </table:table-cell>
          <table:table-cell table:style-name="ce24" table:formula="of:=[.H10]/[.H9]" office:value-type="string" office:string-value="" calcext:value-type="error">
            <text:p>#DIV/0!</text:p>
          </table:table-cell>
          <table:table-cell table:style-name="ce24" table:formula="of:=[.I10]/[.I9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  <table:table-cell table:formula="of:=([.B11]-[.B$4])*2" office:value-type="float" office:value="0" calcext:value-type="float">
            <text:p>0,000</text:p>
          </table:table-cell>
          <table:table-cell table:formula="of:=([.C11]-[.C$4])*2" office:value-type="float" office:value="0" calcext:value-type="float">
            <text:p>0,000</text:p>
          </table:table-cell>
          <table:table-cell table:formula="of:=([.D11]-[.D$4])*2" office:value-type="float" office:value="0" calcext:value-type="float">
            <text:p>0,000</text:p>
          </table:table-cell>
          <table:table-cell table:style-name="Default"/>
          <table:table-cell/>
          <table:table-cell table:style-name="ce24" table:formula="of:=[.G11]/[.G10]" office:value-type="string" office:string-value="" calcext:value-type="error">
            <text:p>#DIV/0!</text:p>
          </table:table-cell>
          <table:table-cell table:style-name="ce24" table:formula="of:=[.H11]/[.H10]" office:value-type="string" office:string-value="" calcext:value-type="error">
            <text:p>#DIV/0!</text:p>
          </table:table-cell>
          <table:table-cell table:style-name="ce24" table:formula="of:=[.I11]/[.I10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  <table:table-cell table:formula="of:=([.B12]-[.B$4])*2" office:value-type="float" office:value="0" calcext:value-type="float">
            <text:p>0,000</text:p>
          </table:table-cell>
          <table:table-cell table:formula="of:=([.C12]-[.C$4])*2" office:value-type="float" office:value="0" calcext:value-type="float">
            <text:p>0,000</text:p>
          </table:table-cell>
          <table:table-cell table:formula="of:=([.D12]-[.D$4])*2" office:value-type="float" office:value="0" calcext:value-type="float">
            <text:p>0,000</text:p>
          </table:table-cell>
          <table:table-cell table:style-name="Default"/>
          <table:table-cell/>
          <table:table-cell table:style-name="ce24" table:formula="of:=[.G12]/[.G11]" office:value-type="string" office:string-value="" calcext:value-type="error">
            <text:p>#DIV/0!</text:p>
          </table:table-cell>
          <table:table-cell table:style-name="ce24" table:formula="of:=[.H12]/[.H11]" office:value-type="string" office:string-value="" calcext:value-type="error">
            <text:p>#DIV/0!</text:p>
          </table:table-cell>
          <table:table-cell table:style-name="ce24" table:formula="of:=[.I12]/[.I11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  <table:table-cell table:formula="of:=([.B13]-[.B$4])*2" office:value-type="float" office:value="0" calcext:value-type="float">
            <text:p>0,000</text:p>
          </table:table-cell>
          <table:table-cell table:formula="of:=([.C13]-[.C$4])*2" office:value-type="float" office:value="0" calcext:value-type="float">
            <text:p>0,000</text:p>
          </table:table-cell>
          <table:table-cell table:formula="of:=([.D13]-[.D$4])*2" office:value-type="float" office:value="0" calcext:value-type="float">
            <text:p>0,000</text:p>
          </table:table-cell>
          <table:table-cell table:style-name="Default"/>
          <table:table-cell/>
          <table:table-cell table:style-name="ce24" table:formula="of:=[.G13]/[.G12]" office:value-type="string" office:string-value="" calcext:value-type="error">
            <text:p>#DIV/0!</text:p>
          </table:table-cell>
          <table:table-cell table:style-name="ce24" table:formula="of:=[.H13]/[.H12]" office:value-type="string" office:string-value="" calcext:value-type="error">
            <text:p>#DIV/0!</text:p>
          </table:table-cell>
          <table:table-cell table:style-name="ce24" table:formula="of:=[.I13]/[.I12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  <table:table-cell table:formula="of:=([.B14]-[.B$4])*2" office:value-type="float" office:value="0" calcext:value-type="float">
            <text:p>0,000</text:p>
          </table:table-cell>
          <table:table-cell table:formula="of:=([.C14]-[.C$4])*2" office:value-type="float" office:value="0" calcext:value-type="float">
            <text:p>0,000</text:p>
          </table:table-cell>
          <table:table-cell table:formula="of:=([.D14]-[.D$4])*2" office:value-type="float" office:value="0" calcext:value-type="float">
            <text:p>0,000</text:p>
          </table:table-cell>
          <table:table-cell table:style-name="Default"/>
          <table:table-cell/>
          <table:table-cell table:style-name="ce24" table:formula="of:=[.G14]/[.G13]" office:value-type="string" office:string-value="" calcext:value-type="error">
            <text:p>#DIV/0!</text:p>
          </table:table-cell>
          <table:table-cell table:style-name="ce24" table:formula="of:=[.H14]/[.H13]" office:value-type="string" office:string-value="" calcext:value-type="error">
            <text:p>#DIV/0!</text:p>
          </table:table-cell>
          <table:table-cell table:style-name="ce24" table:formula="of:=[.I14]/[.I13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  <table:table-cell table:formula="of:=([.B15]-[.B$4])*2" office:value-type="float" office:value="0" calcext:value-type="float">
            <text:p>0,000</text:p>
          </table:table-cell>
          <table:table-cell table:formula="of:=([.C15]-[.C$4])*2" office:value-type="float" office:value="0" calcext:value-type="float">
            <text:p>0,000</text:p>
          </table:table-cell>
          <table:table-cell table:formula="of:=([.D15]-[.D$4])*2" office:value-type="float" office:value="0" calcext:value-type="float">
            <text:p>0,000</text:p>
          </table:table-cell>
          <table:table-cell table:style-name="Default"/>
          <table:table-cell/>
          <table:table-cell table:style-name="ce24" table:formula="of:=[.G15]/[.G14]" office:value-type="string" office:string-value="" calcext:value-type="error">
            <text:p>#DIV/0!</text:p>
          </table:table-cell>
          <table:table-cell table:style-name="ce24" table:formula="of:=[.H15]/[.H14]" office:value-type="string" office:string-value="" calcext:value-type="error">
            <text:p>#DIV/0!</text:p>
          </table:table-cell>
          <table:table-cell table:style-name="ce24" table:formula="of:=[.I15]/[.I14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  <table:table-cell table:formula="of:=([.B16]-[.B$4])*2" office:value-type="float" office:value="0" calcext:value-type="float">
            <text:p>0,000</text:p>
          </table:table-cell>
          <table:table-cell table:formula="of:=([.C16]-[.C$4])*2" office:value-type="float" office:value="0" calcext:value-type="float">
            <text:p>0,000</text:p>
          </table:table-cell>
          <table:table-cell table:formula="of:=([.D16]-[.D$4])*2" office:value-type="float" office:value="0" calcext:value-type="float">
            <text:p>0,000</text:p>
          </table:table-cell>
          <table:table-cell table:style-name="Default"/>
          <table:table-cell/>
          <table:table-cell table:style-name="ce24" table:formula="of:=[.G16]/[.G15]" office:value-type="string" office:string-value="" calcext:value-type="error">
            <text:p>#DIV/0!</text:p>
          </table:table-cell>
          <table:table-cell table:style-name="ce24" table:formula="of:=[.H16]/[.H15]" office:value-type="string" office:string-value="" calcext:value-type="error">
            <text:p>#DIV/0!</text:p>
          </table:table-cell>
          <table:table-cell table:style-name="ce24" table:formula="of:=[.I16]/[.I15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  <table:table-cell table:formula="of:=([.B17]-[.B$4])*2" office:value-type="float" office:value="0" calcext:value-type="float">
            <text:p>0,000</text:p>
          </table:table-cell>
          <table:table-cell table:formula="of:=([.C17]-[.C$4])*2" office:value-type="float" office:value="0" calcext:value-type="float">
            <text:p>0,000</text:p>
          </table:table-cell>
          <table:table-cell table:formula="of:=([.D17]-[.D$4])*2" office:value-type="float" office:value="0" calcext:value-type="float">
            <text:p>0,000</text:p>
          </table:table-cell>
          <table:table-cell table:style-name="Default"/>
          <table:table-cell/>
          <table:table-cell table:style-name="ce24" table:formula="of:=[.G17]/[.G16]" office:value-type="string" office:string-value="" calcext:value-type="error">
            <text:p>#DIV/0!</text:p>
          </table:table-cell>
          <table:table-cell table:style-name="ce24" table:formula="of:=[.H17]/[.H16]" office:value-type="string" office:string-value="" calcext:value-type="error">
            <text:p>#DIV/0!</text:p>
          </table:table-cell>
          <table:table-cell table:style-name="ce24" table:formula="of:=[.I17]/[.I16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/>
          <table:table-cell table:formula="of:=([.B18]-[.B$4])*2" office:value-type="float" office:value="0" calcext:value-type="float">
            <text:p>0,000</text:p>
          </table:table-cell>
          <table:table-cell table:formula="of:=([.C18]-[.C$4])*2" office:value-type="float" office:value="0" calcext:value-type="float">
            <text:p>0,000</text:p>
          </table:table-cell>
          <table:table-cell table:formula="of:=([.D18]-[.D$4])*2" office:value-type="float" office:value="0" calcext:value-type="float">
            <text:p>0,000</text:p>
          </table:table-cell>
          <table:table-cell table:style-name="Default"/>
          <table:table-cell/>
          <table:table-cell table:style-name="ce24" table:formula="of:=[.G18]/[.G17]" office:value-type="string" office:string-value="" calcext:value-type="error">
            <text:p>#DIV/0!</text:p>
          </table:table-cell>
          <table:table-cell table:style-name="ce24" table:formula="of:=[.H18]/[.H17]" office:value-type="string" office:string-value="" calcext:value-type="error">
            <text:p>#DIV/0!</text:p>
          </table:table-cell>
          <table:table-cell table:style-name="ce24" table:formula="of:=[.I18]/[.I17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  <table:table-cell table:formula="of:=([.B19]-[.B$4])*2" office:value-type="float" office:value="0" calcext:value-type="float">
            <text:p>0,000</text:p>
          </table:table-cell>
          <table:table-cell table:formula="of:=([.C19]-[.C$4])*2" office:value-type="float" office:value="0" calcext:value-type="float">
            <text:p>0,000</text:p>
          </table:table-cell>
          <table:table-cell table:formula="of:=([.D19]-[.D$4])*2" office:value-type="float" office:value="0" calcext:value-type="float">
            <text:p>0,000</text:p>
          </table:table-cell>
          <table:table-cell table:style-name="Default"/>
          <table:table-cell/>
          <table:table-cell table:style-name="ce24" table:formula="of:=[.G19]/[.G18]" office:value-type="string" office:string-value="" calcext:value-type="error">
            <text:p>#DIV/0!</text:p>
          </table:table-cell>
          <table:table-cell table:style-name="ce24" table:formula="of:=[.H19]/[.H18]" office:value-type="string" office:string-value="" calcext:value-type="error">
            <text:p>#DIV/0!</text:p>
          </table:table-cell>
          <table:table-cell table:style-name="ce24" table:formula="of:=[.I19]/[.I18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 table:number-rows-repeated="4"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9" office:value-type="string" calcext:value-type="string" table:number-columns-spanned="14" table:number-rows-spanned="1">
            <text:p>CHIP 2 CHB=CHA</text:p>
          </table:table-cell>
          <table:covered-table-cell table:number-columns-repeated="13" table:style-name="ce21"/>
          <table:table-cell table:number-columns-repeated="1010"/>
        </table:table-row>
        <table:table-row table:style-name="ro1">
          <table:table-cell/>
          <table:table-cell table:style-name="Default" table:number-columns-repeated="5"/>
          <table:table-cell table:style-name="ce28" office:value-type="string" calcext:value-type="string" table:number-columns-spanned="3" table:number-rows-spanned="1">
            <text:p>amplitude</text:p>
          </table:table-cell>
          <table:covered-table-cell table:number-columns-repeated="2" table:style-name="ce23"/>
          <table:table-cell table:style-name="Default"/>
          <table:table-cell/>
          <table:table-cell table:style-name="ce28" office:value-type="string" calcext:value-type="string" table:number-columns-spanned="3" table:number-rows-spanned="1">
            <text:p>step (geom)</text:p>
          </table:table-cell>
          <table:covered-table-cell table:number-columns-repeated="2" table:style-name="ce23"/>
          <table:table-cell table:number-columns-repeated="1010"/>
        </table:table-row>
        <table:table-row table:style-name="ro1">
          <table:table-cell table:style-name="ce20" office:value-type="string" calcext:value-type="string">
            <text:p>A (2 ch)</text:p>
          </table:table-cell>
          <table:table-cell table:style-name="ce20" office:value-type="string" calcext:value-type="string">
            <text:p>open</text:p>
          </table:table-cell>
          <table:table-cell table:style-name="ce20" office:value-type="string" calcext:value-type="string">
            <text:p>10k</text:p>
          </table:table-cell>
          <table:table-cell table:style-name="ce20" office:value-type="string" calcext:value-type="string">
            <text:p>1k</text:p>
          </table:table-cell>
          <table:table-cell table:style-name="ce20" office:value-type="string" calcext:value-type="string">
            <text:p>328 Ohm</text:p>
          </table:table-cell>
          <table:table-cell table:style-name="ce20"/>
          <table:table-cell table:style-name="ce20" table:formula="of:=[.B26]" office:value-type="string" office:string-value="open" calcext:value-type="string">
            <text:p>open</text:p>
          </table:table-cell>
          <table:table-cell table:style-name="ce20" table:formula="of:=[.C26]" office:value-type="string" office:string-value="10k" calcext:value-type="string">
            <text:p>10k</text:p>
          </table:table-cell>
          <table:table-cell table:style-name="ce20" table:formula="of:=[.D26]" office:value-type="string" office:string-value="1k" calcext:value-type="string">
            <text:p>1k</text:p>
          </table:table-cell>
          <table:table-cell table:style-name="ce20" table:formula="of:=[.E26]" office:value-type="string" office:string-value="328 Ohm" calcext:value-type="string">
            <text:p>328 Ohm</text:p>
          </table:table-cell>
          <table:table-cell/>
          <table:table-cell table:style-name="ce20" table:formula="of:=[.G26]" office:value-type="string" office:string-value="open" calcext:value-type="string">
            <text:p>open</text:p>
          </table:table-cell>
          <table:table-cell table:style-name="ce20" table:formula="of:=[.H26]" office:value-type="string" office:string-value="10k" calcext:value-type="string">
            <text:p>10k</text:p>
          </table:table-cell>
          <table:table-cell table:style-name="ce20" table:formula="of:=[.I26]" office:value-type="string" office:string-value="1k" calcext:value-type="string">
            <text:p>1k</text:p>
          </table:table-cell>
          <table:table-cell table:style-name="ce20" table:formula="of:=[.J26]" office:value-type="string" office:string-value="328 Ohm" calcext:value-type="string">
            <text:p>328 Ohm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39" calcext:value-type="float">
            <text:p>3,039</text:p>
          </table:table-cell>
          <table:table-cell office:value-type="float" office:value="2.747" calcext:value-type="float">
            <text:p>2,747</text:p>
          </table:table-cell>
          <table:table-cell office:value-type="float" office:value="2.322" calcext:value-type="float">
            <text:p>2,322</text:p>
          </table:table-cell>
          <table:table-cell office:value-type="float" office:value="1.926" calcext:value-type="float">
            <text:p>1,926</text:p>
          </table:table-cell>
          <table:table-cell/>
          <table:table-cell table:formula="of:=([.B27]-[.B$27])*2" office:value-type="float" office:value="0" calcext:value-type="float">
            <text:p>0,000</text:p>
          </table:table-cell>
          <table:table-cell table:formula="of:=([.C27]-[.C$27])*2" office:value-type="float" office:value="0" calcext:value-type="float">
            <text:p>0,000</text:p>
          </table:table-cell>
          <table:table-cell table:formula="of:=([.D27]-[.D$27])*2" office:value-type="float" office:value="0" calcext:value-type="float">
            <text:p>0,000</text:p>
          </table:table-cell>
          <table:table-cell table:formula="of:=([.E27]-[.E$27])*2" office:value-type="float" office:value="0" calcext:value-type="float">
            <text:p>0,000</text:p>
          </table:table-cell>
          <table:table-cell table:number-columns-repeated="4"/>
          <table:table-cell table:style-name="ce2"/>
          <table:table-cell table:number-columns-repeated="1009"/>
        </table:table-row>
        <table:table-row table:style-name="ro1">
          <table:table-cell table:formula="of:=[.A27]+2" office:value-type="float" office:value="2" calcext:value-type="float">
            <text:p>2</text:p>
          </table:table-cell>
          <table:table-cell office:value-type="float" office:value="3.045" calcext:value-type="float">
            <text:p>3,045</text:p>
          </table:table-cell>
          <table:table-cell office:value-type="float" office:value="2.753" calcext:value-type="float">
            <text:p>2,753</text:p>
          </table:table-cell>
          <table:table-cell office:value-type="float" office:value="2.327" calcext:value-type="float">
            <text:p>2,327</text:p>
          </table:table-cell>
          <table:table-cell office:value-type="float" office:value="1.929" calcext:value-type="float">
            <text:p>1,929</text:p>
          </table:table-cell>
          <table:table-cell/>
          <table:table-cell table:formula="of:=([.B28]-[.B$27])*2" office:value-type="float" office:value="0.0119999999999996" calcext:value-type="float">
            <text:p>0,012</text:p>
          </table:table-cell>
          <table:table-cell table:formula="of:=([.C28]-[.C$27])*2" office:value-type="float" office:value="0.0120000000000005" calcext:value-type="float">
            <text:p>0,012</text:p>
          </table:table-cell>
          <table:table-cell table:formula="of:=([.D28]-[.D$27])*2" office:value-type="float" office:value="0.00999999999999979" calcext:value-type="float">
            <text:p>0,010</text:p>
          </table:table-cell>
          <table:table-cell table:formula="of:=([.E28]-[.E$27])*2" office:value-type="float" office:value="0.00599999999999978" calcext:value-type="float">
            <text:p>0,006</text:p>
          </table:table-cell>
          <table:table-cell table:number-columns-repeated="4"/>
          <table:table-cell table:style-name="ce2"/>
          <table:table-cell table:number-columns-repeated="1009"/>
        </table:table-row>
        <table:table-row table:style-name="ro1">
          <table:table-cell table:formula="of:=[.A28]+2" office:value-type="float" office:value="4" calcext:value-type="float">
            <text:p>4</text:p>
          </table:table-cell>
          <table:table-cell office:value-type="float" office:value="3.05" calcext:value-type="float">
            <text:p>3,050</text:p>
          </table:table-cell>
          <table:table-cell office:value-type="float" office:value="2.757" calcext:value-type="float">
            <text:p>2,757</text:p>
          </table:table-cell>
          <table:table-cell office:value-type="float" office:value="2.331" calcext:value-type="float">
            <text:p>2,331</text:p>
          </table:table-cell>
          <table:table-cell office:value-type="float" office:value="1.933" calcext:value-type="float">
            <text:p>1,933</text:p>
          </table:table-cell>
          <table:table-cell/>
          <table:table-cell table:formula="of:=([.B29]-[.B$27])*2" office:value-type="float" office:value="0.0219999999999994" calcext:value-type="float">
            <text:p>0,022</text:p>
          </table:table-cell>
          <table:table-cell table:formula="of:=([.C29]-[.C$27])*2" office:value-type="float" office:value="0.0200000000000005" calcext:value-type="float">
            <text:p>0,020</text:p>
          </table:table-cell>
          <table:table-cell table:formula="of:=([.D29]-[.D$27])*2" office:value-type="float" office:value="0.0179999999999998" calcext:value-type="float">
            <text:p>0,018</text:p>
          </table:table-cell>
          <table:table-cell table:formula="of:=([.E29]-[.E$27])*2" office:value-type="float" office:value="0.0139999999999998" calcext:value-type="float">
            <text:p>0,014</text:p>
          </table:table-cell>
          <table:table-cell/>
          <table:table-cell table:formula="of:=[.G29]/[.G28]" office:value-type="float" office:value="1.83333333333335" calcext:value-type="float">
            <text:p>1,83</text:p>
          </table:table-cell>
          <table:table-cell table:formula="of:=[.H29]/[.H28]" office:value-type="float" office:value="1.66666666666664" calcext:value-type="float">
            <text:p>1,67</text:p>
          </table:table-cell>
          <table:table-cell table:formula="of:=[.I29]/[.I28]" office:value-type="float" office:value="1.80000000000002" calcext:value-type="float">
            <text:p>1,80</text:p>
          </table:table-cell>
          <table:table-cell table:style-name="ce2" table:formula="of:=[.J29]/[.J28]" office:value-type="float" office:value="2.33333333333338" calcext:value-type="float">
            <text:p>2,33</text:p>
          </table:table-cell>
          <table:table-cell table:number-columns-repeated="1009"/>
        </table:table-row>
        <table:table-row table:style-name="ro1">
          <table:table-cell table:formula="of:=[.A29]+2" office:value-type="float" office:value="6" calcext:value-type="float">
            <text:p>6</text:p>
          </table:table-cell>
          <table:table-cell office:value-type="float" office:value="3.055" calcext:value-type="float">
            <text:p>3,055</text:p>
          </table:table-cell>
          <table:table-cell office:value-type="float" office:value="2.761" calcext:value-type="float">
            <text:p>2,761</text:p>
          </table:table-cell>
          <table:table-cell office:value-type="float" office:value="2.335" calcext:value-type="float">
            <text:p>2,335</text:p>
          </table:table-cell>
          <table:table-cell office:value-type="float" office:value="1.936" calcext:value-type="float">
            <text:p>1,936</text:p>
          </table:table-cell>
          <table:table-cell/>
          <table:table-cell table:formula="of:=([.B30]-[.B$27])*2" office:value-type="float" office:value="0.032" calcext:value-type="float">
            <text:p>0,032</text:p>
          </table:table-cell>
          <table:table-cell table:formula="of:=([.C30]-[.C$27])*2" office:value-type="float" office:value="0.0280000000000005" calcext:value-type="float">
            <text:p>0,028</text:p>
          </table:table-cell>
          <table:table-cell table:formula="of:=([.D30]-[.D$27])*2" office:value-type="float" office:value="0.0259999999999998" calcext:value-type="float">
            <text:p>0,026</text:p>
          </table:table-cell>
          <table:table-cell table:formula="of:=([.E30]-[.E$27])*2" office:value-type="float" office:value="0.0199999999999996" calcext:value-type="float">
            <text:p>0,020</text:p>
          </table:table-cell>
          <table:table-cell/>
          <table:table-cell table:formula="of:=[.G30]/[.G29]" office:value-type="float" office:value="1.4545454545455" calcext:value-type="float">
            <text:p>1,45</text:p>
          </table:table-cell>
          <table:table-cell table:formula="of:=[.H30]/[.H29]" office:value-type="float" office:value="1.39999999999999" calcext:value-type="float">
            <text:p>1,40</text:p>
          </table:table-cell>
          <table:table-cell table:formula="of:=[.I30]/[.I29]" office:value-type="float" office:value="1.44444444444445" calcext:value-type="float">
            <text:p>1,44</text:p>
          </table:table-cell>
          <table:table-cell table:style-name="ce2" table:formula="of:=[.J30]/[.J29]" office:value-type="float" office:value="1.42857142857142" calcext:value-type="float">
            <text:p>1,43</text:p>
          </table:table-cell>
          <table:table-cell table:number-columns-repeated="1009"/>
        </table:table-row>
        <table:table-row table:style-name="ro1">
          <table:table-cell table:formula="of:=[.A30]+2" office:value-type="float" office:value="8" calcext:value-type="float">
            <text:p>8</text:p>
          </table:table-cell>
          <table:table-cell office:value-type="float" office:value="3.061" calcext:value-type="float">
            <text:p>3,061</text:p>
          </table:table-cell>
          <table:table-cell office:value-type="float" office:value="2.768" calcext:value-type="float">
            <text:p>2,768</text:p>
          </table:table-cell>
          <table:table-cell office:value-type="float" office:value="2.341" calcext:value-type="float">
            <text:p>2,341</text:p>
          </table:table-cell>
          <table:table-cell office:value-type="float" office:value="1.942" calcext:value-type="float">
            <text:p>1,942</text:p>
          </table:table-cell>
          <table:table-cell/>
          <table:table-cell table:formula="of:=([.B31]-[.B$27])*2" office:value-type="float" office:value="0.0439999999999996" calcext:value-type="float">
            <text:p>0,044</text:p>
          </table:table-cell>
          <table:table-cell table:formula="of:=([.C31]-[.C$27])*2" office:value-type="float" office:value="0.0419999999999998" calcext:value-type="float">
            <text:p>0,042</text:p>
          </table:table-cell>
          <table:table-cell table:formula="of:=([.D31]-[.D$27])*2" office:value-type="float" office:value="0.0380000000000003" calcext:value-type="float">
            <text:p>0,038</text:p>
          </table:table-cell>
          <table:table-cell table:formula="of:=([.E31]-[.E$27])*2" office:value-type="float" office:value="0.032" calcext:value-type="float">
            <text:p>0,032</text:p>
          </table:table-cell>
          <table:table-cell/>
          <table:table-cell table:formula="of:=[.G31]/[.G30]" office:value-type="float" office:value="1.37499999999999" calcext:value-type="float">
            <text:p>1,37</text:p>
          </table:table-cell>
          <table:table-cell table:formula="of:=[.H31]/[.H30]" office:value-type="float" office:value="1.49999999999997" calcext:value-type="float">
            <text:p>1,50</text:p>
          </table:table-cell>
          <table:table-cell table:formula="of:=[.I31]/[.I30]" office:value-type="float" office:value="1.46153846153848" calcext:value-type="float">
            <text:p>1,46</text:p>
          </table:table-cell>
          <table:table-cell table:style-name="ce2" table:formula="of:=[.J31]/[.J30]" office:value-type="float" office:value="1.60000000000004" calcext:value-type="float">
            <text:p>1,60</text:p>
          </table:table-cell>
          <table:table-cell table:number-columns-repeated="1009"/>
        </table:table-row>
        <table:table-row table:style-name="ro1">
          <table:table-cell table:formula="of:=[.A31]+2" office:value-type="float" office:value="10" calcext:value-type="float">
            <text:p>10</text:p>
          </table:table-cell>
          <table:table-cell office:value-type="float" office:value="3.069" calcext:value-type="float">
            <text:p>3,069</text:p>
          </table:table-cell>
          <table:table-cell office:value-type="float" office:value="2.775" calcext:value-type="float">
            <text:p>2,775</text:p>
          </table:table-cell>
          <table:table-cell office:value-type="float" office:value="2.348" calcext:value-type="float">
            <text:p>2,348</text:p>
          </table:table-cell>
          <table:table-cell office:value-type="float" office:value="1.949" calcext:value-type="float">
            <text:p>1,949</text:p>
          </table:table-cell>
          <table:table-cell/>
          <table:table-cell table:formula="of:=([.B32]-[.B$27])*2" office:value-type="float" office:value="0.0599999999999996" calcext:value-type="float">
            <text:p>0,060</text:p>
          </table:table-cell>
          <table:table-cell table:formula="of:=([.C32]-[.C$27])*2" office:value-type="float" office:value="0.0560000000000001" calcext:value-type="float">
            <text:p>0,056</text:p>
          </table:table-cell>
          <table:table-cell table:formula="of:=([.D32]-[.D$27])*2" office:value-type="float" office:value="0.0519999999999996" calcext:value-type="float">
            <text:p>0,052</text:p>
          </table:table-cell>
          <table:table-cell table:formula="of:=([.E32]-[.E$27])*2" office:value-type="float" office:value="0.0459999999999998" calcext:value-type="float">
            <text:p>0,046</text:p>
          </table:table-cell>
          <table:table-cell/>
          <table:table-cell table:formula="of:=[.G32]/[.G31]" office:value-type="float" office:value="1.36363636363637" calcext:value-type="float">
            <text:p>1,36</text:p>
          </table:table-cell>
          <table:table-cell table:formula="of:=[.H32]/[.H31]" office:value-type="float" office:value="1.33333333333334" calcext:value-type="float">
            <text:p>1,33</text:p>
          </table:table-cell>
          <table:table-cell table:formula="of:=[.I32]/[.I31]" office:value-type="float" office:value="1.36842105263156" calcext:value-type="float">
            <text:p>1,37</text:p>
          </table:table-cell>
          <table:table-cell table:style-name="ce2" table:formula="of:=[.J32]/[.J31]" office:value-type="float" office:value="1.43749999999999" calcext:value-type="float">
            <text:p>1,44</text:p>
          </table:table-cell>
          <table:table-cell table:number-columns-repeated="1009"/>
        </table:table-row>
        <table:table-row table:style-name="ro1">
          <table:table-cell table:formula="of:=[.A32]+2" office:value-type="float" office:value="12" calcext:value-type="float">
            <text:p>12</text:p>
          </table:table-cell>
          <table:table-cell office:value-type="float" office:value="3.082" calcext:value-type="float">
            <text:p>3,082</text:p>
          </table:table-cell>
          <table:table-cell office:value-type="float" office:value="2.788" calcext:value-type="float">
            <text:p>2,788</text:p>
          </table:table-cell>
          <table:table-cell office:value-type="float" office:value="2.359" calcext:value-type="float">
            <text:p>2,359</text:p>
          </table:table-cell>
          <table:table-cell office:value-type="float" office:value="1.958" calcext:value-type="float">
            <text:p>1,958</text:p>
          </table:table-cell>
          <table:table-cell/>
          <table:table-cell table:formula="of:=([.B33]-[.B$27])*2" office:value-type="float" office:value="0.0859999999999994" calcext:value-type="float">
            <text:p>0,086</text:p>
          </table:table-cell>
          <table:table-cell table:formula="of:=([.C33]-[.C$27])*2" office:value-type="float" office:value="0.0820000000000007" calcext:value-type="float">
            <text:p>0,082</text:p>
          </table:table-cell>
          <table:table-cell table:formula="of:=([.D33]-[.D$27])*2" office:value-type="float" office:value="0.0739999999999998" calcext:value-type="float">
            <text:p>0,074</text:p>
          </table:table-cell>
          <table:table-cell table:formula="of:=([.E33]-[.E$27])*2" office:value-type="float" office:value="0.0640000000000001" calcext:value-type="float">
            <text:p>0,064</text:p>
          </table:table-cell>
          <table:table-cell/>
          <table:table-cell table:formula="of:=[.G33]/[.G32]" office:value-type="float" office:value="1.43333333333333" calcext:value-type="float">
            <text:p>1,43</text:p>
          </table:table-cell>
          <table:table-cell table:formula="of:=[.H33]/[.H32]" office:value-type="float" office:value="1.46428571428573" calcext:value-type="float">
            <text:p>1,46</text:p>
          </table:table-cell>
          <table:table-cell table:formula="of:=[.I33]/[.I32]" office:value-type="float" office:value="1.42307692307693" calcext:value-type="float">
            <text:p>1,42</text:p>
          </table:table-cell>
          <table:table-cell table:style-name="ce2" table:formula="of:=[.J33]/[.J32]" office:value-type="float" office:value="1.39130434782609" calcext:value-type="float">
            <text:p>1,39</text:p>
          </table:table-cell>
          <table:table-cell table:number-columns-repeated="1009"/>
        </table:table-row>
        <table:table-row table:style-name="ro1">
          <table:table-cell table:formula="of:=[.A33]+2" office:value-type="float" office:value="14" calcext:value-type="float">
            <text:p>14</text:p>
          </table:table-cell>
          <table:table-cell office:value-type="float" office:value="3.096" calcext:value-type="float">
            <text:p>3,096</text:p>
          </table:table-cell>
          <table:table-cell office:value-type="float" office:value="2.802" calcext:value-type="float">
            <text:p>2,802</text:p>
          </table:table-cell>
          <table:table-cell office:value-type="float" office:value="2.371" calcext:value-type="float">
            <text:p>2,371</text:p>
          </table:table-cell>
          <table:table-cell office:value-type="float" office:value="1.968" calcext:value-type="float">
            <text:p>1,968</text:p>
          </table:table-cell>
          <table:table-cell/>
          <table:table-cell table:formula="of:=([.B34]-[.B$27])*2" office:value-type="float" office:value="0.114" calcext:value-type="float">
            <text:p>0,114</text:p>
          </table:table-cell>
          <table:table-cell table:formula="of:=([.C34]-[.C$27])*2" office:value-type="float" office:value="0.11" calcext:value-type="float">
            <text:p>0,110</text:p>
          </table:table-cell>
          <table:table-cell table:formula="of:=([.D34]-[.D$27])*2" office:value-type="float" office:value="0.0979999999999999" calcext:value-type="float">
            <text:p>0,098</text:p>
          </table:table-cell>
          <table:table-cell table:formula="of:=([.E34]-[.E$27])*2" office:value-type="float" office:value="0.0839999999999996" calcext:value-type="float">
            <text:p>0,084</text:p>
          </table:table-cell>
          <table:table-cell/>
          <table:table-cell table:formula="of:=[.G34]/[.G33]" office:value-type="float" office:value="1.32558139534885" calcext:value-type="float">
            <text:p>1,33</text:p>
          </table:table-cell>
          <table:table-cell table:formula="of:=[.H34]/[.H33]" office:value-type="float" office:value="1.34146341463414" calcext:value-type="float">
            <text:p>1,34</text:p>
          </table:table-cell>
          <table:table-cell table:formula="of:=[.I34]/[.I33]" office:value-type="float" office:value="1.32432432432433" calcext:value-type="float">
            <text:p>1,32</text:p>
          </table:table-cell>
          <table:table-cell table:style-name="ce2" table:formula="of:=[.J34]/[.J33]" office:value-type="float" office:value="1.31249999999999" calcext:value-type="float">
            <text:p>1,31</text:p>
          </table:table-cell>
          <table:table-cell table:number-columns-repeated="1009"/>
        </table:table-row>
        <table:table-row table:style-name="ro1">
          <table:table-cell table:formula="of:=[.A34]+2" office:value-type="float" office:value="16" calcext:value-type="float">
            <text:p>16</text:p>
          </table:table-cell>
          <table:table-cell office:value-type="float" office:value="3.121" calcext:value-type="float">
            <text:p>3,121</text:p>
          </table:table-cell>
          <table:table-cell office:value-type="float" office:value="2.825" calcext:value-type="float">
            <text:p>2,825</text:p>
          </table:table-cell>
          <table:table-cell office:value-type="float" office:value="2.393" calcext:value-type="float">
            <text:p>2,393</text:p>
          </table:table-cell>
          <table:table-cell office:value-type="float" office:value="1.987" calcext:value-type="float">
            <text:p>1,987</text:p>
          </table:table-cell>
          <table:table-cell/>
          <table:table-cell table:formula="of:=([.B35]-[.B$27])*2" office:value-type="float" office:value="0.164" calcext:value-type="float">
            <text:p>0,164</text:p>
          </table:table-cell>
          <table:table-cell table:formula="of:=([.C35]-[.C$27])*2" office:value-type="float" office:value="0.156000000000001" calcext:value-type="float">
            <text:p>0,156</text:p>
          </table:table-cell>
          <table:table-cell table:formula="of:=([.D35]-[.D$27])*2" office:value-type="float" office:value="0.141999999999999" calcext:value-type="float">
            <text:p>0,142</text:p>
          </table:table-cell>
          <table:table-cell table:formula="of:=([.E35]-[.E$27])*2" office:value-type="float" office:value="0.122" calcext:value-type="float">
            <text:p>0,122</text:p>
          </table:table-cell>
          <table:table-cell/>
          <table:table-cell table:formula="of:=[.G35]/[.G34]" office:value-type="float" office:value="1.43859649122807" calcext:value-type="float">
            <text:p>1,44</text:p>
          </table:table-cell>
          <table:table-cell table:formula="of:=[.H35]/[.H34]" office:value-type="float" office:value="1.41818181818182" calcext:value-type="float">
            <text:p>1,42</text:p>
          </table:table-cell>
          <table:table-cell table:formula="of:=[.I35]/[.I34]" office:value-type="float" office:value="1.44897959183673" calcext:value-type="float">
            <text:p>1,45</text:p>
          </table:table-cell>
          <table:table-cell table:style-name="ce2" table:formula="of:=[.J35]/[.J34]" office:value-type="float" office:value="1.45238095238096" calcext:value-type="float">
            <text:p>1,45</text:p>
          </table:table-cell>
          <table:table-cell table:number-columns-repeated="1009"/>
        </table:table-row>
        <table:table-row table:style-name="ro1">
          <table:table-cell table:formula="of:=[.A35]+2" office:value-type="float" office:value="18" calcext:value-type="float">
            <text:p>18</text:p>
          </table:table-cell>
          <table:table-cell office:value-type="float" office:value="3.149" calcext:value-type="float">
            <text:p>3,149</text:p>
          </table:table-cell>
          <table:table-cell office:value-type="float" office:value="2.852" calcext:value-type="float">
            <text:p>2,852</text:p>
          </table:table-cell>
          <table:table-cell office:value-type="float" office:value="2.416" calcext:value-type="float">
            <text:p>2,416</text:p>
          </table:table-cell>
          <table:table-cell office:value-type="float" office:value="2.007" calcext:value-type="float">
            <text:p>2,007</text:p>
          </table:table-cell>
          <table:table-cell/>
          <table:table-cell table:formula="of:=([.B36]-[.B$27])*2" office:value-type="float" office:value="0.22" calcext:value-type="float">
            <text:p>0,220</text:p>
          </table:table-cell>
          <table:table-cell table:formula="of:=([.C36]-[.C$27])*2" office:value-type="float" office:value="0.21" calcext:value-type="float">
            <text:p>0,210</text:p>
          </table:table-cell>
          <table:table-cell table:formula="of:=([.D36]-[.D$27])*2" office:value-type="float" office:value="0.188" calcext:value-type="float">
            <text:p>0,188</text:p>
          </table:table-cell>
          <table:table-cell table:formula="of:=([.E36]-[.E$27])*2" office:value-type="float" office:value="0.162" calcext:value-type="float">
            <text:p>0,162</text:p>
          </table:table-cell>
          <table:table-cell/>
          <table:table-cell table:formula="of:=[.G36]/[.G35]" office:value-type="float" office:value="1.34146341463415" calcext:value-type="float">
            <text:p>1,34</text:p>
          </table:table-cell>
          <table:table-cell table:formula="of:=[.H36]/[.H35]" office:value-type="float" office:value="1.34615384615384" calcext:value-type="float">
            <text:p>1,35</text:p>
          </table:table-cell>
          <table:table-cell table:formula="of:=[.I36]/[.I35]" office:value-type="float" office:value="1.32394366197183" calcext:value-type="float">
            <text:p>1,32</text:p>
          </table:table-cell>
          <table:table-cell table:style-name="ce2" table:formula="of:=[.J36]/[.J35]" office:value-type="float" office:value="1.32786885245902" calcext:value-type="float">
            <text:p>1,33</text:p>
          </table:table-cell>
          <table:table-cell table:number-columns-repeated="1009"/>
        </table:table-row>
        <table:table-row table:style-name="ro1">
          <table:table-cell table:formula="of:=[.A36]+2" office:value-type="float" office:value="20" calcext:value-type="float">
            <text:p>20</text:p>
          </table:table-cell>
          <table:table-cell office:value-type="float" office:value="3.194" calcext:value-type="float">
            <text:p>3,194</text:p>
          </table:table-cell>
          <table:table-cell office:value-type="float" office:value="2.896" calcext:value-type="float">
            <text:p>2,896</text:p>
          </table:table-cell>
          <table:table-cell office:value-type="float" office:value="2.456" calcext:value-type="float">
            <text:p>2,456</text:p>
          </table:table-cell>
          <table:table-cell office:value-type="float" office:value="2.043" calcext:value-type="float">
            <text:p>2,043</text:p>
          </table:table-cell>
          <table:table-cell/>
          <table:table-cell table:formula="of:=([.B37]-[.B$27])*2" office:value-type="float" office:value="0.31" calcext:value-type="float">
            <text:p>0,310</text:p>
          </table:table-cell>
          <table:table-cell table:formula="of:=([.C37]-[.C$27])*2" office:value-type="float" office:value="0.298" calcext:value-type="float">
            <text:p>0,298</text:p>
          </table:table-cell>
          <table:table-cell table:formula="of:=([.D37]-[.D$27])*2" office:value-type="float" office:value="0.268" calcext:value-type="float">
            <text:p>0,268</text:p>
          </table:table-cell>
          <table:table-cell table:formula="of:=([.E37]-[.E$27])*2" office:value-type="float" office:value="0.234" calcext:value-type="float">
            <text:p>0,234</text:p>
          </table:table-cell>
          <table:table-cell/>
          <table:table-cell table:formula="of:=[.G37]/[.G36]" office:value-type="float" office:value="1.40909090909091" calcext:value-type="float">
            <text:p>1,41</text:p>
          </table:table-cell>
          <table:table-cell table:formula="of:=[.H37]/[.H36]" office:value-type="float" office:value="1.41904761904762" calcext:value-type="float">
            <text:p>1,42</text:p>
          </table:table-cell>
          <table:table-cell table:formula="of:=[.I37]/[.I36]" office:value-type="float" office:value="1.42553191489362" calcext:value-type="float">
            <text:p>1,43</text:p>
          </table:table-cell>
          <table:table-cell table:style-name="ce2" table:formula="of:=[.J37]/[.J36]" office:value-type="float" office:value="1.44444444444445" calcext:value-type="float">
            <text:p>1,44</text:p>
          </table:table-cell>
          <table:table-cell table:number-columns-repeated="1009"/>
        </table:table-row>
        <table:table-row table:style-name="ro1">
          <table:table-cell table:formula="of:=[.A37]+2" office:value-type="float" office:value="22" calcext:value-type="float">
            <text:p>22</text:p>
          </table:table-cell>
          <table:table-cell office:value-type="float" office:value="3.245" calcext:value-type="float">
            <text:p>3,245</text:p>
          </table:table-cell>
          <table:table-cell office:value-type="float" office:value="2.945" calcext:value-type="float">
            <text:p>2,945</text:p>
          </table:table-cell>
          <table:table-cell office:value-type="float" office:value="2.5" calcext:value-type="float">
            <text:p>2,500</text:p>
          </table:table-cell>
          <table:table-cell office:value-type="float" office:value="2.08" calcext:value-type="float">
            <text:p>2,080</text:p>
          </table:table-cell>
          <table:table-cell/>
          <table:table-cell table:formula="of:=([.B38]-[.B$27])*2" office:value-type="float" office:value="0.412" calcext:value-type="float">
            <text:p>0,412</text:p>
          </table:table-cell>
          <table:table-cell table:formula="of:=([.C38]-[.C$27])*2" office:value-type="float" office:value="0.396000000000001" calcext:value-type="float">
            <text:p>0,396</text:p>
          </table:table-cell>
          <table:table-cell table:formula="of:=([.D38]-[.D$27])*2" office:value-type="float" office:value="0.356" calcext:value-type="float">
            <text:p>0,356</text:p>
          </table:table-cell>
          <table:table-cell table:formula="of:=([.E38]-[.E$27])*2" office:value-type="float" office:value="0.308" calcext:value-type="float">
            <text:p>0,308</text:p>
          </table:table-cell>
          <table:table-cell/>
          <table:table-cell table:formula="of:=[.G38]/[.G37]" office:value-type="float" office:value="1.32903225806452" calcext:value-type="float">
            <text:p>1,33</text:p>
          </table:table-cell>
          <table:table-cell table:formula="of:=[.H38]/[.H37]" office:value-type="float" office:value="1.32885906040269" calcext:value-type="float">
            <text:p>1,33</text:p>
          </table:table-cell>
          <table:table-cell table:formula="of:=[.I38]/[.I37]" office:value-type="float" office:value="1.32835820895522" calcext:value-type="float">
            <text:p>1,33</text:p>
          </table:table-cell>
          <table:table-cell table:style-name="ce2" table:formula="of:=[.J38]/[.J37]" office:value-type="float" office:value="1.31623931623932" calcext:value-type="float">
            <text:p>1,32</text:p>
          </table:table-cell>
          <table:table-cell table:number-columns-repeated="1009"/>
        </table:table-row>
        <table:table-row table:style-name="ro1">
          <table:table-cell table:formula="of:=[.A38]+2" office:value-type="float" office:value="24" calcext:value-type="float">
            <text:p>24</text:p>
          </table:table-cell>
          <table:table-cell office:value-type="float" office:value="3.331" calcext:value-type="float">
            <text:p>3,331</text:p>
          </table:table-cell>
          <table:table-cell office:value-type="float" office:value="3.028" calcext:value-type="float">
            <text:p>3,028</text:p>
          </table:table-cell>
          <table:table-cell office:value-type="float" office:value="2.575" calcext:value-type="float">
            <text:p>2,575</text:p>
          </table:table-cell>
          <table:table-cell office:value-type="float" office:value="2.147" calcext:value-type="float">
            <text:p>2,147</text:p>
          </table:table-cell>
          <table:table-cell/>
          <table:table-cell table:formula="of:=([.B39]-[.B$27])*2" office:value-type="float" office:value="0.584" calcext:value-type="float">
            <text:p>0,584</text:p>
          </table:table-cell>
          <table:table-cell table:formula="of:=([.C39]-[.C$27])*2" office:value-type="float" office:value="0.562" calcext:value-type="float">
            <text:p>0,562</text:p>
          </table:table-cell>
          <table:table-cell table:formula="of:=([.D39]-[.D$27])*2" office:value-type="float" office:value="0.506" calcext:value-type="float">
            <text:p>0,506</text:p>
          </table:table-cell>
          <table:table-cell table:formula="of:=([.E39]-[.E$27])*2" office:value-type="float" office:value="0.441999999999999" calcext:value-type="float">
            <text:p>0,442</text:p>
          </table:table-cell>
          <table:table-cell/>
          <table:table-cell table:formula="of:=[.G39]/[.G38]" office:value-type="float" office:value="1.41747572815534" calcext:value-type="float">
            <text:p>1,42</text:p>
          </table:table-cell>
          <table:table-cell table:formula="of:=[.H39]/[.H38]" office:value-type="float" office:value="1.41919191919192" calcext:value-type="float">
            <text:p>1,42</text:p>
          </table:table-cell>
          <table:table-cell table:formula="of:=[.I39]/[.I38]" office:value-type="float" office:value="1.42134831460674" calcext:value-type="float">
            <text:p>1,42</text:p>
          </table:table-cell>
          <table:table-cell table:style-name="ce2" table:formula="of:=[.J39]/[.J38]" office:value-type="float" office:value="1.43506493506493" calcext:value-type="float">
            <text:p>1,44</text:p>
          </table:table-cell>
          <table:table-cell table:number-columns-repeated="1009"/>
        </table:table-row>
        <table:table-row table:style-name="ro1">
          <table:table-cell table:formula="of:=[.A39]+2" office:value-type="float" office:value="26" calcext:value-type="float">
            <text:p>26</text:p>
          </table:table-cell>
          <table:table-cell office:value-type="float" office:value="3.436" calcext:value-type="float">
            <text:p>3,436</text:p>
          </table:table-cell>
          <table:table-cell office:value-type="float" office:value="3.122" calcext:value-type="float">
            <text:p>3,122</text:p>
          </table:table-cell>
          <table:table-cell office:value-type="float" office:value="2.66" calcext:value-type="float">
            <text:p>2,660</text:p>
          </table:table-cell>
          <table:table-cell office:value-type="float" office:value="2.222" calcext:value-type="float">
            <text:p>2,222</text:p>
          </table:table-cell>
          <table:table-cell/>
          <table:table-cell table:formula="of:=([.B40]-[.B$27])*2" office:value-type="float" office:value="0.794" calcext:value-type="float">
            <text:p>0,794</text:p>
          </table:table-cell>
          <table:table-cell table:formula="of:=([.C40]-[.C$27])*2" office:value-type="float" office:value="0.75" calcext:value-type="float">
            <text:p>0,750</text:p>
          </table:table-cell>
          <table:table-cell table:formula="of:=([.D40]-[.D$27])*2" office:value-type="float" office:value="0.676" calcext:value-type="float">
            <text:p>0,676</text:p>
          </table:table-cell>
          <table:table-cell table:formula="of:=([.E40]-[.E$27])*2" office:value-type="float" office:value="0.592" calcext:value-type="float">
            <text:p>0,592</text:p>
          </table:table-cell>
          <table:table-cell/>
          <table:table-cell table:formula="of:=[.G40]/[.G39]" office:value-type="float" office:value="1.35958904109589" calcext:value-type="float">
            <text:p>1,36</text:p>
          </table:table-cell>
          <table:table-cell table:formula="of:=[.H40]/[.H39]" office:value-type="float" office:value="1.33451957295374" calcext:value-type="float">
            <text:p>1,33</text:p>
          </table:table-cell>
          <table:table-cell table:formula="of:=[.I40]/[.I39]" office:value-type="float" office:value="1.33596837944664" calcext:value-type="float">
            <text:p>1,34</text:p>
          </table:table-cell>
          <table:table-cell table:style-name="ce2" table:formula="of:=[.J40]/[.J39]" office:value-type="float" office:value="1.33936651583711" calcext:value-type="float">
            <text:p>1,34</text:p>
          </table:table-cell>
          <table:table-cell table:number-columns-repeated="1009"/>
        </table:table-row>
        <table:table-row table:style-name="ro1">
          <table:table-cell table:formula="of:=[.A40]+2" office:value-type="float" office:value="28" calcext:value-type="float">
            <text:p>28</text:p>
          </table:table-cell>
          <table:table-cell office:value-type="float" office:value="3.595" calcext:value-type="float">
            <text:p>3,595</text:p>
          </table:table-cell>
          <table:table-cell office:value-type="float" office:value="3.287" calcext:value-type="float">
            <text:p>3,287</text:p>
          </table:table-cell>
          <table:table-cell office:value-type="float" office:value="2.806" calcext:value-type="float">
            <text:p>2,806</text:p>
          </table:table-cell>
          <table:table-cell office:value-type="float" office:value="2.349" calcext:value-type="float">
            <text:p>2,349</text:p>
          </table:table-cell>
          <table:table-cell/>
          <table:table-cell table:formula="of:=([.B41]-[.B$27])*2" office:value-type="float" office:value="1.112" calcext:value-type="float">
            <text:p>1,112</text:p>
          </table:table-cell>
          <table:table-cell table:formula="of:=([.C41]-[.C$27])*2" office:value-type="float" office:value="1.08" calcext:value-type="float">
            <text:p>1,080</text:p>
          </table:table-cell>
          <table:table-cell table:formula="of:=([.D41]-[.D$27])*2" office:value-type="float" office:value="0.968" calcext:value-type="float">
            <text:p>0,968</text:p>
          </table:table-cell>
          <table:table-cell table:formula="of:=([.E41]-[.E$27])*2" office:value-type="float" office:value="0.846" calcext:value-type="float">
            <text:p>0,846</text:p>
          </table:table-cell>
          <table:table-cell/>
          <table:table-cell table:formula="of:=[.G41]/[.G40]" office:value-type="float" office:value="1.40050377833753" calcext:value-type="float">
            <text:p>1,40</text:p>
          </table:table-cell>
          <table:table-cell table:formula="of:=[.H41]/[.H40]" office:value-type="float" office:value="1.44" calcext:value-type="float">
            <text:p>1,44</text:p>
          </table:table-cell>
          <table:table-cell table:formula="of:=[.I41]/[.I40]" office:value-type="float" office:value="1.43195266272189" calcext:value-type="float">
            <text:p>1,43</text:p>
          </table:table-cell>
          <table:table-cell table:style-name="ce2" table:formula="of:=[.J41]/[.J40]" office:value-type="float" office:value="1.42905405405406" calcext:value-type="float">
            <text:p>1,43</text:p>
          </table:table-cell>
          <table:table-cell table:number-columns-repeated="1009"/>
        </table:table-row>
        <table:table-row table:style-name="ro1">
          <table:table-cell table:formula="of:=[.A41]+2" office:value-type="float" office:value="30" calcext:value-type="float">
            <text:p>30</text:p>
          </table:table-cell>
          <table:table-cell office:value-type="float" office:value="3.7725" calcext:value-type="float">
            <text:p>3,773</text:p>
          </table:table-cell>
          <table:table-cell office:value-type="float" office:value="3.459" calcext:value-type="float">
            <text:p>3,459</text:p>
          </table:table-cell>
          <table:table-cell office:value-type="float" office:value="2.962" calcext:value-type="float">
            <text:p>2,962</text:p>
          </table:table-cell>
          <table:table-cell office:value-type="float" office:value="2.489" calcext:value-type="float">
            <text:p>2,489</text:p>
          </table:table-cell>
          <table:table-cell/>
          <table:table-cell table:formula="of:=([.B42]-[.B$27])*2" office:value-type="float" office:value="1.467" calcext:value-type="float">
            <text:p>1,467</text:p>
          </table:table-cell>
          <table:table-cell table:formula="of:=([.C42]-[.C$27])*2" office:value-type="float" office:value="1.424" calcext:value-type="float">
            <text:p>1,424</text:p>
          </table:table-cell>
          <table:table-cell table:formula="of:=([.D42]-[.D$27])*2" office:value-type="float" office:value="1.28" calcext:value-type="float">
            <text:p>1,280</text:p>
          </table:table-cell>
          <table:table-cell table:formula="of:=([.E42]-[.E$27])*2" office:value-type="float" office:value="1.126" calcext:value-type="float">
            <text:p>1,126</text:p>
          </table:table-cell>
          <table:table-cell/>
          <table:table-cell table:formula="of:=[.G42]/[.G41]" office:value-type="float" office:value="1.31924460431655" calcext:value-type="float">
            <text:p>1,32</text:p>
          </table:table-cell>
          <table:table-cell table:formula="of:=[.H42]/[.H41]" office:value-type="float" office:value="1.31851851851852" calcext:value-type="float">
            <text:p>1,32</text:p>
          </table:table-cell>
          <table:table-cell table:formula="of:=[.I42]/[.I41]" office:value-type="float" office:value="1.32231404958678" calcext:value-type="float">
            <text:p>1,32</text:p>
          </table:table-cell>
          <table:table-cell table:style-name="ce2" table:formula="of:=[.J42]/[.J41]" office:value-type="float" office:value="1.33096926713948" calcext:value-type="float">
            <text:p>1,33</text:p>
          </table:table-cell>
          <table:table-cell table:number-columns-repeated="1009"/>
        </table:table-row>
        <table:table-row table:style-name="ro1"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9" office:value-type="string" calcext:value-type="string" table:number-columns-spanned="14" table:number-rows-spanned="1">
            <text:p>CHIP 2, CHB fixed at output 0</text:p>
          </table:table-cell>
          <table:covered-table-cell table:number-columns-repeated="13" table:style-name="ce21"/>
          <table:table-cell table:number-columns-repeated="1010"/>
        </table:table-row>
        <table:table-row table:style-name="ro1">
          <table:table-cell/>
          <table:table-cell table:style-name="Default" table:number-columns-repeated="5"/>
          <table:table-cell table:style-name="ce28" office:value-type="string" calcext:value-type="string" table:number-columns-spanned="3" table:number-rows-spanned="1">
            <text:p>amplitude</text:p>
          </table:table-cell>
          <table:covered-table-cell table:number-columns-repeated="2" table:style-name="ce23"/>
          <table:table-cell table:style-name="Default"/>
          <table:table-cell/>
          <table:table-cell table:style-name="ce28" office:value-type="string" calcext:value-type="string" table:number-columns-spanned="3" table:number-rows-spanned="1">
            <text:p>step (geom)</text:p>
          </table:table-cell>
          <table:covered-table-cell table:number-columns-repeated="2" table:style-name="ce23"/>
          <table:table-cell table:number-columns-repeated="1010"/>
        </table:table-row>
        <table:table-row table:style-name="ro1">
          <table:table-cell table:style-name="ce20" office:value-type="string" calcext:value-type="string">
            <text:p>A (2 ch)</text:p>
          </table:table-cell>
          <table:table-cell table:style-name="ce20" office:value-type="string" calcext:value-type="string">
            <text:p>open</text:p>
          </table:table-cell>
          <table:table-cell table:style-name="ce20" office:value-type="string" calcext:value-type="string">
            <text:p>10k</text:p>
          </table:table-cell>
          <table:table-cell table:style-name="ce20" office:value-type="string" calcext:value-type="string">
            <text:p>1k</text:p>
          </table:table-cell>
          <table:table-cell table:style-name="ce20" office:value-type="string" calcext:value-type="string">
            <text:p>328 Ohm</text:p>
          </table:table-cell>
          <table:table-cell table:style-name="ce20"/>
          <table:table-cell table:style-name="ce20" table:formula="of:=[.B46]" office:value-type="string" office:string-value="open" calcext:value-type="string">
            <text:p>open</text:p>
          </table:table-cell>
          <table:table-cell table:style-name="ce20" table:formula="of:=[.C46]" office:value-type="string" office:string-value="10k" calcext:value-type="string">
            <text:p>10k</text:p>
          </table:table-cell>
          <table:table-cell table:style-name="ce20" table:formula="of:=[.D46]" office:value-type="string" office:string-value="1k" calcext:value-type="string">
            <text:p>1k</text:p>
          </table:table-cell>
          <table:table-cell table:style-name="ce20" table:formula="of:=[.E46]" office:value-type="string" office:string-value="328 Ohm" calcext:value-type="string">
            <text:p>328 Ohm</text:p>
          </table:table-cell>
          <table:table-cell/>
          <table:table-cell table:style-name="ce20" table:formula="of:=[.G46]" office:value-type="string" office:string-value="open" calcext:value-type="string">
            <text:p>open</text:p>
          </table:table-cell>
          <table:table-cell table:style-name="ce20" table:formula="of:=[.H46]" office:value-type="string" office:string-value="10k" calcext:value-type="string">
            <text:p>10k</text:p>
          </table:table-cell>
          <table:table-cell table:style-name="ce20" table:formula="of:=[.I46]" office:value-type="string" office:string-value="1k" calcext:value-type="string">
            <text:p>1k</text:p>
          </table:table-cell>
          <table:table-cell table:style-name="ce20" table:formula="of:=[.J46]" office:value-type="string" office:string-value="328 Ohm" calcext:value-type="string">
            <text:p>328 Ohm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35" calcext:value-type="float">
            <text:p>3,035</text:p>
          </table:table-cell>
          <table:table-cell office:value-type="float" office:value="2.747" calcext:value-type="float">
            <text:p>2,747</text:p>
          </table:table-cell>
          <table:table-cell office:value-type="float" office:value="2.321" calcext:value-type="float">
            <text:p>2,321</text:p>
          </table:table-cell>
          <table:table-cell office:value-type="float" office:value="1.924" calcext:value-type="float">
            <text:p>1,924</text:p>
          </table:table-cell>
          <table:table-cell/>
          <table:table-cell table:formula="of:=([.B47]-[.B$27])*2" office:value-type="float" office:value="-0.00800000000000001" calcext:value-type="float">
            <text:p>-0,008</text:p>
          </table:table-cell>
          <table:table-cell table:formula="of:=([.C47]-[.C$27])*2" office:value-type="float" office:value="0" calcext:value-type="float">
            <text:p>0,000</text:p>
          </table:table-cell>
          <table:table-cell table:formula="of:=([.D47]-[.D$27])*2" office:value-type="float" office:value="-0.00199999999999978" calcext:value-type="float">
            <text:p>-0,002</text:p>
          </table:table-cell>
          <table:table-cell table:formula="of:=([.E47]-[.E$27])*2" office:value-type="float" office:value="-0.00400000000000045" calcext:value-type="float">
            <text:p>-0,004</text:p>
          </table:table-cell>
          <table:table-cell table:number-columns-repeated="4"/>
          <table:table-cell table:style-name="ce2"/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table:formula="of:=([.B48]-[.B$27])*2" office:value-type="float" office:value="-6.078" calcext:value-type="float">
            <text:p>-6,078</text:p>
          </table:table-cell>
          <table:table-cell table:formula="of:=([.C48]-[.C$27])*2" office:value-type="float" office:value="-5.494" calcext:value-type="float">
            <text:p>-5,494</text:p>
          </table:table-cell>
          <table:table-cell table:formula="of:=([.D48]-[.D$27])*2" office:value-type="float" office:value="-4.644" calcext:value-type="float">
            <text:p>-4,644</text:p>
          </table:table-cell>
          <table:table-cell table:formula="of:=([.E48]-[.E$27])*2" office:value-type="float" office:value="-3.852" calcext:value-type="float">
            <text:p>-3,852</text:p>
          </table:table-cell>
          <table:table-cell table:number-columns-repeated="4"/>
          <table:table-cell table:style-name="ce2"/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  <table:table-cell table:formula="of:=([.B49]-[.B$27])*2" office:value-type="float" office:value="-6.078" calcext:value-type="float">
            <text:p>-6,078</text:p>
          </table:table-cell>
          <table:table-cell table:formula="of:=([.C49]-[.C$27])*2" office:value-type="float" office:value="-5.494" calcext:value-type="float">
            <text:p>-5,494</text:p>
          </table:table-cell>
          <table:table-cell table:formula="of:=([.D49]-[.D$27])*2" office:value-type="float" office:value="-4.644" calcext:value-type="float">
            <text:p>-4,644</text:p>
          </table:table-cell>
          <table:table-cell table:formula="of:=([.E49]-[.E$27])*2" office:value-type="float" office:value="-3.852" calcext:value-type="float">
            <text:p>-3,852</text:p>
          </table:table-cell>
          <table:table-cell/>
          <table:table-cell table:formula="of:=[.G49]/[.G48]" office:value-type="float" office:value="1" calcext:value-type="float">
            <text:p>1,00</text:p>
          </table:table-cell>
          <table:table-cell table:formula="of:=[.H49]/[.H48]" office:value-type="float" office:value="1" calcext:value-type="float">
            <text:p>1,00</text:p>
          </table:table-cell>
          <table:table-cell table:formula="of:=[.I49]/[.I48]" office:value-type="float" office:value="1" calcext:value-type="float">
            <text:p>1,00</text:p>
          </table:table-cell>
          <table:table-cell table:style-name="ce2" table:formula="of:=[.J49]/[.J48]" office:value-type="float" office:value="1" calcext:value-type="float">
            <text:p>1,00</text:p>
          </table:table-cell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  <table:table-cell table:formula="of:=([.B50]-[.B$27])*2" office:value-type="float" office:value="-6.078" calcext:value-type="float">
            <text:p>-6,078</text:p>
          </table:table-cell>
          <table:table-cell table:formula="of:=([.C50]-[.C$27])*2" office:value-type="float" office:value="-5.494" calcext:value-type="float">
            <text:p>-5,494</text:p>
          </table:table-cell>
          <table:table-cell table:formula="of:=([.D50]-[.D$27])*2" office:value-type="float" office:value="-4.644" calcext:value-type="float">
            <text:p>-4,644</text:p>
          </table:table-cell>
          <table:table-cell table:formula="of:=([.E50]-[.E$27])*2" office:value-type="float" office:value="-3.852" calcext:value-type="float">
            <text:p>-3,852</text:p>
          </table:table-cell>
          <table:table-cell/>
          <table:table-cell table:formula="of:=[.G50]/[.G49]" office:value-type="float" office:value="1" calcext:value-type="float">
            <text:p>1,00</text:p>
          </table:table-cell>
          <table:table-cell table:formula="of:=[.H50]/[.H49]" office:value-type="float" office:value="1" calcext:value-type="float">
            <text:p>1,00</text:p>
          </table:table-cell>
          <table:table-cell table:formula="of:=[.I50]/[.I49]" office:value-type="float" office:value="1" calcext:value-type="float">
            <text:p>1,00</text:p>
          </table:table-cell>
          <table:table-cell table:style-name="ce2" table:formula="of:=[.J50]/[.J49]" office:value-type="float" office:value="1" calcext:value-type="float">
            <text:p>1,00</text:p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  <table:table-cell table:formula="of:=([.B51]-[.B$27])*2" office:value-type="float" office:value="-6.078" calcext:value-type="float">
            <text:p>-6,078</text:p>
          </table:table-cell>
          <table:table-cell table:formula="of:=([.C51]-[.C$27])*2" office:value-type="float" office:value="-5.494" calcext:value-type="float">
            <text:p>-5,494</text:p>
          </table:table-cell>
          <table:table-cell table:formula="of:=([.D51]-[.D$27])*2" office:value-type="float" office:value="-4.644" calcext:value-type="float">
            <text:p>-4,644</text:p>
          </table:table-cell>
          <table:table-cell table:formula="of:=([.E51]-[.E$27])*2" office:value-type="float" office:value="-3.852" calcext:value-type="float">
            <text:p>-3,852</text:p>
          </table:table-cell>
          <table:table-cell/>
          <table:table-cell table:formula="of:=[.G51]/[.G50]" office:value-type="float" office:value="1" calcext:value-type="float">
            <text:p>1,00</text:p>
          </table:table-cell>
          <table:table-cell table:formula="of:=[.H51]/[.H50]" office:value-type="float" office:value="1" calcext:value-type="float">
            <text:p>1,00</text:p>
          </table:table-cell>
          <table:table-cell table:formula="of:=[.I51]/[.I50]" office:value-type="float" office:value="1" calcext:value-type="float">
            <text:p>1,00</text:p>
          </table:table-cell>
          <table:table-cell table:style-name="ce2" table:formula="of:=[.J51]/[.J50]" office:value-type="float" office:value="1" calcext:value-type="float">
            <text:p>1,00</text:p>
          </table:table-cell>
          <table:table-cell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062" calcext:value-type="float">
            <text:p>3,062</text:p>
          </table:table-cell>
          <table:table-cell office:value-type="float" office:value="2.763" calcext:value-type="float">
            <text:p>2,763</text:p>
          </table:table-cell>
          <table:table-cell office:value-type="float" office:value="2.335" calcext:value-type="float">
            <text:p>2,335</text:p>
          </table:table-cell>
          <table:table-cell office:value-type="float" office:value="1.936" calcext:value-type="float">
            <text:p>1,936</text:p>
          </table:table-cell>
          <table:table-cell/>
          <table:table-cell table:formula="of:=([.B52]-[.B$27])*2" office:value-type="float" office:value="0.0459999999999994" calcext:value-type="float">
            <text:p>0,046</text:p>
          </table:table-cell>
          <table:table-cell table:formula="of:=([.C52]-[.C$27])*2" office:value-type="float" office:value="0.032" calcext:value-type="float">
            <text:p>0,032</text:p>
          </table:table-cell>
          <table:table-cell table:formula="of:=([.D52]-[.D$27])*2" office:value-type="float" office:value="0.0259999999999998" calcext:value-type="float">
            <text:p>0,026</text:p>
          </table:table-cell>
          <table:table-cell table:formula="of:=([.E52]-[.E$27])*2" office:value-type="float" office:value="0.0199999999999996" calcext:value-type="float">
            <text:p>0,020</text:p>
          </table:table-cell>
          <table:table-cell/>
          <table:table-cell table:formula="of:=[.G52]/[.G51]" office:value-type="float" office:value="-0.00756827903915752" calcext:value-type="float">
            <text:p>-0,01</text:p>
          </table:table-cell>
          <table:table-cell table:formula="of:=[.H52]/[.H51]" office:value-type="float" office:value="-0.00582453585729888" calcext:value-type="float">
            <text:p>-0,01</text:p>
          </table:table-cell>
          <table:table-cell table:formula="of:=[.I52]/[.I51]" office:value-type="float" office:value="-0.0055986218776916" calcext:value-type="float">
            <text:p>-0,01</text:p>
          </table:table-cell>
          <table:table-cell table:style-name="ce2" table:formula="of:=[.J52]/[.J51]" office:value-type="float" office:value="-0.0051921079958462" calcext:value-type="float">
            <text:p>-0,01</text:p>
          </table:table-cell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073" calcext:value-type="float">
            <text:p>3,073</text:p>
          </table:table-cell>
          <table:table-cell office:value-type="float" office:value="2.77" calcext:value-type="float">
            <text:p>2,770</text:p>
          </table:table-cell>
          <table:table-cell office:value-type="float" office:value="2.341" calcext:value-type="float">
            <text:p>2,341</text:p>
          </table:table-cell>
          <table:table-cell office:value-type="float" office:value="1.94" calcext:value-type="float">
            <text:p>1,940</text:p>
          </table:table-cell>
          <table:table-cell/>
          <table:table-cell table:formula="of:=([.B53]-[.B$27])*2" office:value-type="float" office:value="0.0679999999999996" calcext:value-type="float">
            <text:p>0,068</text:p>
          </table:table-cell>
          <table:table-cell table:formula="of:=([.C53]-[.C$27])*2" office:value-type="float" office:value="0.0460000000000003" calcext:value-type="float">
            <text:p>0,046</text:p>
          </table:table-cell>
          <table:table-cell table:formula="of:=([.D53]-[.D$27])*2" office:value-type="float" office:value="0.0380000000000003" calcext:value-type="float">
            <text:p>0,038</text:p>
          </table:table-cell>
          <table:table-cell table:formula="of:=([.E53]-[.E$27])*2" office:value-type="float" office:value="0.0279999999999996" calcext:value-type="float">
            <text:p>0,028</text:p>
          </table:table-cell>
          <table:table-cell/>
          <table:table-cell table:formula="of:=[.G53]/[.G52]" office:value-type="float" office:value="1.47826086956523" calcext:value-type="float">
            <text:p>1,48</text:p>
          </table:table-cell>
          <table:table-cell table:formula="of:=[.H53]/[.H52]" office:value-type="float" office:value="1.43750000000001" calcext:value-type="float">
            <text:p>1,44</text:p>
          </table:table-cell>
          <table:table-cell table:formula="of:=[.I53]/[.I52]" office:value-type="float" office:value="1.46153846153848" calcext:value-type="float">
            <text:p>1,46</text:p>
          </table:table-cell>
          <table:table-cell table:style-name="ce2" table:formula="of:=[.J53]/[.J52]" office:value-type="float" office:value="1.40000000000001" calcext:value-type="float">
            <text:p>1,40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086" calcext:value-type="float">
            <text:p>3,086</text:p>
          </table:table-cell>
          <table:table-cell office:value-type="float" office:value="2.779" calcext:value-type="float">
            <text:p>2,779</text:p>
          </table:table-cell>
          <table:table-cell office:value-type="float" office:value="2.348" calcext:value-type="float">
            <text:p>2,348</text:p>
          </table:table-cell>
          <table:table-cell office:value-type="float" office:value="1.947" calcext:value-type="float">
            <text:p>1,947</text:p>
          </table:table-cell>
          <table:table-cell/>
          <table:table-cell table:formula="of:=([.B54]-[.B$27])*2" office:value-type="float" office:value="0.0939999999999994" calcext:value-type="float">
            <text:p>0,094</text:p>
          </table:table-cell>
          <table:table-cell table:formula="of:=([.C54]-[.C$27])*2" office:value-type="float" office:value="0.0640000000000001" calcext:value-type="float">
            <text:p>0,064</text:p>
          </table:table-cell>
          <table:table-cell table:formula="of:=([.D54]-[.D$27])*2" office:value-type="float" office:value="0.0519999999999996" calcext:value-type="float">
            <text:p>0,052</text:p>
          </table:table-cell>
          <table:table-cell table:formula="of:=([.E54]-[.E$27])*2" office:value-type="float" office:value="0.0419999999999998" calcext:value-type="float">
            <text:p>0,042</text:p>
          </table:table-cell>
          <table:table-cell/>
          <table:table-cell table:formula="of:=[.G54]/[.G53]" office:value-type="float" office:value="1.38235294117647" calcext:value-type="float">
            <text:p>1,38</text:p>
          </table:table-cell>
          <table:table-cell table:formula="of:=[.H54]/[.H53]" office:value-type="float" office:value="1.39130434782608" calcext:value-type="float">
            <text:p>1,39</text:p>
          </table:table-cell>
          <table:table-cell table:formula="of:=[.I54]/[.I53]" office:value-type="float" office:value="1.36842105263156" calcext:value-type="float">
            <text:p>1,37</text:p>
          </table:table-cell>
          <table:table-cell table:style-name="ce2" table:formula="of:=[.J54]/[.J53]" office:value-type="float" office:value="1.50000000000002" calcext:value-type="float">
            <text:p>1,50</text:p>
          </table:table-cell>
          <table:table-cell table:number-columns-repeated="100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103" calcext:value-type="float">
            <text:p>3,103</text:p>
          </table:table-cell>
          <table:table-cell office:value-type="float" office:value="2.795" calcext:value-type="float">
            <text:p>2,795</text:p>
          </table:table-cell>
          <table:table-cell office:value-type="float" office:value="2.359" calcext:value-type="float">
            <text:p>2,359</text:p>
          </table:table-cell>
          <table:table-cell office:value-type="float" office:value="1.957" calcext:value-type="float">
            <text:p>1,957</text:p>
          </table:table-cell>
          <table:table-cell/>
          <table:table-cell table:formula="of:=([.B55]-[.B$27])*2" office:value-type="float" office:value="0.128" calcext:value-type="float">
            <text:p>0,128</text:p>
          </table:table-cell>
          <table:table-cell table:formula="of:=([.C55]-[.C$27])*2" office:value-type="float" office:value="0.0960000000000001" calcext:value-type="float">
            <text:p>0,096</text:p>
          </table:table-cell>
          <table:table-cell table:formula="of:=([.D55]-[.D$27])*2" office:value-type="float" office:value="0.0739999999999998" calcext:value-type="float">
            <text:p>0,074</text:p>
          </table:table-cell>
          <table:table-cell table:formula="of:=([.E55]-[.E$27])*2" office:value-type="float" office:value="0.0619999999999998" calcext:value-type="float">
            <text:p>0,062</text:p>
          </table:table-cell>
          <table:table-cell/>
          <table:table-cell table:formula="of:=[.G55]/[.G54]" office:value-type="float" office:value="1.36170212765958" calcext:value-type="float">
            <text:p>1,36</text:p>
          </table:table-cell>
          <table:table-cell table:formula="of:=[.H55]/[.H54]" office:value-type="float" office:value="1.5" calcext:value-type="float">
            <text:p>1,50</text:p>
          </table:table-cell>
          <table:table-cell table:formula="of:=[.I55]/[.I54]" office:value-type="float" office:value="1.42307692307693" calcext:value-type="float">
            <text:p>1,42</text:p>
          </table:table-cell>
          <table:table-cell table:style-name="ce2" table:formula="of:=[.J55]/[.J54]" office:value-type="float" office:value="1.47619047619048" calcext:value-type="float">
            <text:p>1,48</text:p>
          </table:table-cell>
          <table:table-cell table:number-columns-repeated="100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136" calcext:value-type="float">
            <text:p>3,136</text:p>
          </table:table-cell>
          <table:table-cell office:value-type="float" office:value="2.814" calcext:value-type="float">
            <text:p>2,814</text:p>
          </table:table-cell>
          <table:table-cell office:value-type="float" office:value="2.372" calcext:value-type="float">
            <text:p>2,372</text:p>
          </table:table-cell>
          <table:table-cell office:value-type="float" office:value="1.968" calcext:value-type="float">
            <text:p>1,968</text:p>
          </table:table-cell>
          <table:table-cell/>
          <table:table-cell table:formula="of:=([.B56]-[.B$27])*2" office:value-type="float" office:value="0.194" calcext:value-type="float">
            <text:p>0,194</text:p>
          </table:table-cell>
          <table:table-cell table:formula="of:=([.C56]-[.C$27])*2" office:value-type="float" office:value="0.134" calcext:value-type="float">
            <text:p>0,134</text:p>
          </table:table-cell>
          <table:table-cell table:formula="of:=([.D56]-[.D$27])*2" office:value-type="float" office:value="0.0999999999999996" calcext:value-type="float">
            <text:p>0,100</text:p>
          </table:table-cell>
          <table:table-cell table:formula="of:=([.E56]-[.E$27])*2" office:value-type="float" office:value="0.0839999999999996" calcext:value-type="float">
            <text:p>0,084</text:p>
          </table:table-cell>
          <table:table-cell/>
          <table:table-cell table:formula="of:=[.G56]/[.G55]" office:value-type="float" office:value="1.515625" calcext:value-type="float">
            <text:p>1,52</text:p>
          </table:table-cell>
          <table:table-cell table:formula="of:=[.H56]/[.H55]" office:value-type="float" office:value="1.39583333333334" calcext:value-type="float">
            <text:p>1,40</text:p>
          </table:table-cell>
          <table:table-cell table:formula="of:=[.I56]/[.I55]" office:value-type="float" office:value="1.35135135135135" calcext:value-type="float">
            <text:p>1,35</text:p>
          </table:table-cell>
          <table:table-cell table:style-name="ce2" table:formula="of:=[.J56]/[.J55]" office:value-type="float" office:value="1.35483870967742" calcext:value-type="float">
            <text:p>1,35</text:p>
          </table:table-cell>
          <table:table-cell table:number-columns-repeated="100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182" calcext:value-type="float">
            <text:p>3,182</text:p>
          </table:table-cell>
          <table:table-cell office:value-type="float" office:value="2.852" calcext:value-type="float">
            <text:p>2,852</text:p>
          </table:table-cell>
          <table:table-cell office:value-type="float" office:value="2.396" calcext:value-type="float">
            <text:p>2,396</text:p>
          </table:table-cell>
          <table:table-cell office:value-type="float" office:value="1.987" calcext:value-type="float">
            <text:p>1,987</text:p>
          </table:table-cell>
          <table:table-cell/>
          <table:table-cell table:formula="of:=([.B57]-[.B$27])*2" office:value-type="float" office:value="0.286" calcext:value-type="float">
            <text:p>0,286</text:p>
          </table:table-cell>
          <table:table-cell table:formula="of:=([.C57]-[.C$27])*2" office:value-type="float" office:value="0.21" calcext:value-type="float">
            <text:p>0,210</text:p>
          </table:table-cell>
          <table:table-cell table:formula="of:=([.D57]-[.D$27])*2" office:value-type="float" office:value="0.148" calcext:value-type="float">
            <text:p>0,148</text:p>
          </table:table-cell>
          <table:table-cell table:formula="of:=([.E57]-[.E$27])*2" office:value-type="float" office:value="0.122" calcext:value-type="float">
            <text:p>0,122</text:p>
          </table:table-cell>
          <table:table-cell/>
          <table:table-cell table:formula="of:=[.G57]/[.G56]" office:value-type="float" office:value="1.47422680412371" calcext:value-type="float">
            <text:p>1,47</text:p>
          </table:table-cell>
          <table:table-cell table:formula="of:=[.H57]/[.H56]" office:value-type="float" office:value="1.56716417910447" calcext:value-type="float">
            <text:p>1,57</text:p>
          </table:table-cell>
          <table:table-cell table:formula="of:=[.I57]/[.I56]" office:value-type="float" office:value="1.48" calcext:value-type="float">
            <text:p>1,48</text:p>
          </table:table-cell>
          <table:table-cell table:style-name="ce2" table:formula="of:=[.J57]/[.J56]" office:value-type="float" office:value="1.45238095238096" calcext:value-type="float">
            <text:p>1,45</text:p>
          </table:table-cell>
          <table:table-cell table:number-columns-repeated="100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.233" calcext:value-type="float">
            <text:p>3,233</text:p>
          </table:table-cell>
          <table:table-cell office:value-type="float" office:value="2.899" calcext:value-type="float">
            <text:p>2,899</text:p>
          </table:table-cell>
          <table:table-cell office:value-type="float" office:value="2.423" calcext:value-type="float">
            <text:p>2,423</text:p>
          </table:table-cell>
          <table:table-cell office:value-type="float" office:value="2.009" calcext:value-type="float">
            <text:p>2,009</text:p>
          </table:table-cell>
          <table:table-cell/>
          <table:table-cell table:formula="of:=([.B58]-[.B$27])*2" office:value-type="float" office:value="0.388" calcext:value-type="float">
            <text:p>0,388</text:p>
          </table:table-cell>
          <table:table-cell table:formula="of:=([.C58]-[.C$27])*2" office:value-type="float" office:value="0.304" calcext:value-type="float">
            <text:p>0,304</text:p>
          </table:table-cell>
          <table:table-cell table:formula="of:=([.D58]-[.D$27])*2" office:value-type="float" office:value="0.202" calcext:value-type="float">
            <text:p>0,202</text:p>
          </table:table-cell>
          <table:table-cell table:formula="of:=([.E58]-[.E$27])*2" office:value-type="float" office:value="0.165999999999999" calcext:value-type="float">
            <text:p>0,166</text:p>
          </table:table-cell>
          <table:table-cell/>
          <table:table-cell table:formula="of:=[.G58]/[.G57]" office:value-type="float" office:value="1.35664335664336" calcext:value-type="float">
            <text:p>1,36</text:p>
          </table:table-cell>
          <table:table-cell table:formula="of:=[.H58]/[.H57]" office:value-type="float" office:value="1.44761904761905" calcext:value-type="float">
            <text:p>1,45</text:p>
          </table:table-cell>
          <table:table-cell table:formula="of:=[.I58]/[.I57]" office:value-type="float" office:value="1.36486486486487" calcext:value-type="float">
            <text:p>1,36</text:p>
          </table:table-cell>
          <table:table-cell table:style-name="ce2" table:formula="of:=[.J58]/[.J57]" office:value-type="float" office:value="1.36065573770492" calcext:value-type="float">
            <text:p>1,36</text:p>
          </table:table-cell>
          <table:table-cell table:number-columns-repeated="100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32" calcext:value-type="float">
            <text:p>3,320</text:p>
          </table:table-cell>
          <table:table-cell office:value-type="float" office:value="2.98" calcext:value-type="float">
            <text:p>2,980</text:p>
          </table:table-cell>
          <table:table-cell office:value-type="float" office:value="2.474" calcext:value-type="float">
            <text:p>2,474</text:p>
          </table:table-cell>
          <table:table-cell office:value-type="float" office:value="2.047" calcext:value-type="float">
            <text:p>2,047</text:p>
          </table:table-cell>
          <table:table-cell/>
          <table:table-cell table:formula="of:=([.B59]-[.B$27])*2" office:value-type="float" office:value="0.561999999999999" calcext:value-type="float">
            <text:p>0,562</text:p>
          </table:table-cell>
          <table:table-cell table:formula="of:=([.C59]-[.C$27])*2" office:value-type="float" office:value="0.466" calcext:value-type="float">
            <text:p>0,466</text:p>
          </table:table-cell>
          <table:table-cell table:formula="of:=([.D59]-[.D$27])*2" office:value-type="float" office:value="0.304" calcext:value-type="float">
            <text:p>0,304</text:p>
          </table:table-cell>
          <table:table-cell table:formula="of:=([.E59]-[.E$27])*2" office:value-type="float" office:value="0.242" calcext:value-type="float">
            <text:p>0,242</text:p>
          </table:table-cell>
          <table:table-cell/>
          <table:table-cell table:formula="of:=[.G59]/[.G58]" office:value-type="float" office:value="1.44845360824742" calcext:value-type="float">
            <text:p>1,45</text:p>
          </table:table-cell>
          <table:table-cell table:formula="of:=[.H59]/[.H58]" office:value-type="float" office:value="1.5328947368421" calcext:value-type="float">
            <text:p>1,53</text:p>
          </table:table-cell>
          <table:table-cell table:formula="of:=[.I59]/[.I58]" office:value-type="float" office:value="1.50495049504951" calcext:value-type="float">
            <text:p>1,50</text:p>
          </table:table-cell>
          <table:table-cell table:style-name="ce2" table:formula="of:=[.J59]/[.J58]" office:value-type="float" office:value="1.45783132530121" calcext:value-type="float">
            <text:p>1,46</text:p>
          </table:table-cell>
          <table:table-cell table:number-columns-repeated="100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.411" calcext:value-type="float">
            <text:p>3,411</text:p>
          </table:table-cell>
          <table:table-cell office:value-type="float" office:value="3.072" calcext:value-type="float">
            <text:p>3,072</text:p>
          </table:table-cell>
          <table:table-cell office:value-type="float" office:value="2.536" calcext:value-type="float">
            <text:p>2,536</text:p>
          </table:table-cell>
          <table:table-cell office:value-type="float" office:value="2.092" calcext:value-type="float">
            <text:p>2,092</text:p>
          </table:table-cell>
          <table:table-cell/>
          <table:table-cell table:formula="of:=([.B60]-[.B$27])*2" office:value-type="float" office:value="0.744" calcext:value-type="float">
            <text:p>0,744</text:p>
          </table:table-cell>
          <table:table-cell table:formula="of:=([.C60]-[.C$27])*2" office:value-type="float" office:value="0.65" calcext:value-type="float">
            <text:p>0,650</text:p>
          </table:table-cell>
          <table:table-cell table:formula="of:=([.D60]-[.D$27])*2" office:value-type="float" office:value="0.428" calcext:value-type="float">
            <text:p>0,428</text:p>
          </table:table-cell>
          <table:table-cell table:formula="of:=([.E60]-[.E$27])*2" office:value-type="float" office:value="0.332" calcext:value-type="float">
            <text:p>0,332</text:p>
          </table:table-cell>
          <table:table-cell/>
          <table:table-cell table:formula="of:=[.G60]/[.G59]" office:value-type="float" office:value="1.32384341637011" calcext:value-type="float">
            <text:p>1,32</text:p>
          </table:table-cell>
          <table:table-cell table:formula="of:=[.H60]/[.H59]" office:value-type="float" office:value="1.39484978540773" calcext:value-type="float">
            <text:p>1,39</text:p>
          </table:table-cell>
          <table:table-cell table:formula="of:=[.I60]/[.I59]" office:value-type="float" office:value="1.4078947368421" calcext:value-type="float">
            <text:p>1,41</text:p>
          </table:table-cell>
          <table:table-cell table:style-name="ce2" table:formula="of:=[.J60]/[.J59]" office:value-type="float" office:value="1.37190082644628" calcext:value-type="float">
            <text:p>1,37</text:p>
          </table:table-cell>
          <table:table-cell table:number-columns-repeated="100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.577" calcext:value-type="float">
            <text:p>3,577</text:p>
          </table:table-cell>
          <table:table-cell office:value-type="float" office:value="3.229" calcext:value-type="float">
            <text:p>3,229</text:p>
          </table:table-cell>
          <table:table-cell office:value-type="float" office:value="2.66" calcext:value-type="float">
            <text:p>2,660</text:p>
          </table:table-cell>
          <table:table-cell office:value-type="float" office:value="2.175" calcext:value-type="float">
            <text:p>2,175</text:p>
          </table:table-cell>
          <table:table-cell/>
          <table:table-cell table:formula="of:=([.B61]-[.B$27])*2" office:value-type="float" office:value="1.076" calcext:value-type="float">
            <text:p>1,076</text:p>
          </table:table-cell>
          <table:table-cell table:formula="of:=([.C61]-[.C$27])*2" office:value-type="float" office:value="0.964" calcext:value-type="float">
            <text:p>0,964</text:p>
          </table:table-cell>
          <table:table-cell table:formula="of:=([.D61]-[.D$27])*2" office:value-type="float" office:value="0.676" calcext:value-type="float">
            <text:p>0,676</text:p>
          </table:table-cell>
          <table:table-cell table:formula="of:=([.E61]-[.E$27])*2" office:value-type="float" office:value="0.497999999999999" calcext:value-type="float">
            <text:p>0,498</text:p>
          </table:table-cell>
          <table:table-cell/>
          <table:table-cell table:formula="of:=[.G61]/[.G60]" office:value-type="float" office:value="1.44623655913978" calcext:value-type="float">
            <text:p>1,45</text:p>
          </table:table-cell>
          <table:table-cell table:formula="of:=[.H61]/[.H60]" office:value-type="float" office:value="1.48307692307692" calcext:value-type="float">
            <text:p>1,48</text:p>
          </table:table-cell>
          <table:table-cell table:formula="of:=[.I61]/[.I60]" office:value-type="float" office:value="1.57943925233645" calcext:value-type="float">
            <text:p>1,58</text:p>
          </table:table-cell>
          <table:table-cell table:style-name="ce2" table:formula="of:=[.J61]/[.J60]" office:value-type="float" office:value="1.5" calcext:value-type="float">
            <text:p>1,50</text:p>
          </table:table-cell>
          <table:table-cell table:number-columns-repeated="100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.762" calcext:value-type="float">
            <text:p>3,762</text:p>
          </table:table-cell>
          <table:table-cell office:value-type="float" office:value="3.401" calcext:value-type="float">
            <text:p>3,401</text:p>
          </table:table-cell>
          <table:table-cell office:value-type="float" office:value="2.807" calcext:value-type="float">
            <text:p>2,807</text:p>
          </table:table-cell>
          <table:table-cell office:value-type="float" office:value="2.274" calcext:value-type="float">
            <text:p>2,274</text:p>
          </table:table-cell>
          <table:table-cell/>
          <table:table-cell table:formula="of:=([.B62]-[.B$27])*2" office:value-type="float" office:value="1.446" calcext:value-type="float">
            <text:p>1,446</text:p>
          </table:table-cell>
          <table:table-cell table:formula="of:=([.C62]-[.C$27])*2" office:value-type="float" office:value="1.308" calcext:value-type="float">
            <text:p>1,308</text:p>
          </table:table-cell>
          <table:table-cell table:formula="of:=([.D62]-[.D$27])*2" office:value-type="float" office:value="0.97" calcext:value-type="float">
            <text:p>0,970</text:p>
          </table:table-cell>
          <table:table-cell table:formula="of:=([.E62]-[.E$27])*2" office:value-type="float" office:value="0.696" calcext:value-type="float">
            <text:p>0,696</text:p>
          </table:table-cell>
          <table:table-cell/>
          <table:table-cell table:formula="of:=[.G62]/[.G61]" office:value-type="float" office:value="1.34386617100372" calcext:value-type="float">
            <text:p>1,34</text:p>
          </table:table-cell>
          <table:table-cell table:formula="of:=[.H62]/[.H61]" office:value-type="float" office:value="1.35684647302904" calcext:value-type="float">
            <text:p>1,36</text:p>
          </table:table-cell>
          <table:table-cell table:formula="of:=[.I62]/[.I61]" office:value-type="float" office:value="1.43491124260355" calcext:value-type="float">
            <text:p>1,43</text:p>
          </table:table-cell>
          <table:table-cell table:style-name="ce2" table:formula="of:=[.J62]/[.J61]" office:value-type="float" office:value="1.39759036144578" calcext:value-type="float">
            <text:p>1,40</text:p>
          </table:table-cell>
          <table:table-cell table:number-columns-repeated="1009"/>
        </table:table-row>
        <table:table-row table:style-name="ro1"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9" office:value-type="string" calcext:value-type="string" table:number-columns-spanned="14" table:number-rows-spanned="1">
            <text:p>CHIP 2, CHB fixed at output 12</text:p>
          </table:table-cell>
          <table:covered-table-cell table:number-columns-repeated="13" table:style-name="ce21"/>
          <table:table-cell table:number-columns-repeated="1010"/>
        </table:table-row>
        <table:table-row table:style-name="ro1">
          <table:table-cell/>
          <table:table-cell table:style-name="Default" table:number-columns-repeated="5"/>
          <table:table-cell table:style-name="ce28" office:value-type="string" calcext:value-type="string" table:number-columns-spanned="3" table:number-rows-spanned="1">
            <text:p>amplitude</text:p>
          </table:table-cell>
          <table:covered-table-cell table:number-columns-repeated="2" table:style-name="ce23"/>
          <table:table-cell table:style-name="Default"/>
          <table:table-cell/>
          <table:table-cell table:style-name="ce28" office:value-type="string" calcext:value-type="string" table:number-columns-spanned="3" table:number-rows-spanned="1">
            <text:p>step (geom)</text:p>
          </table:table-cell>
          <table:covered-table-cell table:number-columns-repeated="2" table:style-name="ce23"/>
          <table:table-cell table:number-columns-repeated="1010"/>
        </table:table-row>
        <table:table-row table:style-name="ro1">
          <table:table-cell table:style-name="ce20" office:value-type="string" calcext:value-type="string">
            <text:p>A (2 ch)</text:p>
          </table:table-cell>
          <table:table-cell table:style-name="ce20" office:value-type="string" calcext:value-type="string">
            <text:p>open</text:p>
          </table:table-cell>
          <table:table-cell table:style-name="ce20" office:value-type="string" calcext:value-type="string">
            <text:p>10k</text:p>
          </table:table-cell>
          <table:table-cell table:style-name="ce20" office:value-type="string" calcext:value-type="string">
            <text:p>1k</text:p>
          </table:table-cell>
          <table:table-cell table:style-name="ce20" table:number-columns-repeated="2"/>
          <table:table-cell table:style-name="ce20" table:formula="of:=[.B66]" office:value-type="string" office:string-value="open" calcext:value-type="string">
            <text:p>open</text:p>
          </table:table-cell>
          <table:table-cell table:style-name="ce20" table:formula="of:=[.C66]" office:value-type="string" office:string-value="10k" calcext:value-type="string">
            <text:p>10k</text:p>
          </table:table-cell>
          <table:table-cell table:style-name="ce20" table:formula="of:=[.D66]" office:value-type="string" office:string-value="1k" calcext:value-type="string">
            <text:p>1k</text:p>
          </table:table-cell>
          <table:table-cell table:style-name="ce20"/>
          <table:table-cell/>
          <table:table-cell table:style-name="ce20" table:formula="of:=[.G66]" office:value-type="string" office:string-value="open" calcext:value-type="string">
            <text:p>open</text:p>
          </table:table-cell>
          <table:table-cell table:style-name="ce20" table:formula="of:=[.H66]" office:value-type="string" office:string-value="10k" calcext:value-type="string">
            <text:p>10k</text:p>
          </table:table-cell>
          <table:table-cell table:style-name="ce20" table:formula="of:=[.I66]" office:value-type="string" office:string-value="1k" calcext:value-type="string">
            <text:p>1k</text:p>
          </table:table-cell>
          <table:table-cell table:style-name="ce20"/>
          <table:table-cell table:number-columns-repeated="100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  <table:table-cell table:formula="of:=([.B67]-[.B$27])*2" office:value-type="float" office:value="-6.078" calcext:value-type="float">
            <text:p>-6,078</text:p>
          </table:table-cell>
          <table:table-cell table:formula="of:=([.C67]-[.C$27])*2" office:value-type="float" office:value="-5.494" calcext:value-type="float">
            <text:p>-5,494</text:p>
          </table:table-cell>
          <table:table-cell table:formula="of:=([.D67]-[.D$27])*2" office:value-type="float" office:value="-4.644" calcext:value-type="float">
            <text:p>-4,644</text:p>
          </table:table-cell>
          <table:table-cell table:number-columns-repeated="5"/>
          <table:table-cell table:style-name="ce2"/>
          <table:table-cell table:number-columns-repeated="1009"/>
        </table:table-row>
        <table:table-row table:style-name="ro1">
          <table:table-cell table:formula="of:=[.A67]+1" office:value-type="float" office:value="13" calcext:value-type="float">
            <text:p>13</text:p>
          </table:table-cell>
          <table:table-cell table:number-columns-repeated="5"/>
          <table:table-cell table:formula="of:=([.B68]-[.B$27])*2" office:value-type="float" office:value="-6.078" calcext:value-type="float">
            <text:p>-6,078</text:p>
          </table:table-cell>
          <table:table-cell table:formula="of:=([.C68]-[.C$27])*2" office:value-type="float" office:value="-5.494" calcext:value-type="float">
            <text:p>-5,494</text:p>
          </table:table-cell>
          <table:table-cell table:formula="of:=([.D68]-[.D$27])*2" office:value-type="float" office:value="-4.644" calcext:value-type="float">
            <text:p>-4,644</text:p>
          </table:table-cell>
          <table:table-cell table:number-columns-repeated="5"/>
          <table:table-cell table:style-name="ce2"/>
          <table:table-cell table:number-columns-repeated="1009"/>
        </table:table-row>
        <table:table-row table:style-name="ro1">
          <table:table-cell table:formula="of:=[.A68]+1" office:value-type="float" office:value="14" calcext:value-type="float">
            <text:p>14</text:p>
          </table:table-cell>
          <table:table-cell table:number-columns-repeated="5"/>
          <table:table-cell table:formula="of:=([.B69]-[.B$27])*2" office:value-type="float" office:value="-6.078" calcext:value-type="float">
            <text:p>-6,078</text:p>
          </table:table-cell>
          <table:table-cell table:formula="of:=([.C69]-[.C$27])*2" office:value-type="float" office:value="-5.494" calcext:value-type="float">
            <text:p>-5,494</text:p>
          </table:table-cell>
          <table:table-cell table:formula="of:=([.D69]-[.D$27])*2" office:value-type="float" office:value="-4.644" calcext:value-type="float">
            <text:p>-4,644</text:p>
          </table:table-cell>
          <table:table-cell table:number-columns-repeated="2"/>
          <table:table-cell table:formula="of:=[.G69]/[.G68]" office:value-type="float" office:value="1" calcext:value-type="float">
            <text:p>1,00</text:p>
          </table:table-cell>
          <table:table-cell table:formula="of:=[.H69]/[.H68]" office:value-type="float" office:value="1" calcext:value-type="float">
            <text:p>1,00</text:p>
          </table:table-cell>
          <table:table-cell table:formula="of:=[.I69]/[.I68]" office:value-type="float" office:value="1" calcext:value-type="float">
            <text:p>1,00</text:p>
          </table:table-cell>
          <table:table-cell table:style-name="ce2"/>
          <table:table-cell table:number-columns-repeated="1009"/>
        </table:table-row>
        <table:table-row table:style-name="ro1">
          <table:table-cell table:formula="of:=[.A69]+1" office:value-type="float" office:value="15" calcext:value-type="float">
            <text:p>15</text:p>
          </table:table-cell>
          <table:table-cell table:number-columns-repeated="5"/>
          <table:table-cell table:formula="of:=([.B70]-[.B$27])*2" office:value-type="float" office:value="-6.078" calcext:value-type="float">
            <text:p>-6,078</text:p>
          </table:table-cell>
          <table:table-cell table:formula="of:=([.C70]-[.C$27])*2" office:value-type="float" office:value="-5.494" calcext:value-type="float">
            <text:p>-5,494</text:p>
          </table:table-cell>
          <table:table-cell table:formula="of:=([.D70]-[.D$27])*2" office:value-type="float" office:value="-4.644" calcext:value-type="float">
            <text:p>-4,644</text:p>
          </table:table-cell>
          <table:table-cell table:number-columns-repeated="2"/>
          <table:table-cell table:formula="of:=[.G70]/[.G69]" office:value-type="float" office:value="1" calcext:value-type="float">
            <text:p>1,00</text:p>
          </table:table-cell>
          <table:table-cell table:formula="of:=[.H70]/[.H69]" office:value-type="float" office:value="1" calcext:value-type="float">
            <text:p>1,00</text:p>
          </table:table-cell>
          <table:table-cell table:formula="of:=[.I70]/[.I69]" office:value-type="float" office:value="1" calcext:value-type="float">
            <text:p>1,00</text:p>
          </table:table-cell>
          <table:table-cell table:style-name="ce2"/>
          <table:table-cell table:number-columns-repeated="1009"/>
        </table:table-row>
        <table:table-row table:style-name="ro1">
          <table:table-cell table:formula="of:=[.A70]+1" office:value-type="float" office:value="16" calcext:value-type="float">
            <text:p>16</text:p>
          </table:table-cell>
          <table:table-cell table:number-columns-repeated="5"/>
          <table:table-cell table:formula="of:=([.B71]-[.B$27])*2" office:value-type="float" office:value="-6.078" calcext:value-type="float">
            <text:p>-6,078</text:p>
          </table:table-cell>
          <table:table-cell table:formula="of:=([.C71]-[.C$27])*2" office:value-type="float" office:value="-5.494" calcext:value-type="float">
            <text:p>-5,494</text:p>
          </table:table-cell>
          <table:table-cell table:formula="of:=([.D71]-[.D$27])*2" office:value-type="float" office:value="-4.644" calcext:value-type="float">
            <text:p>-4,644</text:p>
          </table:table-cell>
          <table:table-cell table:number-columns-repeated="2"/>
          <table:table-cell table:formula="of:=[.G71]/[.G70]" office:value-type="float" office:value="1" calcext:value-type="float">
            <text:p>1,00</text:p>
          </table:table-cell>
          <table:table-cell table:formula="of:=[.H71]/[.H70]" office:value-type="float" office:value="1" calcext:value-type="float">
            <text:p>1,00</text:p>
          </table:table-cell>
          <table:table-cell table:formula="of:=[.I71]/[.I70]" office:value-type="float" office:value="1" calcext:value-type="float">
            <text:p>1,00</text:p>
          </table:table-cell>
          <table:table-cell table:style-name="ce2"/>
          <table:table-cell table:number-columns-repeated="1009"/>
        </table:table-row>
        <table:table-row table:style-name="ro1">
          <table:table-cell table:formula="of:=[.A71]+1" office:value-type="float" office:value="17" calcext:value-type="float">
            <text:p>17</text:p>
          </table:table-cell>
          <table:table-cell table:number-columns-repeated="5"/>
          <table:table-cell table:formula="of:=([.B72]-[.B$27])*2" office:value-type="float" office:value="-6.078" calcext:value-type="float">
            <text:p>-6,078</text:p>
          </table:table-cell>
          <table:table-cell table:formula="of:=([.C72]-[.C$27])*2" office:value-type="float" office:value="-5.494" calcext:value-type="float">
            <text:p>-5,494</text:p>
          </table:table-cell>
          <table:table-cell table:formula="of:=([.D72]-[.D$27])*2" office:value-type="float" office:value="-4.644" calcext:value-type="float">
            <text:p>-4,644</text:p>
          </table:table-cell>
          <table:table-cell table:number-columns-repeated="2"/>
          <table:table-cell table:formula="of:=[.G72]/[.G71]" office:value-type="float" office:value="1" calcext:value-type="float">
            <text:p>1,00</text:p>
          </table:table-cell>
          <table:table-cell table:formula="of:=[.H72]/[.H71]" office:value-type="float" office:value="1" calcext:value-type="float">
            <text:p>1,00</text:p>
          </table:table-cell>
          <table:table-cell table:formula="of:=[.I72]/[.I71]" office:value-type="float" office:value="1" calcext:value-type="float">
            <text:p>1,00</text:p>
          </table:table-cell>
          <table:table-cell table:style-name="ce2"/>
          <table:table-cell table:number-columns-repeated="1009"/>
        </table:table-row>
        <table:table-row table:style-name="ro1">
          <table:table-cell table:formula="of:=[.A72]+1" office:value-type="float" office:value="18" calcext:value-type="float">
            <text:p>18</text:p>
          </table:table-cell>
          <table:table-cell table:number-columns-repeated="5"/>
          <table:table-cell table:formula="of:=([.B73]-[.B$27])*2" office:value-type="float" office:value="-6.078" calcext:value-type="float">
            <text:p>-6,078</text:p>
          </table:table-cell>
          <table:table-cell table:formula="of:=([.C73]-[.C$27])*2" office:value-type="float" office:value="-5.494" calcext:value-type="float">
            <text:p>-5,494</text:p>
          </table:table-cell>
          <table:table-cell table:formula="of:=([.D73]-[.D$27])*2" office:value-type="float" office:value="-4.644" calcext:value-type="float">
            <text:p>-4,644</text:p>
          </table:table-cell>
          <table:table-cell table:number-columns-repeated="2"/>
          <table:table-cell table:formula="of:=[.G73]/[.G72]" office:value-type="float" office:value="1" calcext:value-type="float">
            <text:p>1,00</text:p>
          </table:table-cell>
          <table:table-cell table:formula="of:=[.H73]/[.H72]" office:value-type="float" office:value="1" calcext:value-type="float">
            <text:p>1,00</text:p>
          </table:table-cell>
          <table:table-cell table:formula="of:=[.I73]/[.I72]" office:value-type="float" office:value="1" calcext:value-type="float">
            <text:p>1,00</text:p>
          </table:table-cell>
          <table:table-cell table:style-name="ce2"/>
          <table:table-cell table:number-columns-repeated="1009"/>
        </table:table-row>
        <table:table-row table:style-name="ro1">
          <table:table-cell table:formula="of:=[.A73]+1" office:value-type="float" office:value="19" calcext:value-type="float">
            <text:p>19</text:p>
          </table:table-cell>
          <table:table-cell table:number-columns-repeated="5"/>
          <table:table-cell table:formula="of:=([.B74]-[.B$27])*2" office:value-type="float" office:value="-6.078" calcext:value-type="float">
            <text:p>-6,078</text:p>
          </table:table-cell>
          <table:table-cell table:formula="of:=([.C74]-[.C$27])*2" office:value-type="float" office:value="-5.494" calcext:value-type="float">
            <text:p>-5,494</text:p>
          </table:table-cell>
          <table:table-cell table:formula="of:=([.D74]-[.D$27])*2" office:value-type="float" office:value="-4.644" calcext:value-type="float">
            <text:p>-4,644</text:p>
          </table:table-cell>
          <table:table-cell table:number-columns-repeated="2"/>
          <table:table-cell table:formula="of:=[.G74]/[.G73]" office:value-type="float" office:value="1" calcext:value-type="float">
            <text:p>1,00</text:p>
          </table:table-cell>
          <table:table-cell table:formula="of:=[.H74]/[.H73]" office:value-type="float" office:value="1" calcext:value-type="float">
            <text:p>1,00</text:p>
          </table:table-cell>
          <table:table-cell table:formula="of:=[.I74]/[.I73]" office:value-type="float" office:value="1" calcext:value-type="float">
            <text:p>1,00</text:p>
          </table:table-cell>
          <table:table-cell table:style-name="ce2"/>
          <table:table-cell table:number-columns-repeated="1009"/>
        </table:table-row>
        <table:table-row table:style-name="ro1">
          <table:table-cell table:formula="of:=[.A74]+1" office:value-type="float" office:value="20" calcext:value-type="float">
            <text:p>20</text:p>
          </table:table-cell>
          <table:table-cell table:number-columns-repeated="5"/>
          <table:table-cell table:formula="of:=([.B75]-[.B$27])*2" office:value-type="float" office:value="-6.078" calcext:value-type="float">
            <text:p>-6,078</text:p>
          </table:table-cell>
          <table:table-cell table:formula="of:=([.C75]-[.C$27])*2" office:value-type="float" office:value="-5.494" calcext:value-type="float">
            <text:p>-5,494</text:p>
          </table:table-cell>
          <table:table-cell table:formula="of:=([.D75]-[.D$27])*2" office:value-type="float" office:value="-4.644" calcext:value-type="float">
            <text:p>-4,644</text:p>
          </table:table-cell>
          <table:table-cell table:number-columns-repeated="2"/>
          <table:table-cell table:formula="of:=[.G75]/[.G74]" office:value-type="float" office:value="1" calcext:value-type="float">
            <text:p>1,00</text:p>
          </table:table-cell>
          <table:table-cell table:formula="of:=[.H75]/[.H74]" office:value-type="float" office:value="1" calcext:value-type="float">
            <text:p>1,00</text:p>
          </table:table-cell>
          <table:table-cell table:formula="of:=[.I75]/[.I74]" office:value-type="float" office:value="1" calcext:value-type="float">
            <text:p>1,00</text:p>
          </table:table-cell>
          <table:table-cell table:style-name="ce2"/>
          <table:table-cell table:number-columns-repeated="1009"/>
        </table:table-row>
        <table:table-row table:style-name="ro1">
          <table:table-cell table:formula="of:=[.A75]+1" office:value-type="float" office:value="21" calcext:value-type="float">
            <text:p>21</text:p>
          </table:table-cell>
          <table:table-cell table:number-columns-repeated="5"/>
          <table:table-cell table:formula="of:=([.B76]-[.B$27])*2" office:value-type="float" office:value="-6.078" calcext:value-type="float">
            <text:p>-6,078</text:p>
          </table:table-cell>
          <table:table-cell table:formula="of:=([.C76]-[.C$27])*2" office:value-type="float" office:value="-5.494" calcext:value-type="float">
            <text:p>-5,494</text:p>
          </table:table-cell>
          <table:table-cell table:formula="of:=([.D76]-[.D$27])*2" office:value-type="float" office:value="-4.644" calcext:value-type="float">
            <text:p>-4,644</text:p>
          </table:table-cell>
          <table:table-cell table:number-columns-repeated="2"/>
          <table:table-cell table:formula="of:=[.G76]/[.G75]" office:value-type="float" office:value="1" calcext:value-type="float">
            <text:p>1,00</text:p>
          </table:table-cell>
          <table:table-cell table:formula="of:=[.H76]/[.H75]" office:value-type="float" office:value="1" calcext:value-type="float">
            <text:p>1,00</text:p>
          </table:table-cell>
          <table:table-cell table:formula="of:=[.I76]/[.I75]" office:value-type="float" office:value="1" calcext:value-type="float">
            <text:p>1,00</text:p>
          </table:table-cell>
          <table:table-cell table:style-name="ce2"/>
          <table:table-cell table:number-columns-repeated="1009"/>
        </table:table-row>
        <table:table-row table:style-name="ro1">
          <table:table-cell table:formula="of:=[.A76]+1" office:value-type="float" office:value="22" calcext:value-type="float">
            <text:p>22</text:p>
          </table:table-cell>
          <table:table-cell office:value-type="float" office:value="3.307" calcext:value-type="float">
            <text:p>3,307</text:p>
          </table:table-cell>
          <table:table-cell office:value-type="float" office:value="2.982" calcext:value-type="float">
            <text:p>2,982</text:p>
          </table:table-cell>
          <table:table-cell office:value-type="float" office:value="2.52" calcext:value-type="float">
            <text:p>2,520</text:p>
          </table:table-cell>
          <table:table-cell table:number-columns-repeated="2"/>
          <table:table-cell table:formula="of:=([.B77]-[.B$27])*2" office:value-type="float" office:value="0.536" calcext:value-type="float">
            <text:p>0,536</text:p>
          </table:table-cell>
          <table:table-cell table:formula="of:=([.C77]-[.C$27])*2" office:value-type="float" office:value="0.470000000000001" calcext:value-type="float">
            <text:p>0,470</text:p>
          </table:table-cell>
          <table:table-cell table:formula="of:=([.D77]-[.D$27])*2" office:value-type="float" office:value="0.396" calcext:value-type="float">
            <text:p>0,396</text:p>
          </table:table-cell>
          <table:table-cell table:number-columns-repeated="2"/>
          <table:table-cell table:formula="of:=[.G77]/[.G76]" office:value-type="float" office:value="-0.0881869035867061" calcext:value-type="float">
            <text:p>-0,09</text:p>
          </table:table-cell>
          <table:table-cell table:formula="of:=[.H77]/[.H76]" office:value-type="float" office:value="-0.0855478704040773" calcext:value-type="float">
            <text:p>-0,09</text:p>
          </table:table-cell>
          <table:table-cell table:formula="of:=[.I77]/[.I76]" office:value-type="float" office:value="-0.0852713178294573" calcext:value-type="float">
            <text:p>-0,09</text:p>
          </table:table-cell>
          <table:table-cell table:style-name="ce2"/>
          <table:table-cell table:number-columns-repeated="1009"/>
        </table:table-row>
        <table:table-row table:style-name="ro1">
          <table:table-cell table:formula="of:=[.A77]+1" office:value-type="float" office:value="23" calcext:value-type="float">
            <text:p>23</text:p>
          </table:table-cell>
          <table:table-cell office:value-type="float" office:value="3.314" calcext:value-type="float">
            <text:p>3,314</text:p>
          </table:table-cell>
          <table:table-cell office:value-type="float" office:value="2.993" calcext:value-type="float">
            <text:p>2,993</text:p>
          </table:table-cell>
          <table:table-cell office:value-type="float" office:value="2.539" calcext:value-type="float">
            <text:p>2,539</text:p>
          </table:table-cell>
          <table:table-cell table:number-columns-repeated="2"/>
          <table:table-cell table:formula="of:=([.B78]-[.B$27])*2" office:value-type="float" office:value="0.55" calcext:value-type="float">
            <text:p>0,550</text:p>
          </table:table-cell>
          <table:table-cell table:formula="of:=([.C78]-[.C$27])*2" office:value-type="float" office:value="0.492" calcext:value-type="float">
            <text:p>0,492</text:p>
          </table:table-cell>
          <table:table-cell table:formula="of:=([.D78]-[.D$27])*2" office:value-type="float" office:value="0.434" calcext:value-type="float">
            <text:p>0,434</text:p>
          </table:table-cell>
          <table:table-cell table:number-columns-repeated="2"/>
          <table:table-cell table:formula="of:=[.G78]/[.G77]" office:value-type="float" office:value="1.02611940298508" calcext:value-type="float">
            <text:p>1,03</text:p>
          </table:table-cell>
          <table:table-cell table:formula="of:=[.H78]/[.H77]" office:value-type="float" office:value="1.0468085106383" calcext:value-type="float">
            <text:p>1,05</text:p>
          </table:table-cell>
          <table:table-cell table:formula="of:=[.I78]/[.I77]" office:value-type="float" office:value="1.0959595959596" calcext:value-type="float">
            <text:p>1,10</text:p>
          </table:table-cell>
          <table:table-cell table:style-name="ce2"/>
          <table:table-cell table:number-columns-repeated="1009"/>
        </table:table-row>
        <table:table-row table:style-name="ro1">
          <table:table-cell table:formula="of:=[.A78]+1" office:value-type="float" office:value="24" calcext:value-type="float">
            <text:p>24</text:p>
          </table:table-cell>
          <table:table-cell office:value-type="float" office:value="3.334" calcext:value-type="float">
            <text:p>3,334</text:p>
          </table:table-cell>
          <table:table-cell office:value-type="float" office:value="3.036" calcext:value-type="float">
            <text:p>3,036</text:p>
          </table:table-cell>
          <table:table-cell office:value-type="float" office:value="2.577" calcext:value-type="float">
            <text:p>2,577</text:p>
          </table:table-cell>
          <table:table-cell table:number-columns-repeated="2"/>
          <table:table-cell table:formula="of:=([.B79]-[.B$27])*2" office:value-type="float" office:value="0.59" calcext:value-type="float">
            <text:p>0,590</text:p>
          </table:table-cell>
          <table:table-cell table:formula="of:=([.C79]-[.C$27])*2" office:value-type="float" office:value="0.578" calcext:value-type="float">
            <text:p>0,578</text:p>
          </table:table-cell>
          <table:table-cell table:formula="of:=([.D79]-[.D$27])*2" office:value-type="float" office:value="0.51" calcext:value-type="float">
            <text:p>0,510</text:p>
          </table:table-cell>
          <table:table-cell table:number-columns-repeated="2"/>
          <table:table-cell table:formula="of:=[.G79]/[.G78]" office:value-type="float" office:value="1.07272727272727" calcext:value-type="float">
            <text:p>1,07</text:p>
          </table:table-cell>
          <table:table-cell table:formula="of:=[.H79]/[.H78]" office:value-type="float" office:value="1.17479674796748" calcext:value-type="float">
            <text:p>1,17</text:p>
          </table:table-cell>
          <table:table-cell table:formula="of:=[.I79]/[.I78]" office:value-type="float" office:value="1.17511520737327" calcext:value-type="float">
            <text:p>1,18</text:p>
          </table:table-cell>
          <table:table-cell table:style-name="ce2"/>
          <table:table-cell table:number-columns-repeated="1009"/>
        </table:table-row>
        <table:table-row table:style-name="ro1">
          <table:table-cell table:formula="of:=[.A79]+1" office:value-type="float" office:value="25" calcext:value-type="float">
            <text:p>25</text:p>
          </table:table-cell>
          <table:table-cell office:value-type="float" office:value="3.41" calcext:value-type="float">
            <text:p>3,410</text:p>
          </table:table-cell>
          <table:table-cell office:value-type="float" office:value="3.088" calcext:value-type="float">
            <text:p>3,088</text:p>
          </table:table-cell>
          <table:table-cell office:value-type="float" office:value="2.621" calcext:value-type="float">
            <text:p>2,621</text:p>
          </table:table-cell>
          <table:table-cell table:number-columns-repeated="2"/>
          <table:table-cell table:formula="of:=([.B80]-[.B$27])*2" office:value-type="float" office:value="0.742" calcext:value-type="float">
            <text:p>0,742</text:p>
          </table:table-cell>
          <table:table-cell table:formula="of:=([.C80]-[.C$27])*2" office:value-type="float" office:value="0.682" calcext:value-type="float">
            <text:p>0,682</text:p>
          </table:table-cell>
          <table:table-cell table:formula="of:=([.D80]-[.D$27])*2" office:value-type="float" office:value="0.598" calcext:value-type="float">
            <text:p>0,598</text:p>
          </table:table-cell>
          <table:table-cell table:number-columns-repeated="2"/>
          <table:table-cell table:formula="of:=[.G80]/[.G79]" office:value-type="float" office:value="1.25762711864407" calcext:value-type="float">
            <text:p>1,26</text:p>
          </table:table-cell>
          <table:table-cell table:formula="of:=[.H80]/[.H79]" office:value-type="float" office:value="1.17993079584775" calcext:value-type="float">
            <text:p>1,18</text:p>
          </table:table-cell>
          <table:table-cell table:formula="of:=[.I80]/[.I79]" office:value-type="float" office:value="1.17254901960784" calcext:value-type="float">
            <text:p>1,17</text:p>
          </table:table-cell>
          <table:table-cell table:style-name="ce2"/>
          <table:table-cell table:number-columns-repeated="1009"/>
        </table:table-row>
        <table:table-row table:style-name="ro1">
          <table:table-cell table:formula="of:=[.A80]+1" office:value-type="float" office:value="26" calcext:value-type="float">
            <text:p>26</text:p>
          </table:table-cell>
          <table:table-cell office:value-type="float" office:value="3.572" calcext:value-type="float">
            <text:p>3,572</text:p>
          </table:table-cell>
          <table:table-cell office:value-type="float" office:value="3.228" calcext:value-type="float">
            <text:p>3,228</text:p>
          </table:table-cell>
          <table:table-cell office:value-type="float" office:value="2.702" calcext:value-type="float">
            <text:p>2,702</text:p>
          </table:table-cell>
          <table:table-cell table:number-columns-repeated="2"/>
          <table:table-cell table:formula="of:=([.B81]-[.B$27])*2" office:value-type="float" office:value="1.066" calcext:value-type="float">
            <text:p>1,066</text:p>
          </table:table-cell>
          <table:table-cell table:formula="of:=([.C81]-[.C$27])*2" office:value-type="float" office:value="0.962000000000001" calcext:value-type="float">
            <text:p>0,962</text:p>
          </table:table-cell>
          <table:table-cell table:formula="of:=([.D81]-[.D$27])*2" office:value-type="float" office:value="0.76" calcext:value-type="float">
            <text:p>0,760</text:p>
          </table:table-cell>
          <table:table-cell table:number-columns-repeated="2"/>
          <table:table-cell table:formula="of:=[.G81]/[.G80]" office:value-type="float" office:value="1.4366576819407" calcext:value-type="float">
            <text:p>1,44</text:p>
          </table:table-cell>
          <table:table-cell table:formula="of:=[.H81]/[.H80]" office:value-type="float" office:value="1.41055718475073" calcext:value-type="float">
            <text:p>1,41</text:p>
          </table:table-cell>
          <table:table-cell table:formula="of:=[.I81]/[.I80]" office:value-type="float" office:value="1.27090301003344" calcext:value-type="float">
            <text:p>1,27</text:p>
          </table:table-cell>
          <table:table-cell table:style-name="ce2"/>
          <table:table-cell table:number-columns-repeated="1009"/>
        </table:table-row>
        <table:table-row table:style-name="ro1">
          <table:table-cell table:formula="of:=[.A81]+1" office:value-type="float" office:value="27" calcext:value-type="float">
            <text:p>27</text:p>
          </table:table-cell>
          <table:table-cell office:value-type="float" office:value="3.757" calcext:value-type="float">
            <text:p>3,757</text:p>
          </table:table-cell>
          <table:table-cell office:value-type="float" office:value="3.4" calcext:value-type="float">
            <text:p>3,400</text:p>
          </table:table-cell>
          <table:table-cell office:value-type="float" office:value="2.818" calcext:value-type="float">
            <text:p>2,818</text:p>
          </table:table-cell>
          <table:table-cell table:number-columns-repeated="2"/>
          <table:table-cell table:formula="of:=([.B82]-[.B$27])*2" office:value-type="float" office:value="1.436" calcext:value-type="float">
            <text:p>1,436</text:p>
          </table:table-cell>
          <table:table-cell table:formula="of:=([.C82]-[.C$27])*2" office:value-type="float" office:value="1.306" calcext:value-type="float">
            <text:p>1,306</text:p>
          </table:table-cell>
          <table:table-cell table:formula="of:=([.D82]-[.D$27])*2" office:value-type="float" office:value="0.992" calcext:value-type="float">
            <text:p>0,992</text:p>
          </table:table-cell>
          <table:table-cell table:number-columns-repeated="2"/>
          <table:table-cell table:formula="of:=[.G82]/[.G81]" office:value-type="float" office:value="1.34709193245779" calcext:value-type="float">
            <text:p>1,35</text:p>
          </table:table-cell>
          <table:table-cell table:formula="of:=[.H82]/[.H81]" office:value-type="float" office:value="1.35758835758836" calcext:value-type="float">
            <text:p>1,36</text:p>
          </table:table-cell>
          <table:table-cell table:formula="of:=[.I82]/[.I81]" office:value-type="float" office:value="1.30526315789474" calcext:value-type="float">
            <text:p>1,31</text:p>
          </table:table-cell>
          <table:table-cell table:style-name="ce2"/>
          <table:table-cell table:number-columns-repeated="1009"/>
        </table:table-row>
        <table:table-row table:style-name="ro1"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9" office:value-type="string" calcext:value-type="string" table:number-columns-spanned="14" table:number-rows-spanned="1">
            <text:p>CHIP 2, CHB fixed at output 13</text:p>
          </table:table-cell>
          <table:covered-table-cell table:number-columns-repeated="13" table:style-name="ce21"/>
          <table:table-cell table:number-columns-repeated="1010"/>
        </table:table-row>
        <table:table-row table:style-name="ro1">
          <table:table-cell/>
          <table:table-cell table:style-name="Default" table:number-columns-repeated="5"/>
          <table:table-cell table:style-name="ce28" office:value-type="string" calcext:value-type="string" table:number-columns-spanned="3" table:number-rows-spanned="1">
            <text:p>amplitude</text:p>
          </table:table-cell>
          <table:covered-table-cell table:number-columns-repeated="2" table:style-name="ce23"/>
          <table:table-cell table:style-name="Default"/>
          <table:table-cell/>
          <table:table-cell table:style-name="ce28" office:value-type="string" calcext:value-type="string" table:number-columns-spanned="3" table:number-rows-spanned="1">
            <text:p>step (geom)</text:p>
          </table:table-cell>
          <table:covered-table-cell table:number-columns-repeated="2" table:style-name="ce23"/>
          <table:table-cell table:number-columns-repeated="1010"/>
        </table:table-row>
        <table:table-row table:style-name="ro1">
          <table:table-cell table:style-name="ce20" office:value-type="string" calcext:value-type="string">
            <text:p>A (2 ch)</text:p>
          </table:table-cell>
          <table:table-cell table:style-name="ce20" office:value-type="string" calcext:value-type="string">
            <text:p>open</text:p>
          </table:table-cell>
          <table:table-cell table:style-name="ce20" office:value-type="string" calcext:value-type="string">
            <text:p>10k</text:p>
          </table:table-cell>
          <table:table-cell table:style-name="ce20" office:value-type="string" calcext:value-type="string">
            <text:p>1k</text:p>
          </table:table-cell>
          <table:table-cell table:style-name="ce20" table:number-columns-repeated="2"/>
          <table:table-cell table:style-name="ce20" table:formula="of:=[.B86]" office:value-type="string" office:string-value="open" calcext:value-type="string">
            <text:p>open</text:p>
          </table:table-cell>
          <table:table-cell table:style-name="ce20" table:formula="of:=[.C86]" office:value-type="string" office:string-value="10k" calcext:value-type="string">
            <text:p>10k</text:p>
          </table:table-cell>
          <table:table-cell table:style-name="ce20" table:formula="of:=[.D86]" office:value-type="string" office:string-value="1k" calcext:value-type="string">
            <text:p>1k</text:p>
          </table:table-cell>
          <table:table-cell table:style-name="ce20"/>
          <table:table-cell/>
          <table:table-cell table:style-name="ce20" table:formula="of:=[.G86]" office:value-type="string" office:string-value="open" calcext:value-type="string">
            <text:p>open</text:p>
          </table:table-cell>
          <table:table-cell table:style-name="ce20" table:formula="of:=[.H86]" office:value-type="string" office:string-value="10k" calcext:value-type="string">
            <text:p>10k</text:p>
          </table:table-cell>
          <table:table-cell table:style-name="ce20" table:formula="of:=[.I86]" office:value-type="string" office:string-value="1k" calcext:value-type="string">
            <text:p>1k</text:p>
          </table:table-cell>
          <table:table-cell table:number-columns-repeated="1010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  <table:table-cell table:formula="of:=([.B87]-[.B$27])*2" office:value-type="float" office:value="-6.078" calcext:value-type="float">
            <text:p>-6,078</text:p>
          </table:table-cell>
          <table:table-cell table:formula="of:=([.C87]-[.C$27])*2" office:value-type="float" office:value="-5.494" calcext:value-type="float">
            <text:p>-5,494</text:p>
          </table:table-cell>
          <table:table-cell table:formula="of:=([.D87]-[.D$27])*2" office:value-type="float" office:value="-4.644" calcext:value-type="float">
            <text:p>-4,644</text:p>
          </table:table-cell>
          <table:table-cell table:number-columns-repeated="1015"/>
        </table:table-row>
        <table:table-row table:style-name="ro1">
          <table:table-cell table:formula="of:=[.A87]+1" office:value-type="float" office:value="14" calcext:value-type="float">
            <text:p>14</text:p>
          </table:table-cell>
          <table:table-cell table:number-columns-repeated="5"/>
          <table:table-cell table:formula="of:=([.B88]-[.B$27])*2" office:value-type="float" office:value="-6.078" calcext:value-type="float">
            <text:p>-6,078</text:p>
          </table:table-cell>
          <table:table-cell table:formula="of:=([.C88]-[.C$27])*2" office:value-type="float" office:value="-5.494" calcext:value-type="float">
            <text:p>-5,494</text:p>
          </table:table-cell>
          <table:table-cell table:formula="of:=([.D88]-[.D$27])*2" office:value-type="float" office:value="-4.644" calcext:value-type="float">
            <text:p>-4,644</text:p>
          </table:table-cell>
          <table:table-cell table:number-columns-repeated="1015"/>
        </table:table-row>
        <table:table-row table:style-name="ro1">
          <table:table-cell table:formula="of:=[.A88]+1" office:value-type="float" office:value="15" calcext:value-type="float">
            <text:p>15</text:p>
          </table:table-cell>
          <table:table-cell table:number-columns-repeated="5"/>
          <table:table-cell table:formula="of:=([.B89]-[.B$27])*2" office:value-type="float" office:value="-6.078" calcext:value-type="float">
            <text:p>-6,078</text:p>
          </table:table-cell>
          <table:table-cell table:formula="of:=([.C89]-[.C$27])*2" office:value-type="float" office:value="-5.494" calcext:value-type="float">
            <text:p>-5,494</text:p>
          </table:table-cell>
          <table:table-cell table:formula="of:=([.D89]-[.D$27])*2" office:value-type="float" office:value="-4.644" calcext:value-type="float">
            <text:p>-4,644</text:p>
          </table:table-cell>
          <table:table-cell table:number-columns-repeated="2"/>
          <table:table-cell table:formula="of:=[.G89]/[.G88]" office:value-type="float" office:value="1" calcext:value-type="float">
            <text:p>1,00</text:p>
          </table:table-cell>
          <table:table-cell table:formula="of:=[.H89]/[.H88]" office:value-type="float" office:value="1" calcext:value-type="float">
            <text:p>1,00</text:p>
          </table:table-cell>
          <table:table-cell table:formula="of:=[.I89]/[.I88]" office:value-type="float" office:value="1" calcext:value-type="float">
            <text:p>1,00</text:p>
          </table:table-cell>
          <table:table-cell table:number-columns-repeated="1010"/>
        </table:table-row>
        <table:table-row table:style-name="ro1">
          <table:table-cell table:formula="of:=[.A89]+1" office:value-type="float" office:value="16" calcext:value-type="float">
            <text:p>16</text:p>
          </table:table-cell>
          <table:table-cell table:number-columns-repeated="5"/>
          <table:table-cell table:formula="of:=([.B90]-[.B$27])*2" office:value-type="float" office:value="-6.078" calcext:value-type="float">
            <text:p>-6,078</text:p>
          </table:table-cell>
          <table:table-cell table:formula="of:=([.C90]-[.C$27])*2" office:value-type="float" office:value="-5.494" calcext:value-type="float">
            <text:p>-5,494</text:p>
          </table:table-cell>
          <table:table-cell table:formula="of:=([.D90]-[.D$27])*2" office:value-type="float" office:value="-4.644" calcext:value-type="float">
            <text:p>-4,644</text:p>
          </table:table-cell>
          <table:table-cell table:number-columns-repeated="2"/>
          <table:table-cell table:formula="of:=[.G90]/[.G89]" office:value-type="float" office:value="1" calcext:value-type="float">
            <text:p>1,00</text:p>
          </table:table-cell>
          <table:table-cell table:formula="of:=[.H90]/[.H89]" office:value-type="float" office:value="1" calcext:value-type="float">
            <text:p>1,00</text:p>
          </table:table-cell>
          <table:table-cell table:formula="of:=[.I90]/[.I89]" office:value-type="float" office:value="1" calcext:value-type="float">
            <text:p>1,00</text:p>
          </table:table-cell>
          <table:table-cell table:number-columns-repeated="1010"/>
        </table:table-row>
        <table:table-row table:style-name="ro1">
          <table:table-cell table:formula="of:=[.A90]+1" office:value-type="float" office:value="17" calcext:value-type="float">
            <text:p>17</text:p>
          </table:table-cell>
          <table:table-cell table:number-columns-repeated="5"/>
          <table:table-cell table:formula="of:=([.B91]-[.B$27])*2" office:value-type="float" office:value="-6.078" calcext:value-type="float">
            <text:p>-6,078</text:p>
          </table:table-cell>
          <table:table-cell table:formula="of:=([.C91]-[.C$27])*2" office:value-type="float" office:value="-5.494" calcext:value-type="float">
            <text:p>-5,494</text:p>
          </table:table-cell>
          <table:table-cell table:formula="of:=([.D91]-[.D$27])*2" office:value-type="float" office:value="-4.644" calcext:value-type="float">
            <text:p>-4,644</text:p>
          </table:table-cell>
          <table:table-cell table:number-columns-repeated="2"/>
          <table:table-cell table:formula="of:=[.G91]/[.G90]" office:value-type="float" office:value="1" calcext:value-type="float">
            <text:p>1,00</text:p>
          </table:table-cell>
          <table:table-cell table:formula="of:=[.H91]/[.H90]" office:value-type="float" office:value="1" calcext:value-type="float">
            <text:p>1,00</text:p>
          </table:table-cell>
          <table:table-cell table:formula="of:=[.I91]/[.I90]" office:value-type="float" office:value="1" calcext:value-type="float">
            <text:p>1,00</text:p>
          </table:table-cell>
          <table:table-cell table:number-columns-repeated="1010"/>
        </table:table-row>
        <table:table-row table:style-name="ro1">
          <table:table-cell table:formula="of:=[.A91]+1" office:value-type="float" office:value="18" calcext:value-type="float">
            <text:p>18</text:p>
          </table:table-cell>
          <table:table-cell table:number-columns-repeated="5"/>
          <table:table-cell table:formula="of:=([.B92]-[.B$27])*2" office:value-type="float" office:value="-6.078" calcext:value-type="float">
            <text:p>-6,078</text:p>
          </table:table-cell>
          <table:table-cell table:formula="of:=([.C92]-[.C$27])*2" office:value-type="float" office:value="-5.494" calcext:value-type="float">
            <text:p>-5,494</text:p>
          </table:table-cell>
          <table:table-cell table:formula="of:=([.D92]-[.D$27])*2" office:value-type="float" office:value="-4.644" calcext:value-type="float">
            <text:p>-4,644</text:p>
          </table:table-cell>
          <table:table-cell table:number-columns-repeated="2"/>
          <table:table-cell table:formula="of:=[.G92]/[.G91]" office:value-type="float" office:value="1" calcext:value-type="float">
            <text:p>1,00</text:p>
          </table:table-cell>
          <table:table-cell table:formula="of:=[.H92]/[.H91]" office:value-type="float" office:value="1" calcext:value-type="float">
            <text:p>1,00</text:p>
          </table:table-cell>
          <table:table-cell table:formula="of:=[.I92]/[.I91]" office:value-type="float" office:value="1" calcext:value-type="float">
            <text:p>1,00</text:p>
          </table:table-cell>
          <table:table-cell table:number-columns-repeated="1010"/>
        </table:table-row>
        <table:table-row table:style-name="ro1">
          <table:table-cell table:formula="of:=[.A92]+1" office:value-type="float" office:value="19" calcext:value-type="float">
            <text:p>19</text:p>
          </table:table-cell>
          <table:table-cell table:number-columns-repeated="5"/>
          <table:table-cell table:formula="of:=([.B93]-[.B$27])*2" office:value-type="float" office:value="-6.078" calcext:value-type="float">
            <text:p>-6,078</text:p>
          </table:table-cell>
          <table:table-cell table:formula="of:=([.C93]-[.C$27])*2" office:value-type="float" office:value="-5.494" calcext:value-type="float">
            <text:p>-5,494</text:p>
          </table:table-cell>
          <table:table-cell table:formula="of:=([.D93]-[.D$27])*2" office:value-type="float" office:value="-4.644" calcext:value-type="float">
            <text:p>-4,644</text:p>
          </table:table-cell>
          <table:table-cell table:number-columns-repeated="2"/>
          <table:table-cell table:formula="of:=[.G93]/[.G92]" office:value-type="float" office:value="1" calcext:value-type="float">
            <text:p>1,00</text:p>
          </table:table-cell>
          <table:table-cell table:formula="of:=[.H93]/[.H92]" office:value-type="float" office:value="1" calcext:value-type="float">
            <text:p>1,00</text:p>
          </table:table-cell>
          <table:table-cell table:formula="of:=[.I93]/[.I92]" office:value-type="float" office:value="1" calcext:value-type="float">
            <text:p>1,00</text:p>
          </table:table-cell>
          <table:table-cell table:number-columns-repeated="1010"/>
        </table:table-row>
        <table:table-row table:style-name="ro1">
          <table:table-cell table:formula="of:=[.A93]+1" office:value-type="float" office:value="20" calcext:value-type="float">
            <text:p>20</text:p>
          </table:table-cell>
          <table:table-cell table:number-columns-repeated="5"/>
          <table:table-cell table:formula="of:=([.B94]-[.B$27])*2" office:value-type="float" office:value="-6.078" calcext:value-type="float">
            <text:p>-6,078</text:p>
          </table:table-cell>
          <table:table-cell table:formula="of:=([.C94]-[.C$27])*2" office:value-type="float" office:value="-5.494" calcext:value-type="float">
            <text:p>-5,494</text:p>
          </table:table-cell>
          <table:table-cell table:formula="of:=([.D94]-[.D$27])*2" office:value-type="float" office:value="-4.644" calcext:value-type="float">
            <text:p>-4,644</text:p>
          </table:table-cell>
          <table:table-cell table:number-columns-repeated="2"/>
          <table:table-cell table:formula="of:=[.G94]/[.G93]" office:value-type="float" office:value="1" calcext:value-type="float">
            <text:p>1,00</text:p>
          </table:table-cell>
          <table:table-cell table:formula="of:=[.H94]/[.H93]" office:value-type="float" office:value="1" calcext:value-type="float">
            <text:p>1,00</text:p>
          </table:table-cell>
          <table:table-cell table:formula="of:=[.I94]/[.I93]" office:value-type="float" office:value="1" calcext:value-type="float">
            <text:p>1,00</text:p>
          </table:table-cell>
          <table:table-cell table:number-columns-repeated="1010"/>
        </table:table-row>
        <table:table-row table:style-name="ro1">
          <table:table-cell table:formula="of:=[.A94]+1" office:value-type="float" office:value="21" calcext:value-type="float">
            <text:p>21</text:p>
          </table:table-cell>
          <table:table-cell table:number-columns-repeated="5"/>
          <table:table-cell table:formula="of:=([.B95]-[.B$27])*2" office:value-type="float" office:value="-6.078" calcext:value-type="float">
            <text:p>-6,078</text:p>
          </table:table-cell>
          <table:table-cell table:formula="of:=([.C95]-[.C$27])*2" office:value-type="float" office:value="-5.494" calcext:value-type="float">
            <text:p>-5,494</text:p>
          </table:table-cell>
          <table:table-cell table:formula="of:=([.D95]-[.D$27])*2" office:value-type="float" office:value="-4.644" calcext:value-type="float">
            <text:p>-4,644</text:p>
          </table:table-cell>
          <table:table-cell table:number-columns-repeated="2"/>
          <table:table-cell table:formula="of:=[.G95]/[.G94]" office:value-type="float" office:value="1" calcext:value-type="float">
            <text:p>1,00</text:p>
          </table:table-cell>
          <table:table-cell table:formula="of:=[.H95]/[.H94]" office:value-type="float" office:value="1" calcext:value-type="float">
            <text:p>1,00</text:p>
          </table:table-cell>
          <table:table-cell table:formula="of:=[.I95]/[.I94]" office:value-type="float" office:value="1" calcext:value-type="float">
            <text:p>1,00</text:p>
          </table:table-cell>
          <table:table-cell table:number-columns-repeated="1010"/>
        </table:table-row>
        <table:table-row table:style-name="ro1">
          <table:table-cell table:formula="of:=[.A95]+1" office:value-type="float" office:value="22" calcext:value-type="float">
            <text:p>22</text:p>
          </table:table-cell>
          <table:table-cell table:number-columns-repeated="5"/>
          <table:table-cell table:formula="of:=([.B96]-[.B$27])*2" office:value-type="float" office:value="-6.078" calcext:value-type="float">
            <text:p>-6,078</text:p>
          </table:table-cell>
          <table:table-cell table:formula="of:=([.C96]-[.C$27])*2" office:value-type="float" office:value="-5.494" calcext:value-type="float">
            <text:p>-5,494</text:p>
          </table:table-cell>
          <table:table-cell table:formula="of:=([.D96]-[.D$27])*2" office:value-type="float" office:value="-4.644" calcext:value-type="float">
            <text:p>-4,644</text:p>
          </table:table-cell>
          <table:table-cell table:number-columns-repeated="2"/>
          <table:table-cell table:formula="of:=[.G96]/[.G95]" office:value-type="float" office:value="1" calcext:value-type="float">
            <text:p>1,00</text:p>
          </table:table-cell>
          <table:table-cell table:formula="of:=[.H96]/[.H95]" office:value-type="float" office:value="1" calcext:value-type="float">
            <text:p>1,00</text:p>
          </table:table-cell>
          <table:table-cell table:formula="of:=[.I96]/[.I95]" office:value-type="float" office:value="1" calcext:value-type="float">
            <text:p>1,00</text:p>
          </table:table-cell>
          <table:table-cell table:number-columns-repeated="1010"/>
        </table:table-row>
        <table:table-row table:style-name="ro1">
          <table:table-cell table:formula="of:=[.A96]+1" office:value-type="float" office:value="23" calcext:value-type="float">
            <text:p>23</text:p>
          </table:table-cell>
          <table:table-cell table:number-columns-repeated="5"/>
          <table:table-cell table:formula="of:=([.B97]-[.B$27])*2" office:value-type="float" office:value="-6.078" calcext:value-type="float">
            <text:p>-6,078</text:p>
          </table:table-cell>
          <table:table-cell table:formula="of:=([.C97]-[.C$27])*2" office:value-type="float" office:value="-5.494" calcext:value-type="float">
            <text:p>-5,494</text:p>
          </table:table-cell>
          <table:table-cell table:formula="of:=([.D97]-[.D$27])*2" office:value-type="float" office:value="-4.644" calcext:value-type="float">
            <text:p>-4,644</text:p>
          </table:table-cell>
          <table:table-cell table:number-columns-repeated="2"/>
          <table:table-cell table:formula="of:=[.G97]/[.G96]" office:value-type="float" office:value="1" calcext:value-type="float">
            <text:p>1,00</text:p>
          </table:table-cell>
          <table:table-cell table:formula="of:=[.H97]/[.H96]" office:value-type="float" office:value="1" calcext:value-type="float">
            <text:p>1,00</text:p>
          </table:table-cell>
          <table:table-cell table:formula="of:=[.I97]/[.I96]" office:value-type="float" office:value="1" calcext:value-type="float">
            <text:p>1,00</text:p>
          </table:table-cell>
          <table:table-cell table:number-columns-repeated="1010"/>
        </table:table-row>
        <table:table-row table:style-name="ro1">
          <table:table-cell table:formula="of:=[.A97]+1" office:value-type="float" office:value="24" calcext:value-type="float">
            <text:p>24</text:p>
          </table:table-cell>
          <table:table-cell office:value-type="float" office:value="3.412" calcext:value-type="float">
            <text:p>3,412</text:p>
          </table:table-cell>
          <table:table-cell office:value-type="float" office:value="3.071" calcext:value-type="float">
            <text:p>3,071</text:p>
          </table:table-cell>
          <table:table-cell office:value-type="float" office:value="2.589" calcext:value-type="float">
            <text:p>2,589</text:p>
          </table:table-cell>
          <table:table-cell table:number-columns-repeated="2"/>
          <table:table-cell table:formula="of:=([.B98]-[.B$27])*2" office:value-type="float" office:value="0.746" calcext:value-type="float">
            <text:p>0,746</text:p>
          </table:table-cell>
          <table:table-cell table:formula="of:=([.C98]-[.C$27])*2" office:value-type="float" office:value="0.648000000000001" calcext:value-type="float">
            <text:p>0,648</text:p>
          </table:table-cell>
          <table:table-cell table:formula="of:=([.D98]-[.D$27])*2" office:value-type="float" office:value="0.534" calcext:value-type="float">
            <text:p>0,534</text:p>
          </table:table-cell>
          <table:table-cell table:number-columns-repeated="2"/>
          <table:table-cell table:formula="of:=[.G98]/[.G97]" office:value-type="float" office:value="-0.122737742678513" calcext:value-type="float">
            <text:p>-0,12</text:p>
          </table:table-cell>
          <table:table-cell table:formula="of:=[.H98]/[.H97]" office:value-type="float" office:value="-0.117946851110302" calcext:value-type="float">
            <text:p>-0,12</text:p>
          </table:table-cell>
          <table:table-cell table:formula="of:=[.I98]/[.I97]" office:value-type="float" office:value="-0.114987080103359" calcext:value-type="float">
            <text:p>-0,11</text:p>
          </table:table-cell>
          <table:table-cell table:number-columns-repeated="1010"/>
        </table:table-row>
        <table:table-row table:style-name="ro1">
          <table:table-cell table:formula="of:=[.A98]+1" office:value-type="float" office:value="25" calcext:value-type="float">
            <text:p>25</text:p>
          </table:table-cell>
          <table:table-cell office:value-type="float" office:value="3.411" calcext:value-type="float">
            <text:p>3,411</text:p>
          </table:table-cell>
          <table:table-cell office:value-type="float" office:value="3.085" calcext:value-type="float">
            <text:p>3,085</text:p>
          </table:table-cell>
          <table:table-cell office:value-type="float" office:value="2.62" calcext:value-type="float">
            <text:p>2,620</text:p>
          </table:table-cell>
          <table:table-cell table:number-columns-repeated="2"/>
          <table:table-cell table:formula="of:=([.B99]-[.B$27])*2" office:value-type="float" office:value="0.744" calcext:value-type="float">
            <text:p>0,744</text:p>
          </table:table-cell>
          <table:table-cell table:formula="of:=([.C99]-[.C$27])*2" office:value-type="float" office:value="0.676" calcext:value-type="float">
            <text:p>0,676</text:p>
          </table:table-cell>
          <table:table-cell table:formula="of:=([.D99]-[.D$27])*2" office:value-type="float" office:value="0.596" calcext:value-type="float">
            <text:p>0,596</text:p>
          </table:table-cell>
          <table:table-cell table:number-columns-repeated="2"/>
          <table:table-cell table:formula="of:=[.G99]/[.G98]" office:value-type="float" office:value="0.997319034852547" calcext:value-type="float">
            <text:p>1,00</text:p>
          </table:table-cell>
          <table:table-cell table:formula="of:=[.H99]/[.H98]" office:value-type="float" office:value="1.04320987654321" calcext:value-type="float">
            <text:p>1,04</text:p>
          </table:table-cell>
          <table:table-cell table:formula="of:=[.I99]/[.I98]" office:value-type="float" office:value="1.11610486891386" calcext:value-type="float">
            <text:p>1,12</text:p>
          </table:table-cell>
          <table:table-cell table:number-columns-repeated="1010"/>
        </table:table-row>
        <table:table-row table:style-name="ro1">
          <table:table-cell table:formula="of:=[.A99]+1" office:value-type="float" office:value="26" calcext:value-type="float">
            <text:p>26</text:p>
          </table:table-cell>
          <table:table-cell office:value-type="float" office:value="3.436" calcext:value-type="float">
            <text:p>3,436</text:p>
          </table:table-cell>
          <table:table-cell office:value-type="float" office:value="3.122" calcext:value-type="float">
            <text:p>3,122</text:p>
          </table:table-cell>
          <table:table-cell office:value-type="float" office:value="2.66" calcext:value-type="float">
            <text:p>2,660</text:p>
          </table:table-cell>
          <table:table-cell table:number-columns-repeated="2"/>
          <table:table-cell table:formula="of:=([.B100]-[.B$27])*2" office:value-type="float" office:value="0.794" calcext:value-type="float">
            <text:p>0,794</text:p>
          </table:table-cell>
          <table:table-cell table:formula="of:=([.C100]-[.C$27])*2" office:value-type="float" office:value="0.75" calcext:value-type="float">
            <text:p>0,750</text:p>
          </table:table-cell>
          <table:table-cell table:formula="of:=([.D100]-[.D$27])*2" office:value-type="float" office:value="0.676" calcext:value-type="float">
            <text:p>0,676</text:p>
          </table:table-cell>
          <table:table-cell table:number-columns-repeated="2"/>
          <table:table-cell table:formula="of:=[.G100]/[.G99]" office:value-type="float" office:value="1.06720430107527" calcext:value-type="float">
            <text:p>1,07</text:p>
          </table:table-cell>
          <table:table-cell table:formula="of:=[.H100]/[.H99]" office:value-type="float" office:value="1.1094674556213" calcext:value-type="float">
            <text:p>1,11</text:p>
          </table:table-cell>
          <table:table-cell table:formula="of:=[.I100]/[.I99]" office:value-type="float" office:value="1.13422818791946" calcext:value-type="float">
            <text:p>1,13</text:p>
          </table:table-cell>
          <table:table-cell table:number-columns-repeated="1010"/>
        </table:table-row>
        <table:table-row table:style-name="ro1">
          <table:table-cell table:formula="of:=[.A100]+1" office:value-type="float" office:value="27" calcext:value-type="float">
            <text:p>27</text:p>
          </table:table-cell>
          <table:table-cell office:value-type="float" office:value="3.582" calcext:value-type="float">
            <text:p>3,582</text:p>
          </table:table-cell>
          <table:table-cell office:value-type="float" office:value="3.233" calcext:value-type="float">
            <text:p>3,233</text:p>
          </table:table-cell>
          <table:table-cell office:value-type="float" office:value="2.739" calcext:value-type="float">
            <text:p>2,739</text:p>
          </table:table-cell>
          <table:table-cell table:number-columns-repeated="2"/>
          <table:table-cell table:formula="of:=([.B101]-[.B$27])*2" office:value-type="float" office:value="1.086" calcext:value-type="float">
            <text:p>1,086</text:p>
          </table:table-cell>
          <table:table-cell table:formula="of:=([.C101]-[.C$27])*2" office:value-type="float" office:value="0.972" calcext:value-type="float">
            <text:p>0,972</text:p>
          </table:table-cell>
          <table:table-cell table:formula="of:=([.D101]-[.D$27])*2" office:value-type="float" office:value="0.834" calcext:value-type="float">
            <text:p>0,834</text:p>
          </table:table-cell>
          <table:table-cell table:number-columns-repeated="2"/>
          <table:table-cell table:formula="of:=[.G101]/[.G100]" office:value-type="float" office:value="1.36775818639798" calcext:value-type="float">
            <text:p>1,37</text:p>
          </table:table-cell>
          <table:table-cell table:formula="of:=[.H101]/[.H100]" office:value-type="float" office:value="1.296" calcext:value-type="float">
            <text:p>1,30</text:p>
          </table:table-cell>
          <table:table-cell table:formula="of:=[.I101]/[.I100]" office:value-type="float" office:value="1.23372781065089" calcext:value-type="float">
            <text:p>1,23</text:p>
          </table:table-cell>
          <table:table-cell table:number-columns-repeated="1010"/>
        </table:table-row>
        <table:table-row table:style-name="ro1">
          <table:table-cell table:formula="of:=[.A101]+1" office:value-type="float" office:value="28" calcext:value-type="float">
            <text:p>28</text:p>
          </table:table-cell>
          <table:table-cell office:value-type="float" office:value="3.767" calcext:value-type="float">
            <text:p>3,767</text:p>
          </table:table-cell>
          <table:table-cell office:value-type="float" office:value="3.404" calcext:value-type="float">
            <text:p>3,404</text:p>
          </table:table-cell>
          <table:table-cell office:value-type="float" office:value="2.841" calcext:value-type="float">
            <text:p>2,841</text:p>
          </table:table-cell>
          <table:table-cell table:number-columns-repeated="2"/>
          <table:table-cell table:formula="of:=([.B102]-[.B$27])*2" office:value-type="float" office:value="1.456" calcext:value-type="float">
            <text:p>1,456</text:p>
          </table:table-cell>
          <table:table-cell table:formula="of:=([.C102]-[.C$27])*2" office:value-type="float" office:value="1.314" calcext:value-type="float">
            <text:p>1,314</text:p>
          </table:table-cell>
          <table:table-cell table:formula="of:=([.D102]-[.D$27])*2" office:value-type="float" office:value="1.038" calcext:value-type="float">
            <text:p>1,038</text:p>
          </table:table-cell>
          <table:table-cell table:number-columns-repeated="2"/>
          <table:table-cell table:formula="of:=[.G102]/[.G101]" office:value-type="float" office:value="1.34069981583794" calcext:value-type="float">
            <text:p>1,34</text:p>
          </table:table-cell>
          <table:table-cell table:formula="of:=[.H102]/[.H101]" office:value-type="float" office:value="1.35185185185185" calcext:value-type="float">
            <text:p>1,35</text:p>
          </table:table-cell>
          <table:table-cell table:formula="of:=[.I102]/[.I101]" office:value-type="float" office:value="1.24460431654676" calcext:value-type="float">
            <text:p>1,24</text:p>
          </table:table-cell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" number:title="Definido por el usuario">
      <number:number number:decimal-places="3" loext:min-decimal-places="3" number:min-integer-digits="1"/>
    </number:number-style>
    <number:number-style style:name="N105">
      <number:number number:decimal-places="5" loext:min-decimal-places="5" number:min-integer-digits="1"/>
    </number:number-style>
    <number:number-style style:name="N106" number:title="Definido por el usuario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2">00/00/0000</text:date>, <text:time style:data-style-name="N2" text:time-value="21:18:55.83026016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20T18:10:27.204971533</meta:creation-date>
    <dc:date>2024-04-02T07:17:44.573780409</dc:date>
    <meta:editing-duration>P1DT12H39M52S</meta:editing-duration>
    <meta:editing-cycles>11</meta:editing-cycles>
    <meta:generator>LibreOffice/6.4.7.2$Linux_X86_64 LibreOffice_project/40$Build-2</meta:generator>
    <meta:document-statistic meta:table-count="10" meta:cell-count="2150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06" number:title="Definido por el usuario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6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06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49cm" svg:y="0.316cm" chart:style-name="ch2">
          <text:p>YM2203 PSG output swing vs load</text:p>
        </chart:title>
        <chart:legend chart:legend-position="end" svg:x="14.1cm" svg:y="3.952cm" style:legend-expansion="high" chart:style-name="ch3"/>
        <chart:plot-area chart:style-name="ch4" table:cell-range-address="dc.T26:dc.U41" chart:data-source-has-labels="row" svg:x="1.331cm" svg:y="1.275cm" svg:width="12.449cm" svg:height="6.564cm">
          <chartooo:coordinate-region svg:x="2.349cm" svg:y="1.474cm" svg:width="11.244cm" svg:height="6.166cm"/>
          <chart:axis chart:dimension="x" chart:name="primary-x" chart:style-name="ch5">
            <chart:title svg:x="6.267cm" svg:y="8.019cm" chart:style-name="ch6">
              <text:p>amplitude setting</text:p>
            </chart:title>
          </chart:axis>
          <chart:axis chart:dimension="y" chart:name="primary-y" chart:style-name="ch7">
            <chart:title svg:x="0.451cm" svg:y="5.871cm" chart:style-name="ch8">
              <text:p>output swing (dB)</text:p>
            </chart:title>
            <chart:grid chart:style-name="ch9" chart:class="major"/>
          </chart:axis>
          <chart:series chart:style-name="ch10" chart:values-cell-range-address="dc.T27:dc.T41" chart:label-cell-address="dc.T26:dc.T26" chart:class="chart:line">
            <chart:data-point chart:repeated="15"/>
          </chart:series>
          <chart:series chart:style-name="ch11" chart:values-cell-range-address="dc.U27:dc.U41" chart:label-cell-address="dc.U26:dc.U26" chart:class="chart:line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k</text:p>
                <draw:g>
                  <svg:desc>dc.T26:dc.T26</svg:desc>
                </draw:g>
              </table:table-cell>
              <table:table-cell office:value-type="string">
                <text:p>1k</text:p>
                <draw:g>
                  <svg:desc>dc.U26:dc.U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40">
                <text:p>-40</text:p>
                <draw:g>
                  <svg:desc>dc.T27:dc.T41</svg:desc>
                </draw:g>
              </table:table-cell>
              <table:table-cell office:value-type="float" office:value="-40">
                <text:p>-40</text:p>
                <draw:g>
                  <svg:desc>dc.U27:dc.U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4.8945498979339">
                <text:p>-34.8945498979339</text:p>
              </table:table-cell>
              <table:table-cell office:value-type="float" office:value="-34.8945498979339">
                <text:p>-34.89454989793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1.0568393731556">
                <text:p>-31.0568393731556</text:p>
              </table:table-cell>
              <table:table-cell office:value-type="float" office:value="-31.7005330405836">
                <text:p>-31.70053304058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7.535014192042">
                <text:p>-27.535014192042</text:p>
              </table:table-cell>
              <table:table-cell office:value-type="float" office:value="-28.8739499846542">
                <text:p>-28.87394998465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5.036239459876">
                <text:p>-25.036239459876</text:p>
              </table:table-cell>
              <table:table-cell office:value-type="float" office:value="-26.0205999132796">
                <text:p>-26.02059991327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1.9382002601611">
                <text:p>-21.9382002601611</text:p>
              </table:table-cell>
              <table:table-cell office:value-type="float" office:value="-23.0980391997149">
                <text:p>-23.09803919971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9.331524890261">
                <text:p>-19.331524890261</text:p>
              </table:table-cell>
              <table:table-cell office:value-type="float" office:value="-20.7242434530889">
                <text:p>-20.72424345308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6.2495855832707">
                <text:p>-16.2495855832707</text:p>
              </table:table-cell>
              <table:table-cell office:value-type="float" office:value="-17.588521375883">
                <text:p>-17.5885213758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3.7226555926169">
                <text:p>-13.7226555926169</text:p>
              </table:table-cell>
              <table:table-cell office:value-type="float" office:value="-15.089746643717">
                <text:p>-15.0897466437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0.6923429710316">
                <text:p>-10.6923429710316</text:p>
              </table:table-cell>
              <table:table-cell office:value-type="float" office:value="-12.0411998265592">
                <text:p>-12.04119982655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8.17870785947001">
                <text:p>-8.17870785947001</text:p>
              </table:table-cell>
              <table:table-cell office:value-type="float" office:value="-9.52507066376871">
                <text:p>-9.525070663768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5.1298047054314">
                <text:p>-5.1298047054314</text:p>
              </table:table-cell>
              <table:table-cell office:value-type="float" office:value="-6.4844331665183">
                <text:p>-6.48443316651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.63887276353917">
                <text:p>-2.63887276353917</text:p>
              </table:table-cell>
              <table:table-cell office:value-type="float" office:value="-3.95821484236535">
                <text:p>-3.958214842365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23785981398762">
                <text:p>0.423785981398762</text:p>
              </table:table-cell>
              <table:table-cell office:value-type="float" office:value="-0.915149811213502">
                <text:p>-0.9151498112135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91014342819325">
                <text:p>2.91014342819325</text:p>
              </table:table-cell>
              <table:table-cell office:value-type="float" office:value="1.56913636106585">
                <text:p>1.569136361065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